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FreeMono" svg:font-family="Free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013cm" fo:margin-left="0cm" table:align="left"/>
    </style:style>
    <style:style style:name="Table4.A" style:family="table-column">
      <style:table-column-properties style:column-width="1.799cm"/>
    </style:style>
    <style:style style:name="Table4.B" style:family="table-column">
      <style:table-column-properties style:column-width="3.307cm"/>
    </style:style>
    <style:style style:name="Table4.C" style:family="table-column">
      <style:table-column-properties style:column-width="2.884cm"/>
    </style:style>
    <style:style style:name="Table4.D" style:family="table-column">
      <style:table-column-properties style:column-width="4.022cm"/>
    </style:style>
    <style:style style:name="Table4.E" style:family="table-column">
      <style:table-column-properties style:column-width="5.00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656cm"/>
    </style:style>
    <style:style style:name="Table1.B" style:family="table-column">
      <style:table-column-properties style:column-width="1.404cm"/>
    </style:style>
    <style:style style:name="Table1.C" style:family="table-column">
      <style:table-column-properties style:column-width="2.898cm"/>
    </style:style>
    <style:style style:name="Table1.D" style:family="table-column">
      <style:table-column-properties style:column-width="1.931cm"/>
    </style:style>
    <style:style style:name="Table1.E" style:family="table-column">
      <style:table-column-properties style:column-width="8.123cm"/>
    </style:style>
    <style:style style:name="Table1.1" style:family="table-row">
      <style:table-row-properties style:min-row-height="0.6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000000" fo:padding="0.097cm" fo:border="0.05pt solid #000000">
        <style:background-image/>
      </style:table-cell-properties>
    </style:style>
    <style:style style:name="Table7" style:family="table">
      <style:table-properties style:width="17.013cm" fo:margin-left="0cm" table:align="left"/>
    </style:style>
    <style:style style:name="Table7.A" style:family="table-column">
      <style:table-column-properties style:column-width="6.588cm"/>
    </style:style>
    <style:style style:name="Table7.B" style:family="table-column">
      <style:table-column-properties style:column-width="10.42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6.588cm"/>
    </style:style>
    <style:style style:name="Table5.B" style:family="table-column">
      <style:table-column-properties style:column-width="10.42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20" style:family="table-row">
      <style:table-row-properties style:min-row-height="0.736cm"/>
    </style:style>
    <style:style style:name="Table6" style:family="table">
      <style:table-properties style:width="17.013cm" fo:margin-left="0cm" table:align="left"/>
    </style:style>
    <style:style style:name="Table6.A" style:family="table-column">
      <style:table-column-properties style:column-width="6.588cm"/>
    </style:style>
    <style:style style:name="Table6.B" style:family="table-column">
      <style:table-column-properties style:column-width="10.42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6.588cm"/>
    </style:style>
    <style:style style:name="Table11.B" style:family="table-column">
      <style:table-column-properties style:column-width="10.42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6.588cm"/>
    </style:style>
    <style:style style:name="Table15.B" style:family="table-column">
      <style:table-column-properties style:column-width="10.42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6.588cm"/>
    </style:style>
    <style:style style:name="Table8.B" style:family="table-column">
      <style:table-column-properties style:column-width="10.42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6.588cm"/>
    </style:style>
    <style:style style:name="Table9.B" style:family="table-column">
      <style:table-column-properties style:column-width="10.425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588cm"/>
    </style:style>
    <style:style style:name="Table10.B" style:family="table-column">
      <style:table-column-properties style:column-width="10.42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699cm"/>
    </style:style>
    <style:style style:name="Table12.B" style:family="table-column">
      <style:table-column-properties style:column-width="9.313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7.699cm"/>
    </style:style>
    <style:style style:name="Table13.B" style:family="table-column">
      <style:table-column-properties style:column-width="9.313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02cm" fo:margin-left="0.011cm" table:align="left"/>
    </style:style>
    <style:style style:name="Table14.A" style:family="table-column">
      <style:table-column-properties style:column-width="6.588cm"/>
    </style:style>
    <style:style style:name="Table14.B" style:family="table-column">
      <style:table-column-properties style:column-width="10.41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7.699cm"/>
    </style:style>
    <style:style style:name="Table16.B" style:family="table-column">
      <style:table-column-properties style:column-width="9.313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7.699cm"/>
    </style:style>
    <style:style style:name="Table17.B" style:family="table-column">
      <style:table-column-properties style:column-width="9.313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106cm"/>
    </style:style>
    <style:style style:name="Table2.B" style:family="table-column">
      <style:table-column-properties style:column-width="11.9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10cd" officeooo:paragraph-rsid="000610cd"/>
    </style:style>
    <style:style style:name="P2" style:family="paragraph" style:parent-style-name="Standard">
      <style:text-properties officeooo:rsid="0007da95" officeooo:paragraph-rsid="0007da95"/>
    </style:style>
    <style:style style:name="P3" style:family="paragraph" style:parent-style-name="Standard">
      <style:text-properties officeooo:rsid="0007da95" officeooo:paragraph-rsid="0019346b"/>
    </style:style>
    <style:style style:name="P4" style:family="paragraph" style:parent-style-name="Standard">
      <style:text-properties fo:font-weight="bold" officeooo:rsid="000610cd" officeooo:paragraph-rsid="000610cd" style:font-weight-asian="bold" style:font-weight-complex="bold"/>
    </style:style>
    <style:style style:name="P5" style:family="paragraph" style:parent-style-name="Standard">
      <style:text-properties fo:font-weight="bold" officeooo:rsid="000610cd" officeooo:paragraph-rsid="000846bc" style:font-weight-asian="bold" style:font-weight-complex="bold"/>
    </style:style>
    <style:style style:name="P6" style:family="paragraph" style:parent-style-name="Standard">
      <style:text-properties fo:font-weight="bold" officeooo:rsid="0007da95" officeooo:paragraph-rsid="0007da95" style:font-weight-asian="bold" style:font-weight-complex="bold"/>
    </style:style>
    <style:style style:name="P7" style:family="paragraph" style:parent-style-name="Standard">
      <style:text-properties fo:font-weight="bold" officeooo:rsid="000865ca" officeooo:paragraph-rsid="000865ca" style:font-weight-asian="bold" style:font-weight-complex="bold"/>
    </style:style>
    <style:style style:name="P8" style:family="paragraph" style:parent-style-name="Standard">
      <style:text-properties fo:font-weight="bold" officeooo:rsid="000865ca" officeooo:paragraph-rsid="0042c1d3" style:font-weight-asian="bold" style:font-weight-complex="bold"/>
    </style:style>
    <style:style style:name="P9" style:family="paragraph" style:parent-style-name="Standard">
      <style:text-properties fo:font-weight="bold" officeooo:rsid="000865ca" officeooo:paragraph-rsid="00554353" style:font-weight-asian="bold" style:font-weight-complex="bold"/>
    </style:style>
    <style:style style:name="P10" style:family="paragraph" style:parent-style-name="Standard">
      <style:text-properties fo:font-weight="bold" officeooo:rsid="000865ca" officeooo:paragraph-rsid="00757d63" style:font-weight-asian="bold" style:font-weight-complex="bold"/>
    </style:style>
    <style:style style:name="P11" style:family="paragraph" style:parent-style-name="Standard">
      <style:text-properties fo:font-weight="bold" officeooo:rsid="001d23f3" officeooo:paragraph-rsid="001d23f3" style:font-weight-asian="bold" style:font-weight-complex="bold"/>
    </style:style>
    <style:style style:name="P12" style:family="paragraph" style:parent-style-name="Standard">
      <style:text-properties fo:font-weight="bold" officeooo:rsid="00298113" officeooo:paragraph-rsid="000865ca" style:font-weight-asian="bold" style:font-weight-complex="bold"/>
    </style:style>
    <style:style style:name="P13" style:family="paragraph" style:parent-style-name="Standard">
      <style:text-properties fo:font-weight="bold" officeooo:rsid="00298113" officeooo:paragraph-rsid="00343027" style:font-weight-asian="bold" style:font-weight-complex="bold"/>
    </style:style>
    <style:style style:name="P14" style:family="paragraph" style:parent-style-name="Standard">
      <style:text-properties fo:font-weight="bold" officeooo:rsid="005aa689" officeooo:paragraph-rsid="005aa689" style:font-weight-asian="bold" style:font-weight-complex="bold"/>
    </style:style>
    <style:style style:name="P15" style:family="paragraph" style:parent-style-name="Standard">
      <style:text-properties style:font-name="DejaVu Sans Mono" fo:font-size="9pt" fo:font-weight="bold" officeooo:rsid="0007da95" officeooo:paragraph-rsid="000846bc" style:font-size-asian="9pt" style:font-weight-asian="bold" style:font-size-complex="9pt" style:font-weight-complex="bold"/>
    </style:style>
    <style:style style:name="P16" style:family="paragraph" style:parent-style-name="Standard">
      <style:text-properties style:font-name="DejaVu Sans Mono" fo:font-size="9pt" fo:font-weight="bold" officeooo:rsid="000846bc" officeooo:paragraph-rsid="000846bc" style:font-size-asian="9pt" style:font-weight-asian="bold" style:font-size-complex="9pt" style:font-weight-complex="bold"/>
    </style:style>
    <style:style style:name="P17" style:family="paragraph" style:parent-style-name="Standard">
      <style:text-properties style:font-name="DejaVu Sans Mono" fo:font-size="9pt" fo:font-weight="bold" officeooo:rsid="004d0b5b" officeooo:paragraph-rsid="004d0b5b" style:font-size-asian="9pt" style:font-weight-asian="bold" style:font-size-complex="9pt" style:font-weight-complex="bold"/>
    </style:style>
    <style:style style:name="P18" style:family="paragraph" style:parent-style-name="Standard">
      <style:text-properties style:font-name="DejaVu Sans Mono" fo:font-size="9pt" fo:font-weight="bold" officeooo:rsid="004d0b5b" officeooo:paragraph-rsid="004fec38" style:font-size-asian="9pt" style:font-weight-asian="bold" style:font-size-complex="9pt" style:font-weight-complex="bold"/>
    </style:style>
    <style:style style:name="P19" style:family="paragraph" style:parent-style-name="Standard">
      <style:text-properties style:font-name="DejaVu Sans Mono" fo:font-size="9pt" fo:font-weight="bold" officeooo:rsid="006dfa16" officeooo:paragraph-rsid="006dfa16" style:font-size-asian="9pt" style:font-weight-asian="bold" style:font-size-complex="9pt" style:font-weight-complex="bold"/>
    </style:style>
    <style:style style:name="P20" style:family="paragraph" style:parent-style-name="Standard">
      <style:text-properties style:font-name="DejaVu Sans Mono" fo:font-size="9pt" fo:font-weight="bold" officeooo:rsid="006f71a9" officeooo:paragraph-rsid="006f71a9" style:font-size-asian="9pt" style:font-weight-asian="bold" style:font-size-complex="9pt" style:font-weight-complex="bold"/>
    </style:style>
    <style:style style:name="P21" style:family="paragraph" style:parent-style-name="Standard">
      <style:text-properties style:font-name="DejaVu Sans Mono" fo:font-size="9pt" fo:font-weight="bold" officeooo:rsid="006f71a9" officeooo:paragraph-rsid="00711cb8" style:font-size-asian="9pt" style:font-weight-asian="bold" style:font-size-complex="9pt" style:font-weight-complex="bold"/>
    </style:style>
    <style:style style:name="P22" style:family="paragraph" style:parent-style-name="Standard">
      <style:text-properties style:font-name="DejaVu Sans Mono" fo:font-size="9pt" fo:font-weight="bold" officeooo:rsid="007583b4" officeooo:paragraph-rsid="007583b4" style:font-size-asian="9pt" style:font-weight-asian="bold" style:font-size-complex="9pt" style:font-weight-complex="bold"/>
    </style:style>
    <style:style style:name="P23" style:family="paragraph" style:parent-style-name="Standard">
      <style:text-properties style:font-name="DejaVu Sans Mono" fo:font-size="9pt" fo:font-weight="normal" officeooo:rsid="0007da95" officeooo:paragraph-rsid="000846bc" style:font-size-asian="9pt" style:font-weight-asian="normal" style:font-size-complex="9pt" style:font-weight-complex="normal"/>
    </style:style>
    <style:style style:name="P24" style:family="paragraph" style:parent-style-name="Standard">
      <style:text-properties style:font-name="DejaVu Sans Mono" fo:font-size="9pt" fo:font-weight="normal" officeooo:rsid="0007da95" officeooo:paragraph-rsid="004fec38" style:font-size-asian="9pt" style:font-weight-asian="normal" style:font-size-complex="9pt" style:font-weight-complex="normal"/>
    </style:style>
    <style:style style:name="P25" style:family="paragraph" style:parent-style-name="Standard">
      <style:text-properties style:font-name="DejaVu Sans Mono" fo:font-size="9pt" fo:font-weight="normal" officeooo:rsid="0007da95" officeooo:paragraph-rsid="006dfa16" style:font-size-asian="9pt" style:font-weight-asian="normal" style:font-size-complex="9pt" style:font-weight-complex="normal"/>
    </style:style>
    <style:style style:name="P26" style:family="paragraph" style:parent-style-name="Standard">
      <style:text-properties style:font-name="DejaVu Sans Mono" fo:font-size="9pt" fo:font-weight="normal" officeooo:rsid="0007da95" officeooo:paragraph-rsid="006f71a9" style:font-size-asian="9pt" style:font-weight-asian="normal" style:font-size-complex="9pt" style:font-weight-complex="normal"/>
    </style:style>
    <style:style style:name="P27" style:family="paragraph" style:parent-style-name="Standard">
      <style:text-properties style:font-name="DejaVu Sans Mono" fo:font-size="9pt" fo:font-weight="normal" officeooo:rsid="000610cd" officeooo:paragraph-rsid="000846bc" style:font-size-asian="9pt" style:font-weight-asian="normal" style:font-size-complex="9pt" style:font-weight-complex="normal"/>
    </style:style>
    <style:style style:name="P28" style:family="paragraph" style:parent-style-name="Standard">
      <style:text-properties style:font-name="DejaVu Sans Mono" fo:font-size="9pt" fo:font-weight="normal" officeooo:rsid="000846bc" officeooo:paragraph-rsid="000846bc" style:font-size-asian="9pt" style:font-weight-asian="normal" style:font-size-complex="9pt" style:font-weight-complex="normal"/>
    </style:style>
    <style:style style:name="P29" style:family="paragraph" style:parent-style-name="Standard">
      <style:text-properties style:font-name="DejaVu Sans Mono" fo:font-size="9pt" fo:font-weight="normal" officeooo:rsid="000d6068" officeooo:paragraph-rsid="0019f274" style:font-size-asian="9pt" style:font-weight-asian="normal" style:font-size-complex="9pt" style:font-weight-complex="normal"/>
    </style:style>
    <style:style style:name="P30" style:family="paragraph" style:parent-style-name="Standard">
      <style:text-properties style:font-name="DejaVu Sans Mono" fo:font-size="9pt" fo:font-weight="normal" officeooo:rsid="0019f274" officeooo:paragraph-rsid="0019f274" style:font-size-asian="9pt" style:font-weight-asian="normal" style:font-size-complex="9pt" style:font-weight-complex="normal"/>
    </style:style>
    <style:style style:name="P31" style:family="paragraph" style:parent-style-name="Standard">
      <style:text-properties style:font-name="DejaVu Sans Mono" fo:font-size="9pt" fo:font-weight="normal" officeooo:rsid="0021bd79" officeooo:paragraph-rsid="0021bd79" style:font-size-asian="9pt" style:font-weight-asian="normal" style:font-size-complex="9pt" style:font-weight-complex="normal"/>
    </style:style>
    <style:style style:name="P32" style:family="paragraph" style:parent-style-name="Standard">
      <style:text-properties style:font-name="DejaVu Sans Mono" fo:font-size="9pt" fo:font-weight="normal" officeooo:rsid="0020d835" officeooo:paragraph-rsid="0007da95" style:font-size-asian="9pt" style:font-weight-asian="normal" style:font-size-complex="9pt" style:font-weight-complex="normal"/>
    </style:style>
    <style:style style:name="P33" style:family="paragraph" style:parent-style-name="Standard">
      <style:text-properties style:font-name="DejaVu Sans Mono" fo:font-size="9pt" fo:font-weight="normal" officeooo:rsid="006dfa16" officeooo:paragraph-rsid="006dfa16" style:font-size-asian="9pt" style:font-weight-asian="normal" style:font-size-complex="9pt" style:font-weight-complex="normal"/>
    </style:style>
    <style:style style:name="P34" style:family="paragraph" style:parent-style-name="Standard">
      <style:text-properties style:font-name="DejaVu Sans Mono" fo:font-size="9pt" fo:font-weight="normal" officeooo:rsid="006f71a9" officeooo:paragraph-rsid="006f71a9" style:font-size-asian="9pt" style:font-weight-asian="normal" style:font-size-complex="9pt" style:font-weight-complex="normal"/>
    </style:style>
    <style:style style:name="P35" style:family="paragraph" style:parent-style-name="Standard">
      <style:text-properties style:font-name="DejaVu Sans Mono" fo:font-size="9pt" fo:font-weight="normal" officeooo:rsid="006f71a9" officeooo:paragraph-rsid="00711cb8" style:font-size-asian="9pt" style:font-weight-asian="normal" style:font-size-complex="9pt" style:font-weight-complex="normal"/>
    </style:style>
    <style:style style:name="P36" style:family="paragraph" style:parent-style-name="Standard">
      <style:text-properties style:font-name="DejaVu Sans Mono" fo:font-size="9pt" fo:font-weight="normal" officeooo:rsid="00711cb8" officeooo:paragraph-rsid="006f71a9" style:font-size-asian="9pt" style:font-weight-asian="normal" style:font-size-complex="9pt" style:font-weight-complex="normal"/>
    </style:style>
    <style:style style:name="P37" style:family="paragraph" style:parent-style-name="Standard">
      <style:text-properties style:font-name="DejaVu Sans Mono" fo:font-size="9pt" fo:font-weight="normal" officeooo:rsid="007583b4" officeooo:paragraph-rsid="007583b4" style:font-size-asian="9pt" style:font-weight-asian="normal" style:font-size-complex="9pt" style:font-weight-complex="normal"/>
    </style:style>
    <style:style style:name="P38" style:family="paragraph" style:parent-style-name="Standard">
      <style:text-properties style:font-name="DejaVu Sans Mono" fo:font-size="9pt" fo:font-style="italic" fo:font-weight="normal" officeooo:rsid="0007da95" officeooo:paragraph-rsid="000846bc" style:font-size-asian="9pt" style:font-style-asian="italic" style:font-weight-asian="normal" style:font-size-complex="9pt" style:font-style-complex="italic" style:font-weight-complex="normal"/>
    </style:style>
    <style:style style:name="P39" style:family="paragraph" style:parent-style-name="Standard">
      <style:text-properties style:font-name="DejaVu Sans Mono" fo:font-size="9pt" fo:font-style="italic" fo:font-weight="normal" officeooo:rsid="0013ca72" officeooo:paragraph-rsid="000846bc" style:font-size-asian="9pt" style:font-style-asian="italic" style:font-weight-asian="normal" style:font-size-complex="9pt" style:font-style-complex="italic" style:font-weight-complex="normal"/>
    </style:style>
    <style:style style:name="P40" style:family="paragraph" style:parent-style-name="Standard">
      <style:text-properties style:font-name="DejaVu Sans Mono" fo:font-size="9pt" fo:font-style="italic" fo:font-weight="normal" officeooo:rsid="004d0b5b" officeooo:paragraph-rsid="004d0b5b" style:font-size-asian="9pt" style:font-style-asian="italic" style:font-weight-asian="normal" style:font-size-complex="9pt" style:font-style-complex="italic" style:font-weight-complex="normal"/>
    </style:style>
    <style:style style:name="P41" style:family="paragraph" style:parent-style-name="Standard">
      <style:text-properties style:font-name="DejaVu Sans Mono" fo:font-size="9pt" fo:font-style="normal" fo:font-weight="normal" officeooo:rsid="004d0b5b" officeooo:paragraph-rsid="004d0b5b" style:font-size-asian="9pt" style:font-style-asian="normal" style:font-weight-asian="normal" style:font-size-complex="9pt" style:font-style-complex="normal" style:font-weight-complex="normal"/>
    </style:style>
    <style:style style:name="P42" style:family="paragraph" style:parent-style-name="Standard">
      <style:text-properties style:font-name="DejaVu Sans Mono" fo:font-size="9pt" fo:font-style="normal" fo:font-weight="normal" officeooo:rsid="004d0b5b" officeooo:paragraph-rsid="004fec38" style:font-size-asian="9pt" style:font-style-asian="normal" style:font-weight-asian="normal" style:font-size-complex="9pt" style:font-style-complex="normal" style:font-weight-complex="normal"/>
    </style:style>
    <style:style style:name="P43" style:family="paragraph" style:parent-style-name="Standard">
      <style:text-properties style:font-name="DejaVu Sans Mono" fo:font-size="9pt" fo:font-style="normal" fo:font-weight="normal" officeooo:rsid="0051b8b4" officeooo:paragraph-rsid="004fec38" style:font-size-asian="9pt" style:font-style-asian="normal" style:font-weight-asian="normal" style:font-size-complex="9pt" style:font-style-complex="normal" style:font-weight-complex="normal"/>
    </style:style>
    <style:style style:name="P44" style:family="paragraph" style:parent-style-name="Standard">
      <style:text-properties style:font-name="DejaVu Sans Mono" fo:font-size="9pt" fo:font-style="normal" fo:font-weight="normal" officeooo:rsid="006dfa16" officeooo:paragraph-rsid="006dfa16" style:font-size-asian="9pt" style:font-style-asian="normal" style:font-weight-asian="normal" style:font-size-complex="9pt" style:font-style-complex="normal" style:font-weight-complex="normal"/>
    </style:style>
    <style:style style:name="P45" style:family="paragraph" style:parent-style-name="Standard">
      <style:text-properties style:font-name="DejaVu Sans Mono" fo:font-size="9pt" fo:font-style="normal" fo:font-weight="normal" officeooo:rsid="006f71a9" officeooo:paragraph-rsid="006f71a9" style:font-size-asian="9pt" style:font-style-asian="normal" style:font-weight-asian="normal" style:font-size-complex="9pt" style:font-style-complex="normal" style:font-weight-complex="normal"/>
    </style:style>
    <style:style style:name="P46" style:family="paragraph" style:parent-style-name="Standard">
      <style:text-properties style:font-name="DejaVu Sans Mono" fo:font-size="9pt" fo:font-style="normal" fo:font-weight="bold" officeooo:rsid="004d0b5b" officeooo:paragraph-rsid="004d0b5b" style:font-size-asian="9pt" style:font-style-asian="normal" style:font-weight-asian="bold" style:font-size-complex="9pt" style:font-style-complex="normal" style:font-weight-complex="bold"/>
    </style:style>
    <style:style style:name="P47" style:family="paragraph" style:parent-style-name="Standard">
      <style:text-properties style:font-name="DejaVu Sans Mono" fo:font-size="10pt" fo:font-style="normal" fo:font-weight="normal" officeooo:rsid="0028cd3a" officeooo:paragraph-rsid="0028cd3a" style:font-size-asian="10pt" style:font-style-asian="normal" style:font-weight-asian="normal" style:font-size-complex="10pt" style:font-style-complex="normal" style:font-weight-complex="normal"/>
    </style:style>
    <style:style style:name="P48" style:family="paragraph" style:parent-style-name="Standard">
      <style:text-properties style:font-name="DejaVu Sans Mono" fo:font-size="10pt" fo:font-style="normal" fo:font-weight="normal" officeooo:rsid="00109460" officeooo:paragraph-rsid="00109460" style:font-size-asian="10pt" style:font-style-asian="normal" style:font-weight-asian="normal" style:font-size-complex="10pt" style:font-style-complex="normal" style:font-weight-complex="normal"/>
    </style:style>
    <style:style style:name="P49" style:family="paragraph" style:parent-style-name="Standard">
      <style:text-properties style:font-name="DejaVu Sans Mono" fo:font-size="10pt" fo:font-weight="normal" officeooo:rsid="00109460" officeooo:paragraph-rsid="00109460" style:font-size-asian="10pt" style:font-weight-asian="normal" style:font-size-complex="10pt" style:font-weight-complex="normal"/>
    </style:style>
    <style:style style:name="P50" style:family="paragraph" style:parent-style-name="Standard">
      <style:text-properties style:font-name="DejaVu Sans Mono" fo:font-size="8pt" fo:font-style="normal" fo:font-weight="normal" officeooo:rsid="0028cd3a" officeooo:paragraph-rsid="0028cd3a" style:font-size-asian="8pt" style:font-style-asian="normal" style:font-weight-asian="normal" style:font-size-complex="8pt" style:font-style-complex="normal" style:font-weight-complex="normal"/>
    </style:style>
    <style:style style:name="P51" style:family="paragraph" style:parent-style-name="Standard">
      <style:text-properties style:font-name="DejaVu Sans Mono" fo:font-size="8pt" fo:font-weight="normal" officeooo:rsid="0007da95" officeooo:paragraph-rsid="0007da95" style:font-size-asian="8pt" style:font-weight-asian="normal" style:font-size-complex="8pt" style:font-weight-complex="normal"/>
    </style:style>
    <style:style style:name="P52" style:family="paragraph" style:parent-style-name="Standard">
      <style:text-properties style:font-name="DejaVu Sans Mono" fo:font-size="8pt" fo:font-weight="normal" officeooo:rsid="0007da95" officeooo:paragraph-rsid="007583b4" style:font-size-asian="8pt" style:font-weight-asian="normal" style:font-size-complex="8pt" style:font-weight-complex="normal"/>
    </style:style>
    <style:style style:name="P53" style:family="paragraph" style:parent-style-name="Standard">
      <style:text-properties style:font-name="Liberation Serif1" fo:font-size="12pt" fo:font-weight="bold" officeooo:rsid="000a7e20" officeooo:paragraph-rsid="000a7e20" style:font-size-asian="12pt" style:font-weight-asian="bold" style:font-size-complex="12pt" style:font-weight-complex="bold"/>
    </style:style>
    <style:style style:name="P54" style:family="paragraph" style:parent-style-name="Standard">
      <style:text-properties style:font-name="Liberation Serif1" fo:font-size="12pt" fo:font-weight="bold" officeooo:rsid="000a7e20" officeooo:paragraph-rsid="000ae8db" style:font-size-asian="12pt" style:font-weight-asian="bold" style:font-size-complex="12pt" style:font-weight-complex="bold"/>
    </style:style>
    <style:style style:name="P55" style:family="paragraph" style:parent-style-name="Standard">
      <style:text-properties style:font-name="Liberation Serif1" fo:font-size="12pt" fo:font-weight="bold" officeooo:rsid="000a7e20" officeooo:paragraph-rsid="000d6068" style:font-size-asian="12pt" style:font-weight-asian="bold" style:font-size-complex="12pt" style:font-weight-complex="bold"/>
    </style:style>
    <style:style style:name="P56" style:family="paragraph" style:parent-style-name="Standard">
      <style:text-properties style:font-name="Liberation Serif1" fo:font-size="12pt" fo:font-weight="bold" officeooo:rsid="000ae8db" officeooo:paragraph-rsid="000ae8db" style:font-size-asian="12pt" style:font-weight-asian="bold" style:font-size-complex="12pt" style:font-weight-complex="bold"/>
    </style:style>
    <style:style style:name="P57" style:family="paragraph" style:parent-style-name="Standard">
      <style:text-properties style:font-name="Liberation Serif1" fo:font-size="12pt" fo:font-weight="bold" officeooo:rsid="000d6068" officeooo:paragraph-rsid="000d6068" style:font-size-asian="12pt" style:font-weight-asian="bold" style:font-size-complex="12pt" style:font-weight-complex="bold"/>
    </style:style>
    <style:style style:name="P58" style:family="paragraph" style:parent-style-name="Standard">
      <style:text-properties style:font-name="Liberation Serif1" fo:font-size="12pt" fo:font-weight="bold" officeooo:rsid="0040aca1" officeooo:paragraph-rsid="0040aca1" style:font-size-asian="12pt" style:font-weight-asian="bold" style:font-size-complex="12pt" style:font-weight-complex="bold"/>
    </style:style>
    <style:style style:name="P59" style:family="paragraph" style:parent-style-name="Standard">
      <style:text-properties style:font-name="Liberation Serif1" fo:font-size="12pt" fo:font-weight="bold" officeooo:rsid="0058d1c5" officeooo:paragraph-rsid="0058d1c5" style:font-size-asian="12pt" style:font-weight-asian="bold" style:font-size-complex="12pt" style:font-weight-complex="bold"/>
    </style:style>
    <style:style style:name="P60" style:family="paragraph" style:parent-style-name="Standard">
      <style:text-properties style:font-name="Liberation Serif1" fo:font-size="12pt" fo:font-weight="bold" officeooo:rsid="005e9c4b" officeooo:paragraph-rsid="005e9c4b" style:font-size-asian="12pt" style:font-weight-asian="bold" style:font-size-complex="12pt" style:font-weight-complex="bold"/>
    </style:style>
    <style:style style:name="P61" style:family="paragraph" style:parent-style-name="Standard">
      <style:text-properties style:font-name="Liberation Serif1" fo:font-size="12pt" fo:font-weight="bold" officeooo:rsid="006ad99f" officeooo:paragraph-rsid="006ad99f" style:font-size-asian="12pt" style:font-weight-asian="bold" style:font-size-complex="12pt" style:font-weight-complex="bold"/>
    </style:style>
    <style:style style:name="P62" style:family="paragraph" style:parent-style-name="Standard">
      <style:text-properties style:font-name="Liberation Serif1" fo:font-size="12pt" fo:font-weight="bold" officeooo:rsid="000610cd" officeooo:paragraph-rsid="000846bc" style:font-size-asian="12pt" style:font-weight-asian="bold" style:font-size-complex="12pt" style:font-weight-complex="bold"/>
    </style:style>
    <style:style style:name="P63" style:family="paragraph" style:parent-style-name="Standard">
      <style:text-properties style:font-name="Liberation Serif1" fo:font-size="12pt" fo:font-weight="normal" officeooo:rsid="000ae8db" officeooo:paragraph-rsid="000ae8db" style:font-size-asian="12pt" style:font-weight-asian="normal" style:font-size-complex="12pt" style:font-weight-complex="normal"/>
    </style:style>
    <style:style style:name="P64" style:family="paragraph" style:parent-style-name="Standard">
      <style:text-properties style:font-name="Liberation Serif1" fo:font-size="12pt" fo:font-weight="normal" officeooo:rsid="000ae8db" officeooo:paragraph-rsid="00147986" style:font-size-asian="12pt" style:font-weight-asian="normal" style:font-size-complex="12pt" style:font-weight-complex="normal"/>
    </style:style>
    <style:style style:name="P65" style:family="paragraph" style:parent-style-name="Standard">
      <style:text-properties style:font-name="Liberation Serif1" fo:font-size="12pt" fo:font-weight="normal" officeooo:rsid="000d6068" officeooo:paragraph-rsid="000d6068" style:font-size-asian="12pt" style:font-weight-asian="normal" style:font-size-complex="12pt" style:font-weight-complex="normal"/>
    </style:style>
    <style:style style:name="P66" style:family="paragraph" style:parent-style-name="Standard">
      <style:text-properties style:font-name="Liberation Serif1" fo:font-size="12pt" fo:font-weight="normal" officeooo:rsid="000ef7af" officeooo:paragraph-rsid="000ef7af" style:font-size-asian="12pt" style:font-weight-asian="normal" style:font-size-complex="12pt" style:font-weight-complex="normal"/>
    </style:style>
    <style:style style:name="P67" style:family="paragraph" style:parent-style-name="Standard">
      <style:text-properties style:font-name="Liberation Serif1" fo:font-size="12pt" fo:font-weight="normal" officeooo:rsid="00109460" officeooo:paragraph-rsid="00109460" style:font-size-asian="12pt" style:font-weight-asian="normal" style:font-size-complex="12pt" style:font-weight-complex="normal"/>
    </style:style>
    <style:style style:name="P68" style:family="paragraph" style:parent-style-name="Standard">
      <style:text-properties style:font-name="Liberation Serif1" fo:font-size="12pt" fo:font-weight="normal" officeooo:rsid="00109460" officeooo:paragraph-rsid="006c2477" style:font-size-asian="12pt" style:font-weight-asian="normal" style:font-size-complex="12pt" style:font-weight-complex="normal"/>
    </style:style>
    <style:style style:name="P69" style:family="paragraph" style:parent-style-name="Standard">
      <style:text-properties style:font-name="Liberation Serif1" fo:font-size="12pt" fo:font-weight="normal" officeooo:rsid="00132268" officeooo:paragraph-rsid="00132268" style:font-size-asian="12pt" style:font-weight-asian="normal" style:font-size-complex="12pt" style:font-weight-complex="normal"/>
    </style:style>
    <style:style style:name="P70" style:family="paragraph" style:parent-style-name="Standard">
      <style:text-properties style:font-name="Liberation Serif1" fo:font-size="12pt" fo:font-weight="normal" officeooo:rsid="00132268" officeooo:paragraph-rsid="00133bcf" style:font-size-asian="12pt" style:font-weight-asian="normal" style:font-size-complex="12pt" style:font-weight-complex="normal"/>
    </style:style>
    <style:style style:name="P71" style:family="paragraph" style:parent-style-name="Standard">
      <style:text-properties style:font-name="Liberation Serif1" fo:font-size="12pt" fo:font-weight="normal" officeooo:rsid="0013e050" officeooo:paragraph-rsid="00147986" style:font-size-asian="12pt" style:font-weight-asian="normal" style:font-size-complex="12pt" style:font-weight-complex="normal"/>
    </style:style>
    <style:style style:name="P72" style:family="paragraph" style:parent-style-name="Standard">
      <style:text-properties style:font-name="Liberation Serif1" fo:font-size="12pt" fo:font-weight="normal" officeooo:rsid="0013e050" officeooo:paragraph-rsid="0058d1c5" style:font-size-asian="12pt" style:font-weight-asian="normal" style:font-size-complex="12pt" style:font-weight-complex="normal"/>
    </style:style>
    <style:style style:name="P73" style:family="paragraph" style:parent-style-name="Standard">
      <style:text-properties style:font-name="Liberation Serif1" fo:font-size="12pt" fo:font-weight="normal" officeooo:rsid="00147986" officeooo:paragraph-rsid="00147986" style:font-size-asian="12pt" style:font-weight-asian="normal" style:font-size-complex="12pt" style:font-weight-complex="normal"/>
    </style:style>
    <style:style style:name="P74" style:family="paragraph" style:parent-style-name="Standard">
      <style:text-properties style:font-name="Liberation Serif1" fo:font-size="12pt" fo:font-weight="normal" officeooo:rsid="0040aca1" officeooo:paragraph-rsid="0040aca1" style:font-size-asian="12pt" style:font-weight-asian="normal" style:font-size-complex="12pt" style:font-weight-complex="normal"/>
    </style:style>
    <style:style style:name="P75" style:family="paragraph" style:parent-style-name="Standard">
      <style:text-properties style:font-name="Liberation Serif1" fo:font-size="12pt" fo:font-weight="normal" officeooo:rsid="0058d1c5" officeooo:paragraph-rsid="0058d1c5" style:font-size-asian="12pt" style:font-weight-asian="normal" style:font-size-complex="12pt" style:font-weight-complex="normal"/>
    </style:style>
    <style:style style:name="P76" style:family="paragraph" style:parent-style-name="Standard">
      <style:text-properties style:font-name="Liberation Serif1" fo:font-size="12pt" fo:font-weight="normal" officeooo:rsid="006ad99f" officeooo:paragraph-rsid="006ad99f" style:font-size-asian="12pt" style:font-weight-asian="normal" style:font-size-complex="12pt" style:font-weight-complex="normal"/>
    </style:style>
    <style:style style:name="P77" style:family="paragraph" style:parent-style-name="Standard">
      <style:text-properties style:font-name="Liberation Serif1" fo:font-size="12pt" fo:font-weight="normal" officeooo:rsid="005e9c4b" officeooo:paragraph-rsid="0072150f" style:font-size-asian="12pt" style:font-weight-asian="normal" style:font-size-complex="12pt" style:font-weight-complex="normal"/>
    </style:style>
    <style:style style:name="P78" style:family="paragraph" style:parent-style-name="Standard">
      <style:text-properties style:font-name="Liberation Serif1" fo:font-size="12pt" fo:font-weight="normal" officeooo:rsid="00605318" officeooo:paragraph-rsid="0072150f" style:font-size-asian="12pt" style:font-weight-asian="normal" style:font-size-complex="12pt" style:font-weight-complex="normal"/>
    </style:style>
    <style:style style:name="P79" style:family="paragraph" style:parent-style-name="Standard">
      <style:text-properties style:font-name="Liberation Serif1" fo:font-size="12pt" fo:font-weight="normal" officeooo:rsid="000610cd" officeooo:paragraph-rsid="00390fb4" style:font-size-asian="12pt" style:font-weight-asian="normal" style:font-size-complex="12pt" style:font-weight-complex="normal"/>
    </style:style>
    <style:style style:name="P80" style:family="paragraph" style:parent-style-name="Standard">
      <style:text-properties style:font-name="Liberation Serif1" fo:font-size="12pt" fo:font-weight="normal" officeooo:rsid="007beb1e" officeooo:paragraph-rsid="007beb1e" style:font-size-asian="12pt" style:font-weight-asian="normal" style:font-size-complex="12pt" style:font-weight-complex="normal"/>
    </style:style>
    <style:style style:name="P81" style:family="paragraph" style:parent-style-name="Standard">
      <style:text-properties style:font-name="Liberation Serif1" fo:font-size="12pt" fo:font-weight="normal" officeooo:rsid="0072150f" officeooo:paragraph-rsid="0072150f"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rsid="007d401c" officeooo:paragraph-rsid="007d401c" style:font-size-asian="12pt" style:font-weight-asian="normal" style:font-size-complex="12pt" style:font-weight-complex="normal"/>
    </style:style>
    <style:style style:name="P83" style:family="paragraph" style:parent-style-name="Standard">
      <style:text-properties style:font-name="Liberation Serif1" fo:font-size="12pt" fo:font-style="italic" fo:font-weight="normal" officeooo:rsid="0028cd3a" officeooo:paragraph-rsid="0028cd3a" style:font-size-asian="12pt" style:font-style-asian="italic" style:font-weight-asian="normal" style:font-size-complex="12pt" style:font-style-complex="italic" style:font-weight-complex="normal"/>
    </style:style>
    <style:style style:name="P84" style:family="paragraph" style:parent-style-name="Standard">
      <style:text-properties style:font-name="Liberation Serif1" fo:font-size="12pt" fo:font-style="italic" fo:font-weight="normal" officeooo:rsid="000e4d29" officeooo:paragraph-rsid="000e4d29" style:font-size-asian="12pt" style:font-style-asian="italic" style:font-weight-asian="normal" style:font-size-complex="12pt" style:font-style-complex="italic" style:font-weight-complex="normal"/>
    </style:style>
    <style:style style:name="P85" style:family="paragraph" style:parent-style-name="Standard">
      <style:text-properties style:font-name="Liberation Serif1" fo:font-size="12pt" fo:font-style="italic" fo:font-weight="normal" officeooo:rsid="00491ade" officeooo:paragraph-rsid="00491ade" style:font-size-asian="12pt" style:font-style-asian="italic" style:font-weight-asian="normal" style:font-size-complex="12pt" style:font-style-complex="italic" style:font-weight-complex="normal"/>
    </style:style>
    <style:style style:name="P86" style:family="paragraph" style:parent-style-name="Standard">
      <style:text-properties style:font-name="Liberation Serif1" fo:font-size="12pt" fo:font-style="italic" fo:font-weight="bold" officeooo:rsid="000d6068" officeooo:paragraph-rsid="0019346b" style:font-size-asian="12pt" style:font-style-asian="italic" style:font-weight-asian="bold" style:font-size-complex="12pt" style:font-style-complex="italic" style:font-weight-complex="bold"/>
    </style:style>
    <style:style style:name="P87" style:family="paragraph" style:parent-style-name="Standard">
      <style:text-properties style:font-name="Liberation Serif1" fo:font-size="12pt" fo:font-style="normal" fo:font-weight="normal" officeooo:rsid="000ae8db" officeooo:paragraph-rsid="000ae8db" style:font-size-asian="12pt" style:font-style-asian="normal" style:font-weight-asian="normal" style:font-size-complex="12pt" style:font-style-complex="normal" style:font-weight-complex="normal"/>
    </style:style>
    <style:style style:name="P88" style:family="paragraph" style:parent-style-name="Standard">
      <style:text-properties style:font-name="Liberation Serif1" fo:font-size="12pt" fo:font-style="normal" fo:font-weight="normal" officeooo:rsid="000bad6d" officeooo:paragraph-rsid="000bad6d" style:font-size-asian="12pt" style:font-style-asian="normal" style:font-weight-asian="normal" style:font-size-complex="12pt" style:font-style-complex="normal" style:font-weight-complex="normal"/>
    </style:style>
    <style:style style:name="P89" style:family="paragraph" style:parent-style-name="Standard">
      <style:text-properties style:font-name="Liberation Serif1" fo:font-size="12pt" fo:font-style="normal" fo:font-weight="normal" officeooo:rsid="000d6068" officeooo:paragraph-rsid="000d6068" style:font-size-asian="12pt" style:font-style-asian="normal" style:font-weight-asian="normal" style:font-size-complex="12pt" style:font-style-complex="normal" style:font-weight-complex="normal"/>
    </style:style>
    <style:style style:name="P90" style:family="paragraph" style:parent-style-name="Standard">
      <style:text-properties style:font-name="Liberation Serif1" fo:font-size="12pt" fo:font-style="normal" fo:font-weight="normal" officeooo:rsid="000d6068" officeooo:paragraph-rsid="001b1268" style:font-size-asian="12pt" style:font-style-asian="normal" style:font-weight-asian="normal" style:font-size-complex="12pt" style:font-style-complex="normal" style:font-weight-complex="normal"/>
    </style:style>
    <style:style style:name="P91" style:family="paragraph" style:parent-style-name="Standard">
      <style:text-properties style:font-name="Liberation Serif1" fo:font-size="12pt" fo:font-style="normal" fo:font-weight="normal" officeooo:rsid="000ef7af" officeooo:paragraph-rsid="000ef7af" style:font-size-asian="12pt" style:font-style-asian="normal" style:font-weight-asian="normal" style:font-size-complex="12pt" style:font-style-complex="normal" style:font-weight-complex="normal"/>
    </style:style>
    <style:style style:name="P92" style:family="paragraph" style:parent-style-name="Standard">
      <style:text-properties style:font-name="Liberation Serif1" fo:font-size="12pt" fo:font-style="normal" fo:font-weight="normal" officeooo:rsid="000ef7af" officeooo:paragraph-rsid="0028cd3a" style:font-size-asian="12pt" style:font-style-asian="normal" style:font-weight-asian="normal" style:font-size-complex="12pt" style:font-style-complex="normal" style:font-weight-complex="normal"/>
    </style:style>
    <style:style style:name="P93" style:family="paragraph" style:parent-style-name="Standard">
      <style:text-properties style:font-name="Liberation Serif1" fo:font-size="12pt" fo:font-style="normal" fo:font-weight="normal" officeooo:rsid="00132268" officeooo:paragraph-rsid="00132268" style:font-size-asian="12pt" style:font-style-asian="normal" style:font-weight-asian="normal" style:font-size-complex="12pt" style:font-style-complex="normal" style:font-weight-complex="normal"/>
    </style:style>
    <style:style style:name="P94" style:family="paragraph" style:parent-style-name="Standard">
      <style:text-properties style:font-name="Liberation Serif1" fo:font-size="12pt" fo:font-style="normal" fo:font-weight="normal" officeooo:rsid="00133bcf" officeooo:paragraph-rsid="00133bcf" style:font-size-asian="12pt" style:font-style-asian="normal" style:font-weight-asian="normal" style:font-size-complex="12pt" style:font-style-complex="normal" style:font-weight-complex="normal"/>
    </style:style>
    <style:style style:name="P95" style:family="paragraph" style:parent-style-name="Standard">
      <style:text-properties style:font-name="Liberation Serif1" fo:font-size="12pt" fo:font-style="normal" fo:font-weight="normal" officeooo:rsid="0019346b" officeooo:paragraph-rsid="0019346b" style:font-size-asian="12pt" style:font-style-asian="normal" style:font-weight-asian="normal" style:font-size-complex="12pt" style:font-style-complex="normal" style:font-weight-complex="normal"/>
    </style:style>
    <style:style style:name="P96" style:family="paragraph" style:parent-style-name="Standard">
      <style:text-properties style:font-name="Liberation Serif1" fo:font-size="12pt" fo:font-style="normal" fo:font-weight="normal" officeooo:rsid="001b1268" officeooo:paragraph-rsid="001b1268" style:font-size-asian="12pt" style:font-style-asian="normal" style:font-weight-asian="normal" style:font-size-complex="12pt" style:font-style-complex="normal" style:font-weight-complex="normal"/>
    </style:style>
    <style:style style:name="P97" style:family="paragraph" style:parent-style-name="Standard">
      <style:text-properties style:font-name="Liberation Serif1" fo:font-size="12pt" fo:font-style="normal" fo:font-weight="normal" officeooo:rsid="001b1268" officeooo:paragraph-rsid="00526e51" style:font-size-asian="12pt" style:font-style-asian="normal" style:font-weight-asian="normal" style:font-size-complex="12pt" style:font-style-complex="normal" style:font-weight-complex="normal"/>
    </style:style>
    <style:style style:name="P98" style:family="paragraph" style:parent-style-name="Standard">
      <style:text-properties style:font-name="Liberation Serif1" fo:font-size="12pt" fo:font-style="normal" fo:font-weight="normal" officeooo:rsid="0028cd3a" officeooo:paragraph-rsid="000ef7af" style:font-size-asian="12pt" style:font-style-asian="normal" style:font-weight-asian="normal" style:font-size-complex="12pt" style:font-style-complex="normal" style:font-weight-complex="normal"/>
    </style:style>
    <style:style style:name="P99" style:family="paragraph" style:parent-style-name="Standard">
      <style:text-properties style:font-name="Liberation Serif1" fo:font-size="12pt" fo:font-style="normal" fo:font-weight="normal" officeooo:rsid="0037b8c7" officeooo:paragraph-rsid="0037b8c7" style:font-size-asian="12pt" style:font-style-asian="normal" style:font-weight-asian="normal" style:font-size-complex="12pt" style:font-style-complex="normal" style:font-weight-complex="normal"/>
    </style:style>
    <style:style style:name="P100" style:family="paragraph" style:parent-style-name="Standard">
      <style:text-properties style:font-name="Liberation Serif1" fo:font-size="12pt" fo:font-style="normal" fo:font-weight="normal" officeooo:rsid="00384422" officeooo:paragraph-rsid="0037b8c7" style:font-size-asian="12pt" style:font-style-asian="normal" style:font-weight-asian="normal" style:font-size-complex="12pt" style:font-style-complex="normal" style:font-weight-complex="normal"/>
    </style:style>
    <style:style style:name="P101" style:family="paragraph" style:parent-style-name="Standard">
      <style:text-properties style:font-name="Liberation Serif1" fo:font-size="12pt" fo:font-style="normal" fo:font-weight="normal" officeooo:rsid="003d3431" officeooo:paragraph-rsid="003d3431" style:font-size-asian="12pt" style:font-style-asian="normal" style:font-weight-asian="normal" style:font-size-complex="12pt" style:font-style-complex="normal" style:font-weight-complex="normal"/>
    </style:style>
    <style:style style:name="P102" style:family="paragraph" style:parent-style-name="Standard">
      <style:text-properties style:font-name="Liberation Serif1" fo:font-size="12pt" fo:font-style="normal" fo:font-weight="normal" officeooo:rsid="003d3431" officeooo:paragraph-rsid="00740736" style:font-size-asian="12pt" style:font-style-asian="normal" style:font-weight-asian="normal" style:font-size-complex="12pt" style:font-style-complex="normal" style:font-weight-complex="normal"/>
    </style:style>
    <style:style style:name="P103" style:family="paragraph" style:parent-style-name="Standard">
      <style:text-properties style:font-name="Liberation Serif1" fo:font-size="12pt" fo:font-style="normal" fo:font-weight="normal" officeooo:rsid="00491ade" officeooo:paragraph-rsid="00491ade" style:font-size-asian="12pt" style:font-style-asian="normal" style:font-weight-asian="normal" style:font-size-complex="12pt" style:font-style-complex="normal" style:font-weight-complex="normal"/>
    </style:style>
    <style:style style:name="P104" style:family="paragraph" style:parent-style-name="Standard">
      <style:text-properties style:font-name="Liberation Serif1" fo:font-size="12pt" fo:font-style="normal" style:text-underline-style="none" fo:font-weight="normal" officeooo:rsid="000ae8db" officeooo:paragraph-rsid="000ae8db" style:font-size-asian="12pt" style:font-style-asian="normal" style:font-weight-asian="normal" style:font-size-complex="12pt" style:font-style-complex="normal" style:font-weight-complex="normal"/>
    </style:style>
    <style:style style:name="P105" style:family="paragraph" style:parent-style-name="Standard">
      <style:text-properties style:font-name="Liberation Serif1" fo:font-size="12pt" fo:font-style="normal" fo:font-weight="bold" officeooo:rsid="000bad6d" officeooo:paragraph-rsid="000bad6d" style:font-size-asian="12pt" style:font-style-asian="normal" style:font-weight-asian="bold" style:font-size-complex="12pt" style:font-style-complex="normal" style:font-weight-complex="bold"/>
    </style:style>
    <style:style style:name="P106" style:family="paragraph" style:parent-style-name="Standard">
      <style:text-properties style:font-name="Liberation Serif1" fo:font-size="12pt" fo:font-style="normal" fo:font-weight="bold" officeooo:rsid="0037b8c7" officeooo:paragraph-rsid="0037b8c7" style:font-size-asian="12pt" style:font-style-asian="normal" style:font-weight-asian="bold" style:font-size-complex="12pt" style:font-style-complex="normal" style:font-weight-complex="bold"/>
    </style:style>
    <style:style style:name="P107" style:family="paragraph" style:parent-style-name="Standard">
      <style:text-properties style:font-name="Liberation Serif1" fo:font-size="12pt" fo:font-style="normal" fo:font-weight="bold" officeooo:rsid="003d3431" officeooo:paragraph-rsid="003d3431" style:font-size-asian="12pt" style:font-style-asian="normal" style:font-weight-asian="bold" style:font-size-complex="12pt" style:font-style-complex="normal" style:font-weight-complex="bold"/>
    </style:style>
    <style:style style:name="P108" style:family="paragraph" style:parent-style-name="Standard">
      <style:text-properties style:font-name="Liberation Serif1" fo:font-size="12pt" fo:font-style="normal" fo:font-weight="bold" officeooo:rsid="003d3431" officeooo:paragraph-rsid="0019346b" style:font-size-asian="12pt" style:font-style-asian="normal" style:font-weight-asian="bold" style:font-size-complex="12pt" style:font-style-complex="normal" style:font-weight-complex="bold"/>
    </style:style>
    <style:style style:name="P109" style:family="paragraph" style:parent-style-name="Standard">
      <style:text-properties style:font-name="Liberation Serif1" fo:font-size="12pt" fo:font-style="normal" fo:font-weight="bold" officeooo:rsid="000d6068" officeooo:paragraph-rsid="000d6068" style:font-size-asian="12pt" style:font-style-asian="normal" style:font-weight-asian="bold" style:font-size-complex="12pt" style:font-style-complex="normal" style:font-weight-complex="bold"/>
    </style:style>
    <style:style style:name="P110" style:family="paragraph" style:parent-style-name="Standard">
      <style:text-properties style:font-name="Liberation Serif1" fo:font-size="12pt" fo:font-style="normal" fo:font-weight="bold" officeooo:rsid="000ae8db" officeooo:paragraph-rsid="0058d1c5" style:font-size-asian="12pt" style:font-style-asian="normal" style:font-weight-asian="bold" style:font-size-complex="12pt" style:font-style-complex="normal" style:font-weight-complex="bold"/>
    </style:style>
    <style:style style:name="P111" style:family="paragraph" style:parent-style-name="Standard">
      <style:text-properties style:font-name="Liberation Serif1" fo:font-size="12pt" fo:font-style="normal" fo:font-weight="bold" officeooo:rsid="001b1268" officeooo:paragraph-rsid="001b1268" style:font-size-asian="12pt" style:font-style-asian="normal" style:font-weight-asian="bold" style:font-size-complex="12pt" style:font-style-complex="normal" style:font-weight-complex="bold"/>
    </style:style>
    <style:style style:name="P112" style:family="paragraph" style:parent-style-name="Standard">
      <style:text-properties style:font-name="Liberation Serif1" fo:font-size="12pt" fo:font-style="normal" fo:font-weight="bold" officeooo:rsid="00776231" officeooo:paragraph-rsid="00776231" style:font-size-asian="12pt" style:font-style-asian="normal" style:font-weight-asian="bold" style:font-size-complex="12pt" style:font-style-complex="normal" style:font-weight-complex="bold"/>
    </style:style>
    <style:style style:name="P113" style:family="paragraph" style:parent-style-name="Standard">
      <style:text-properties officeooo:rsid="000865ca" officeooo:paragraph-rsid="000865ca"/>
    </style:style>
    <style:style style:name="P114" style:family="paragraph" style:parent-style-name="Standard">
      <style:text-properties officeooo:rsid="000865ca" officeooo:paragraph-rsid="003269ba"/>
    </style:style>
    <style:style style:name="P115" style:family="paragraph" style:parent-style-name="Standard">
      <style:text-properties officeooo:rsid="000865ca" officeooo:paragraph-rsid="001c4f72"/>
    </style:style>
    <style:style style:name="P116" style:family="paragraph" style:parent-style-name="Standard">
      <style:text-properties officeooo:rsid="000865ca" officeooo:paragraph-rsid="00343027"/>
    </style:style>
    <style:style style:name="P117" style:family="paragraph" style:parent-style-name="Standard">
      <style:text-properties officeooo:rsid="000865ca" officeooo:paragraph-rsid="00757d63"/>
    </style:style>
    <style:style style:name="P118" style:family="paragraph" style:parent-style-name="Standard">
      <style:text-properties fo:font-weight="normal" officeooo:rsid="000865ca" officeooo:paragraph-rsid="000865ca" style:font-weight-asian="normal" style:font-weight-complex="normal"/>
    </style:style>
    <style:style style:name="P119" style:family="paragraph" style:parent-style-name="Standard">
      <style:text-properties fo:font-weight="normal" officeooo:rsid="001d23f3" officeooo:paragraph-rsid="001d23f3" style:font-weight-asian="normal" style:font-weight-complex="normal"/>
    </style:style>
    <style:style style:name="P120" style:family="paragraph" style:parent-style-name="Standard">
      <style:text-properties style:font-name="FreeMono" fo:font-size="12pt" fo:font-style="normal" fo:font-weight="normal" officeooo:rsid="000bad6d" officeooo:paragraph-rsid="000bad6d" style:font-size-asian="12pt" style:font-style-asian="normal" style:font-weight-asian="normal" style:font-size-complex="12pt" style:font-style-complex="normal" style:font-weight-complex="normal"/>
    </style:style>
    <style:style style:name="P121" style:family="paragraph" style:parent-style-name="Standard">
      <style:text-properties style:font-name="FreeMono" fo:font-size="9pt" fo:font-weight="normal" officeooo:rsid="00147986" officeooo:paragraph-rsid="00147986" style:font-size-asian="9pt" style:font-weight-asian="normal" style:font-size-complex="9pt" style:font-weight-complex="normal"/>
    </style:style>
    <style:style style:name="P122" style:family="paragraph" style:parent-style-name="Standard">
      <style:text-properties officeooo:rsid="000e4d29" officeooo:paragraph-rsid="0019346b"/>
    </style:style>
    <style:style style:name="P123" style:family="paragraph" style:parent-style-name="Standard">
      <style:text-properties fo:font-style="normal" fo:font-weight="normal" officeooo:rsid="001d23f3" officeooo:paragraph-rsid="001d23f3" style:font-style-asian="normal" style:font-weight-asian="normal" style:font-style-complex="normal" style:font-weight-complex="normal"/>
    </style:style>
    <style:style style:name="P124" style:family="paragraph" style:parent-style-name="Standard">
      <style:text-properties fo:font-style="normal" fo:font-weight="normal" officeooo:rsid="007e3b86" officeooo:paragraph-rsid="007e3b86" style:font-style-asian="normal" style:font-weight-asian="normal" style:font-style-complex="normal" style:font-weight-complex="normal"/>
    </style:style>
    <style:style style:name="P125" style:family="paragraph" style:parent-style-name="Standard">
      <style:text-properties fo:font-style="normal" fo:font-weight="bold" officeooo:rsid="000610cd" officeooo:paragraph-rsid="002d7204" style:font-style-asian="normal" style:font-weight-asian="bold" style:font-style-complex="normal" style:font-weight-complex="bold"/>
    </style:style>
    <style:style style:name="P126" style:family="paragraph" style:parent-style-name="Standard">
      <style:text-properties fo:font-style="normal" fo:font-weight="bold" officeooo:rsid="000610cd" officeooo:paragraph-rsid="007e2d3a" style:font-style-asian="normal" style:font-weight-asian="bold" style:font-style-complex="normal" style:font-weight-complex="bold"/>
    </style:style>
    <style:style style:name="P127" style:family="paragraph" style:parent-style-name="Standard">
      <style:text-properties fo:font-style="normal" fo:font-weight="bold" officeooo:rsid="005aa689" officeooo:paragraph-rsid="007e2d3a" style:font-style-asian="normal" style:font-weight-asian="bold" style:font-style-complex="normal" style:font-weight-complex="bold"/>
    </style:style>
    <style:style style:name="P128" style:family="paragraph" style:parent-style-name="Standard">
      <style:text-properties officeooo:rsid="0042c1d3" officeooo:paragraph-rsid="0042c1d3"/>
    </style:style>
    <style:style style:name="P129" style:family="paragraph" style:parent-style-name="Standard">
      <style:text-properties officeooo:rsid="0043fe79" officeooo:paragraph-rsid="0043fe79"/>
    </style:style>
    <style:style style:name="P130" style:family="paragraph" style:parent-style-name="Standard">
      <style:text-properties officeooo:rsid="0043fe79" officeooo:paragraph-rsid="005aa689"/>
    </style:style>
    <style:style style:name="P131" style:family="paragraph" style:parent-style-name="Standard">
      <style:text-properties officeooo:rsid="004d0b5b" officeooo:paragraph-rsid="004d0b5b"/>
    </style:style>
    <style:style style:name="P132" style:family="paragraph" style:parent-style-name="Standard">
      <style:text-properties officeooo:rsid="00554353" officeooo:paragraph-rsid="00554353"/>
    </style:style>
    <style:style style:name="P133" style:family="paragraph" style:parent-style-name="Standard">
      <style:text-properties fo:font-size="11pt" officeooo:rsid="000865ca" officeooo:paragraph-rsid="00343027" style:font-size-asian="11pt" style:font-size-complex="11pt"/>
    </style:style>
    <style:style style:name="P134" style:family="paragraph" style:parent-style-name="Standard">
      <style:text-properties fo:font-size="11pt" officeooo:rsid="000865ca" officeooo:paragraph-rsid="005aa689" style:font-size-asian="11pt" style:font-size-complex="11pt"/>
    </style:style>
    <style:style style:name="P135" style:family="paragraph" style:parent-style-name="Standard">
      <style:text-properties fo:font-size="11pt" officeooo:rsid="000865ca" officeooo:paragraph-rsid="003385bf" style:font-size-asian="11pt" style:font-size-complex="11pt"/>
    </style:style>
    <style:style style:name="P136" style:family="paragraph" style:parent-style-name="Standard">
      <style:text-properties fo:font-size="11pt" officeooo:rsid="000865ca" officeooo:paragraph-rsid="003269ba" style:font-size-asian="11pt" style:font-size-complex="11pt"/>
    </style:style>
    <style:style style:name="P137" style:family="paragraph" style:parent-style-name="Standard">
      <style:text-properties fo:font-size="11pt" officeooo:rsid="005aa689" officeooo:paragraph-rsid="005aa689" style:font-size-asian="11pt" style:font-size-complex="11pt"/>
    </style:style>
    <style:style style:name="P138" style:family="paragraph" style:parent-style-name="Standard">
      <style:text-properties fo:font-size="11pt" officeooo:rsid="001c4f72" officeooo:paragraph-rsid="003385bf" style:font-size-asian="11pt" style:font-size-complex="11pt"/>
    </style:style>
    <style:style style:name="P139" style:family="paragraph" style:parent-style-name="Standard">
      <style:text-properties fo:font-size="11pt" officeooo:rsid="004d0b5b" officeooo:paragraph-rsid="004d0b5b" style:font-size-asian="11pt" style:font-size-complex="11pt"/>
    </style:style>
    <style:style style:name="P140" style:family="paragraph" style:parent-style-name="Standard">
      <style:text-properties fo:font-size="11pt" officeooo:rsid="005d8ed2" officeooo:paragraph-rsid="005d8ed2" style:font-size-asian="11pt" style:font-size-complex="11pt"/>
    </style:style>
    <style:style style:name="P141" style:family="paragraph" style:parent-style-name="Standard">
      <style:text-properties fo:font-size="11pt" officeooo:rsid="0062dd7d" officeooo:paragraph-rsid="0062dd7d" style:font-size-asian="11pt" style:font-size-complex="11pt"/>
    </style:style>
    <style:style style:name="P142" style:family="paragraph" style:parent-style-name="Standard">
      <style:text-properties fo:font-size="11pt" officeooo:rsid="00298113" officeooo:paragraph-rsid="00343027" style:font-size-asian="11pt" style:font-size-complex="11pt"/>
    </style:style>
    <style:style style:name="P143" style:family="paragraph" style:parent-style-name="Standard">
      <style:text-properties fo:font-size="11pt" officeooo:rsid="0075167c" officeooo:paragraph-rsid="0075167c" style:font-size-asian="11pt" style:font-size-complex="11pt"/>
    </style:style>
    <style:style style:name="P144" style:family="paragraph" style:parent-style-name="Standard">
      <style:text-properties fo:font-size="11pt" officeooo:rsid="00757d63" officeooo:paragraph-rsid="00757d63" style:font-size-asian="11pt" style:font-size-complex="11pt"/>
    </style:style>
    <style:style style:name="P145" style:family="paragraph" style:parent-style-name="Standard">
      <style:text-properties fo:font-size="11pt" officeooo:rsid="007583b4" officeooo:paragraph-rsid="007583b4" style:font-size-asian="11pt" style:font-size-complex="11pt"/>
    </style:style>
    <style:style style:name="P146" style:family="paragraph" style:parent-style-name="Standard">
      <style:text-properties fo:font-size="11pt" officeooo:rsid="007e2d3a" officeooo:paragraph-rsid="007e2d3a" style:font-size-asian="11pt" style:font-size-complex="11pt"/>
    </style:style>
    <style:style style:name="P147" style:family="paragraph" style:parent-style-name="Standard">
      <style:text-properties fo:font-size="11pt" officeooo:rsid="007e2d3a" officeooo:paragraph-rsid="007e3b86" style:font-size-asian="11pt" style:font-size-complex="11pt"/>
    </style:style>
    <style:style style:name="P148" style:family="paragraph" style:parent-style-name="Standard">
      <style:text-properties fo:font-size="11pt" officeooo:rsid="007e3b86" officeooo:paragraph-rsid="007e3b86" style:font-size-asian="11pt" style:font-size-complex="11pt"/>
    </style:style>
    <style:style style:name="P149" style:family="paragraph" style:parent-style-name="Standard">
      <style:text-properties fo:font-size="11pt" officeooo:rsid="007fc44f" officeooo:paragraph-rsid="007fc44f" style:font-size-asian="11pt" style:font-size-complex="11pt"/>
    </style:style>
    <style:style style:name="P150" style:family="paragraph" style:parent-style-name="Standard">
      <style:text-properties fo:font-size="11pt" officeooo:rsid="0080a8eb" officeooo:paragraph-rsid="0080a8eb" style:font-size-asian="11pt" style:font-size-complex="11pt"/>
    </style:style>
    <style:style style:name="P151" style:family="paragraph" style:parent-style-name="Standard">
      <style:text-properties fo:font-size="11pt" fo:font-weight="normal" officeooo:rsid="005d8ed2" officeooo:paragraph-rsid="005d8ed2" style:font-size-asian="11pt" style:font-weight-asian="normal" style:font-size-complex="11pt" style:font-weight-complex="normal"/>
    </style:style>
    <style:style style:name="P152" style:family="paragraph" style:parent-style-name="Standard">
      <style:text-properties fo:font-size="11pt" fo:font-weight="normal" officeooo:rsid="005d8ed2" officeooo:paragraph-rsid="0062dd7d" style:font-size-asian="11pt" style:font-weight-asian="normal" style:font-size-complex="11pt" style:font-weight-complex="normal"/>
    </style:style>
    <style:style style:name="P153" style:family="paragraph" style:parent-style-name="Standard">
      <style:text-properties fo:font-size="11pt" fo:font-weight="normal" officeooo:rsid="0075167c" officeooo:paragraph-rsid="0075167c" style:font-size-asian="11pt" style:font-weight-asian="normal" style:font-size-complex="11pt" style:font-weight-complex="normal"/>
    </style:style>
    <style:style style:name="P154" style:family="paragraph" style:parent-style-name="Standard">
      <style:text-properties fo:font-size="11pt" fo:font-weight="normal" officeooo:rsid="007e2d3a" officeooo:paragraph-rsid="007e2d3a" style:font-size-asian="11pt" style:font-weight-asian="normal" style:font-size-complex="11pt" style:font-weight-complex="normal"/>
    </style:style>
    <style:style style:name="P155" style:family="paragraph" style:parent-style-name="Standard">
      <style:text-properties fo:font-size="11pt" fo:font-style="normal" fo:font-weight="bold" officeooo:rsid="007e2d3a" officeooo:paragraph-rsid="007e3b86" style:font-size-asian="11pt" style:font-style-asian="normal" style:font-weight-asian="bold" style:font-size-complex="11pt" style:font-style-complex="normal" style:font-weight-complex="bold"/>
    </style:style>
    <style:style style:name="P156" style:family="paragraph" style:parent-style-name="Standard">
      <style:text-properties officeooo:rsid="005aa689" officeooo:paragraph-rsid="005aa689"/>
    </style:style>
    <style:style style:name="P157" style:family="paragraph" style:parent-style-name="Standard">
      <style:text-properties fo:font-size="10.5pt" officeooo:rsid="000865ca" officeooo:paragraph-rsid="003385bf" style:font-size-asian="10.5pt" style:font-size-complex="10.5pt"/>
    </style:style>
    <style:style style:name="P158" style:family="paragraph" style:parent-style-name="Standard">
      <style:text-properties fo:font-size="10.5pt" officeooo:rsid="00298113" officeooo:paragraph-rsid="003385bf" style:font-size-asian="10.5pt" style:font-size-complex="10.5pt"/>
    </style:style>
    <style:style style:name="P159" style:family="paragraph" style:parent-style-name="Standard">
      <style:text-properties fo:font-size="10.5pt" officeooo:rsid="003385bf" officeooo:paragraph-rsid="003385bf" style:font-size-asian="10.5pt" style:font-size-complex="10.5pt"/>
    </style:style>
    <style:style style:name="P160" style:family="paragraph" style:parent-style-name="Standard">
      <style:text-properties fo:font-size="10.5pt" officeooo:rsid="005d366f" officeooo:paragraph-rsid="005d366f" style:font-size-asian="10.5pt" style:font-size-complex="10.5pt"/>
    </style:style>
    <style:style style:name="P161" style:family="paragraph" style:parent-style-name="Standard">
      <style:text-properties fo:font-size="10.5pt" officeooo:rsid="004e3b5e" officeooo:paragraph-rsid="004e3b5e" style:font-size-asian="10.5pt" style:font-size-complex="10.5pt"/>
    </style:style>
    <style:style style:name="P162" style:family="paragraph" style:parent-style-name="Standard">
      <style:text-properties officeooo:rsid="005d8ed2" officeooo:paragraph-rsid="005d8ed2"/>
    </style:style>
    <style:style style:name="P163" style:family="paragraph" style:parent-style-name="Standard">
      <style:text-properties fo:color="#f58220" style:font-name="DejaVu Sans Mono" fo:font-size="9pt" fo:font-style="italic" fo:font-weight="bold" officeooo:rsid="006a3eeb" officeooo:paragraph-rsid="006a3eeb" style:font-size-asian="9pt" style:font-style-asian="italic" style:font-weight-asian="bold" style:font-size-complex="9pt" style:font-style-complex="italic" style:font-weight-complex="bold"/>
    </style:style>
    <style:style style:name="P164" style:family="paragraph" style:parent-style-name="Standard">
      <style:text-properties officeooo:rsid="0075167c" officeooo:paragraph-rsid="0075167c"/>
    </style:style>
    <style:style style:name="P165" style:family="paragraph" style:parent-style-name="Standard">
      <style:text-properties officeooo:rsid="00757d63" officeooo:paragraph-rsid="00757d63"/>
    </style:style>
    <style:style style:name="P166" style:family="paragraph" style:parent-style-name="Standard">
      <style:paragraph-properties fo:break-before="page"/>
      <style:text-properties fo:font-weight="bold" officeooo:rsid="000610cd" officeooo:paragraph-rsid="000610cd" style:font-weight-asian="bold" style:font-weight-complex="bold"/>
    </style:style>
    <style:style style:name="P167" style:family="paragraph" style:parent-style-name="Standard">
      <style:paragraph-properties fo:break-before="page"/>
      <style:text-properties style:font-name="DejaVu Sans Mono" fo:font-size="9pt" fo:font-weight="bold" officeooo:rsid="000846bc" officeooo:paragraph-rsid="000846bc" style:font-size-asian="9pt" style:font-weight-asian="bold" style:font-size-complex="9pt" style:font-weight-complex="bold"/>
    </style:style>
    <style:style style:name="P168" style:family="paragraph" style:parent-style-name="Standard">
      <style:paragraph-properties fo:break-before="page"/>
      <style:text-properties style:font-name="DejaVu Sans Mono" fo:font-size="9pt" fo:font-weight="bold" officeooo:rsid="004d0b5b" officeooo:paragraph-rsid="004d0b5b" style:font-size-asian="9pt" style:font-weight-asian="bold" style:font-size-complex="9pt" style:font-weight-complex="bold"/>
    </style:style>
    <style:style style:name="P169" style:family="paragraph" style:parent-style-name="Standard">
      <style:paragraph-properties fo:break-before="page"/>
      <style:text-properties style:font-name="Liberation Serif1" fo:font-size="12pt" fo:font-weight="bold" officeooo:rsid="000ae8db" officeooo:paragraph-rsid="000ae8db" style:font-size-asian="12pt" style:font-weight-asian="bold" style:font-size-complex="12pt" style:font-weight-complex="bold"/>
    </style:style>
    <style:style style:name="P170" style:family="paragraph" style:parent-style-name="Standard">
      <style:paragraph-properties fo:break-before="page"/>
      <style:text-properties style:font-name="Liberation Serif1" fo:font-size="12pt" fo:font-weight="bold" officeooo:rsid="000a7e20" officeooo:paragraph-rsid="000a7e20" style:font-size-asian="12pt" style:font-weight-asian="bold" style:font-size-complex="12pt" style:font-weight-complex="bold"/>
    </style:style>
    <style:style style:name="P171" style:family="paragraph" style:parent-style-name="Standard">
      <style:paragraph-properties fo:break-before="page"/>
      <style:text-properties style:font-name="Liberation Serif1" fo:font-size="12pt" fo:font-weight="bold" officeooo:rsid="000610cd" officeooo:paragraph-rsid="000846bc" style:font-size-asian="12pt" style:font-weight-asian="bold" style:font-size-complex="12pt" style:font-weight-complex="bold"/>
    </style:style>
    <style:style style:name="P172" style:family="paragraph" style:parent-style-name="Standard">
      <style:paragraph-properties fo:break-before="page"/>
      <style:text-properties style:font-name="Liberation Serif1" fo:font-size="12pt" fo:font-style="normal" style:text-underline-style="none" fo:font-weight="bold" officeooo:rsid="000ae8db" officeooo:paragraph-rsid="000ae8db" style:font-size-asian="12pt" style:font-style-asian="normal" style:font-weight-asian="bold" style:font-size-complex="12pt" style:font-style-complex="normal" style:font-weight-complex="bold"/>
    </style:style>
    <style:style style:name="P173" style:family="paragraph" style:parent-style-name="Standard">
      <style:paragraph-properties fo:break-before="page"/>
      <style:text-properties fo:font-style="normal" fo:font-weight="bold" officeooo:rsid="000610cd" officeooo:paragraph-rsid="007e2d3a" style:font-style-asian="normal" style:font-weight-asian="bold" style:font-style-complex="normal" style:font-weight-complex="bold"/>
    </style:style>
    <style:style style:name="P174" style:family="paragraph" style:parent-style-name="Standard">
      <style:paragraph-properties fo:break-before="page"/>
      <style:text-properties fo:font-style="normal" fo:font-weight="bold" officeooo:rsid="005aa689" officeooo:paragraph-rsid="007e2d3a" style:font-style-asian="normal" style:font-weight-asian="bold" style:font-style-complex="normal" style:font-weight-complex="bold"/>
    </style:style>
    <style:style style:name="P175" style:family="paragraph" style:parent-style-name="Table_20_Contents">
      <style:text-properties style:font-name="FreeMono" fo:font-size="8pt" fo:font-style="italic" fo:font-weight="bold" officeooo:rsid="000e4d29" officeooo:paragraph-rsid="000e4d29" style:font-size-asian="8pt" style:font-style-asian="italic" style:font-weight-asian="bold" style:font-size-complex="8pt" style:font-style-complex="italic" style:font-weight-complex="bold"/>
    </style:style>
    <style:style style:name="P176" style:family="paragraph" style:parent-style-name="Table_20_Contents">
      <style:text-properties style:font-name="FreeMono" fo:font-size="8pt" fo:font-style="italic" fo:font-weight="bold" officeooo:rsid="000e768e" officeooo:paragraph-rsid="000e768e" style:font-size-asian="8pt" style:font-style-asian="italic" style:font-weight-asian="bold" style:font-size-complex="8pt" style:font-style-complex="italic" style:font-weight-complex="bold"/>
    </style:style>
    <style:style style:name="P177" style:family="paragraph" style:parent-style-name="Table_20_Contents">
      <style:text-properties style:font-name="FreeMono" fo:font-size="8pt" fo:font-style="italic" officeooo:rsid="000e4d29" officeooo:paragraph-rsid="000e4d29" style:font-size-asian="8pt" style:font-style-asian="italic" style:font-size-complex="8pt" style:font-style-complex="italic"/>
    </style:style>
    <style:style style:name="P178" style:family="paragraph" style:parent-style-name="Table_20_Contents">
      <style:text-properties style:font-name="FreeMono" fo:font-size="8pt" fo:font-style="italic" officeooo:rsid="000ef7af" officeooo:paragraph-rsid="000ef7af" style:font-size-asian="8pt" style:font-style-asian="italic" style:font-size-complex="8pt" style:font-style-complex="italic"/>
    </style:style>
    <style:style style:name="P179" style:family="paragraph" style:parent-style-name="Table_20_Contents">
      <style:text-properties style:font-name="FreeMono" fo:font-size="8pt" officeooo:rsid="000e4d29" officeooo:paragraph-rsid="000e4d29" style:font-size-asian="8pt" style:font-size-complex="8pt"/>
    </style:style>
    <style:style style:name="P180" style:family="paragraph" style:parent-style-name="Table_20_Contents">
      <style:text-properties style:font-name="FreeMono" fo:font-size="8pt" officeooo:rsid="000e768e" officeooo:paragraph-rsid="000e768e" style:font-size-asian="8pt" style:font-size-complex="8pt"/>
    </style:style>
    <style:style style:name="P181" style:family="paragraph" style:parent-style-name="Table_20_Contents">
      <style:text-properties style:font-name="FreeMono" fo:font-size="8pt" officeooo:rsid="000ef7af" officeooo:paragraph-rsid="000ef7af" style:font-size-asian="8pt" style:font-size-complex="8pt"/>
    </style:style>
    <style:style style:name="P182" style:family="paragraph" style:parent-style-name="Table_20_Contents">
      <style:text-properties officeooo:rsid="000610cd" officeooo:paragraph-rsid="001d23f3"/>
    </style:style>
    <style:style style:name="P183" style:family="paragraph" style:parent-style-name="Table_20_Contents">
      <style:text-properties style:font-name="DejaVu Sans Mono" fo:font-size="10pt" officeooo:rsid="001c4f72" officeooo:paragraph-rsid="001c4f72" style:font-size-asian="10pt" style:font-size-complex="10pt"/>
    </style:style>
    <style:style style:name="P184" style:family="paragraph" style:parent-style-name="Table_20_Contents">
      <style:text-properties style:font-name="DejaVu Sans Mono" fo:font-size="10pt" officeooo:rsid="001d23f3" officeooo:paragraph-rsid="001d23f3" style:font-size-asian="10pt" style:font-size-complex="10pt"/>
    </style:style>
    <style:style style:name="P185" style:family="paragraph" style:parent-style-name="Table_20_Contents">
      <style:text-properties style:font-name="DejaVu Sans Mono" fo:font-size="10pt" officeooo:rsid="001d23f3" officeooo:paragraph-rsid="001f17fc" style:font-size-asian="10pt" style:font-size-complex="10pt"/>
    </style:style>
    <style:style style:name="P186" style:family="paragraph" style:parent-style-name="Table_20_Contents">
      <style:text-properties style:font-name="DejaVu Sans Mono" fo:font-size="10pt" officeooo:rsid="001d23f3" officeooo:paragraph-rsid="001c4f72" style:font-size-asian="10pt" style:font-size-complex="10pt"/>
    </style:style>
    <style:style style:name="P187" style:family="paragraph" style:parent-style-name="Table_20_Contents">
      <style:text-properties style:font-name="DejaVu Sans Mono" fo:font-size="10pt" officeooo:rsid="001f17fc" officeooo:paragraph-rsid="001f17fc" style:font-size-asian="10pt" style:font-size-complex="10pt"/>
    </style:style>
    <style:style style:name="P188" style:family="paragraph" style:parent-style-name="Table_20_Contents">
      <style:text-properties style:font-name="DejaVu Sans Mono" fo:font-size="10pt" officeooo:rsid="0020c19c" officeooo:paragraph-rsid="0020c19c" style:font-size-asian="10pt" style:font-size-complex="10pt"/>
    </style:style>
    <style:style style:name="P189" style:family="paragraph" style:parent-style-name="Table_20_Contents">
      <style:text-properties fo:font-size="10pt" officeooo:rsid="002f3307" officeooo:paragraph-rsid="002f3307" style:font-size-asian="10pt" style:font-size-complex="10pt"/>
    </style:style>
    <style:style style:name="P190" style:family="paragraph" style:parent-style-name="Table_20_Contents">
      <style:text-properties fo:font-size="10pt" officeooo:rsid="0030e2e8" officeooo:paragraph-rsid="0030e2e8" style:font-size-asian="10pt" style:font-size-complex="10pt"/>
    </style:style>
    <style:style style:name="P191" style:family="paragraph" style:parent-style-name="Table_20_Contents">
      <style:text-properties fo:font-size="10pt" officeooo:rsid="0072150f" officeooo:paragraph-rsid="0072150f" style:font-size-asian="10pt" style:font-size-complex="10pt"/>
    </style:style>
    <style:style style:name="P192" style:family="paragraph" style:parent-style-name="Table_20_Contents">
      <style:text-properties fo:font-size="10pt" officeooo:rsid="007beb1e" officeooo:paragraph-rsid="007beb1e" style:font-size-asian="10pt" style:font-size-complex="10pt"/>
    </style:style>
    <style:style style:name="P193" style:family="paragraph" style:parent-style-name="Table_20_Contents">
      <style:text-properties fo:font-size="10pt" fo:font-weight="bold" officeooo:rsid="002f3307" officeooo:paragraph-rsid="002f3307" style:font-size-asian="10pt" style:font-weight-asian="bold" style:font-size-complex="10pt" style:font-weight-complex="bold"/>
    </style:style>
    <style:style style:name="P194" style:family="paragraph" style:parent-style-name="Table_20_Contents">
      <style:text-properties fo:font-size="10pt" fo:font-weight="bold" officeooo:rsid="0030e2e8" officeooo:paragraph-rsid="0030e2e8" style:font-size-asian="10pt" style:font-weight-asian="bold" style:font-size-complex="10pt" style:font-weight-complex="bold"/>
    </style:style>
    <style:style style:name="P195" style:family="paragraph" style:parent-style-name="Table_20_Contents">
      <style:text-properties fo:font-size="10pt" fo:font-weight="bold" officeooo:rsid="0072150f" officeooo:paragraph-rsid="0072150f" style:font-size-asian="10pt" style:font-weight-asian="bold" style:font-size-complex="10pt" style:font-weight-complex="bold"/>
    </style:style>
    <style:style style:name="P196" style:family="paragraph" style:parent-style-name="Table_20_Contents">
      <style:text-properties fo:font-size="10pt" fo:font-weight="bold" officeooo:rsid="007beb1e" officeooo:paragraph-rsid="007beb1e" style:font-size-asian="10pt" style:font-weight-asian="bold" style:font-size-complex="10pt" style:font-weight-complex="bold"/>
    </style:style>
    <style:style style:name="P197" style:family="paragraph" style:parent-style-name="Table_20_Contents">
      <style:text-properties fo:font-size="11pt" officeooo:rsid="003269ba" officeooo:paragraph-rsid="003269ba" style:font-size-asian="11pt" style:font-size-complex="11pt"/>
    </style:style>
    <style:style style:name="P198" style:family="paragraph" style:parent-style-name="Table_20_Contents">
      <style:text-properties fo:font-weight="bold" officeooo:rsid="006ad99f" officeooo:paragraph-rsid="006ad99f" style:font-weight-asian="bold" style:font-weight-complex="bold"/>
    </style:style>
    <style:style style:name="P199" style:family="paragraph" style:parent-style-name="Table_20_Contents">
      <style:text-properties fo:font-weight="normal" officeooo:rsid="006ad99f" officeooo:paragraph-rsid="006ad99f" style:font-weight-asian="normal" style:font-weight-complex="normal"/>
    </style:style>
    <style:style style:name="P200" style:family="paragraph" style:parent-style-name="Standard" style:master-page-name="">
      <loext:graphic-properties draw:fill-image-width="0cm" draw:fill-image-height="0cm"/>
      <style:paragraph-properties fo:text-align="center" style:justify-single-word="false" style:page-number="auto" style:border-line-width="0.018cm 0.004cm 0.018cm" fo:padding="0.049cm" fo:border="1.11pt double-thin #00ccff" style:shadow="none" style:writing-mode="page"/>
      <style:text-properties officeooo:rsid="000610cd" officeooo:paragraph-rsid="000610cd"/>
    </style:style>
    <style:style style:name="P201"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officeooo:rsid="000610cd" officeooo:paragraph-rsid="000610cd"/>
    </style:style>
    <style:style style:name="P202" style:family="paragraph" style:parent-style-name="Standard">
      <loext:graphic-properties draw:fill-image-width="0cm" draw:fill-image-height="0cm"/>
      <style:paragraph-properties style:border-line-width="0.018cm 0.004cm 0.018cm" fo:padding="0.049cm" fo:border="1.11pt double-thin #00ccff" style:shadow="none" style:writing-mode="page"/>
      <style:text-properties officeooo:rsid="0007da95" officeooo:paragraph-rsid="0007da95"/>
    </style:style>
    <style:style style:name="P203"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officeooo:rsid="0007da95" officeooo:paragraph-rsid="0007da95"/>
    </style:style>
    <style:style style:name="P204"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fo:font-style="italic" officeooo:rsid="0007da95" officeooo:paragraph-rsid="0007da95" style:font-style-asian="italic" style:font-style-complex="italic"/>
    </style:style>
    <style:style style:name="P205"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fo:font-size="10pt" fo:font-style="italic" officeooo:rsid="0072150f" officeooo:paragraph-rsid="0072150f" style:font-size-asian="10pt" style:font-style-asian="italic" style:font-size-complex="10pt" style:font-style-complex="italic"/>
    </style:style>
    <style:style style:name="P206" style:family="paragraph" style:parent-style-name="Heading_20_4">
      <style:text-properties fo:font-size="10pt" fo:font-weight="normal" style:font-size-asian="10pt" style:font-weight-asian="normal" style:font-size-complex="10pt" style:font-weight-complex="normal"/>
    </style:style>
    <style:style style:name="P207" style:family="paragraph" style:parent-style-name="Heading_20_4">
      <style:text-properties fo:font-size="10pt" fo:font-weight="normal" officeooo:rsid="002f3307" officeooo:paragraph-rsid="002f3307" style:font-size-asian="10pt" style:font-weight-asian="normal" style:font-size-complex="10pt" style:font-weight-complex="normal"/>
    </style:style>
    <style:style style:name="P208" style:family="paragraph" style:parent-style-name="Heading_20_4">
      <style:text-properties fo:font-size="10pt" fo:font-weight="normal" officeooo:rsid="0030e2e8" officeooo:paragraph-rsid="0030e2e8" style:font-size-asian="10pt" style:font-weight-asian="normal" style:font-size-complex="10pt" style:font-weight-complex="normal"/>
    </style:style>
    <style:style style:name="P209" style:family="paragraph" style:parent-style-name="Text_20_body">
      <style:text-properties style:font-name="Liberation Serif" fo:font-size="10pt" style:font-size-asian="10pt" style:font-size-complex="10pt"/>
    </style:style>
    <style:style style:name="P210" style:family="paragraph" style:parent-style-name="Text_20_body">
      <style:text-properties style:font-name="Liberation Serif" fo:font-size="10pt" officeooo:rsid="007beb1e" officeooo:paragraph-rsid="007beb1e" style:font-size-asian="10pt" style:font-size-complex="10pt"/>
    </style:style>
    <style:style style:name="P211" style:family="paragraph" style:parent-style-name="Standard" style:list-style-name="L1">
      <style:text-properties officeooo:rsid="0007da95" officeooo:paragraph-rsid="0007da95"/>
    </style:style>
    <style:style style:name="P212" style:family="paragraph" style:parent-style-name="Standard" style:list-style-name="L1">
      <style:text-properties officeooo:rsid="0007da95" officeooo:paragraph-rsid="00270bac"/>
    </style:style>
    <style:style style:name="P213" style:family="paragraph" style:parent-style-name="Standard" style:list-style-name="L1">
      <style:text-properties officeooo:rsid="000ae8db" officeooo:paragraph-rsid="000ae8db"/>
    </style:style>
    <style:style style:name="P214" style:family="paragraph" style:parent-style-name="Standard" style:list-style-name="L1">
      <style:text-properties fo:font-weight="normal" officeooo:rsid="0026c89d" officeooo:paragraph-rsid="00270bac" style:font-weight-asian="normal" style:font-weight-complex="normal"/>
    </style:style>
    <style:style style:name="P215" style:family="paragraph" style:parent-style-name="Standard">
      <style:text-properties fo:font-weight="bold" officeooo:rsid="000865ca" officeooo:paragraph-rsid="000865ca" style:font-weight-asian="bold" style:font-weight-complex="bold"/>
    </style:style>
    <style:style style:name="P216" style:family="paragraph" style:parent-style-name="Standard">
      <style:text-properties fo:font-size="11pt" officeooo:rsid="0081e7c4" officeooo:paragraph-rsid="0081e7c4" style:font-size-asian="11pt" style:font-size-complex="11pt"/>
    </style:style>
    <style:style style:name="P217" style:family="paragraph" style:parent-style-name="Standard">
      <style:text-properties style:font-name="DejaVu Sans Mono" fo:font-size="8pt" fo:font-weight="normal" officeooo:rsid="0007da95" officeooo:paragraph-rsid="007583b4" style:font-size-asian="8pt" style:font-weight-asian="normal" style:font-size-complex="8pt" style:font-weight-complex="normal"/>
    </style:style>
    <style:style style:name="P218" style:family="paragraph" style:parent-style-name="Standard">
      <style:text-properties style:font-name="DejaVu Sans Mono" fo:font-size="8pt" fo:font-weight="normal" officeooo:rsid="0007da95" officeooo:paragraph-rsid="0007da95" style:font-size-asian="8pt" style:font-weight-asian="normal" style:font-size-complex="8pt" style:font-weight-complex="normal"/>
    </style:style>
    <style:style style:name="T1" style:family="text">
      <style:text-properties officeooo:rsid="0007da95"/>
    </style:style>
    <style:style style:name="T2" style:family="text">
      <style:text-properties fo:font-weight="normal" style:font-weight-asian="normal" style:font-weight-complex="normal"/>
    </style:style>
    <style:style style:name="T3" style:family="text">
      <style:text-properties fo:font-weight="normal" officeooo:rsid="000846bc" style:font-weight-asian="normal" style:font-weight-complex="normal"/>
    </style:style>
    <style:style style:name="T4" style:family="text">
      <style:text-properties fo:font-weight="normal" officeooo:rsid="0019346b" style:font-weight-asian="normal" style:font-weight-complex="normal"/>
    </style:style>
    <style:style style:name="T5" style:family="text">
      <style:text-properties fo:font-weight="normal" officeooo:rsid="0019f274" style:font-weight-asian="normal" style:font-weight-complex="normal"/>
    </style:style>
    <style:style style:name="T6" style:family="text">
      <style:text-properties fo:font-weight="normal" officeooo:rsid="00384422" style:font-weight-asian="normal" style:font-weight-complex="normal"/>
    </style:style>
    <style:style style:name="T7" style:family="text">
      <style:text-properties fo:font-weight="normal" officeooo:rsid="0040e532" style:font-weight-asian="normal" style:font-weight-complex="normal"/>
    </style:style>
    <style:style style:name="T8" style:family="text">
      <style:text-properties fo:font-weight="normal" officeooo:rsid="00711cb8" style:font-weight-asian="normal" style:font-weight-complex="normal"/>
    </style:style>
    <style:style style:name="T9" style:family="text">
      <style:text-properties fo:font-weight="normal" officeooo:rsid="00776231"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0846bc" style:font-style-asian="italic" style:font-weight-asian="normal" style:font-style-complex="italic" style:font-weight-complex="normal"/>
    </style:style>
    <style:style style:name="T12" style:family="text">
      <style:text-properties fo:font-style="italic" fo:font-weight="normal" officeooo:rsid="00161351" style:font-style-asian="italic" style:font-weight-asian="normal" style:font-style-complex="italic" style:font-weight-complex="normal"/>
    </style:style>
    <style:style style:name="T13" style:family="text">
      <style:text-properties fo:font-style="italic" fo:font-weight="normal" officeooo:rsid="0019f274" style:font-style-asian="italic" style:font-weight-asian="normal" style:font-style-complex="italic" style:font-weight-complex="normal"/>
    </style:style>
    <style:style style:name="T14" style:family="text">
      <style:text-properties fo:font-style="italic" fo:font-weight="normal" officeooo:rsid="004fec38" style:font-style-asian="italic" style:font-weight-asian="normal" style:font-style-complex="italic" style:font-weight-complex="normal"/>
    </style:style>
    <style:style style:name="T15" style:family="text">
      <style:text-properties fo:font-style="italic" fo:font-weight="normal" officeooo:rsid="0051b8b4" style:font-style-asian="italic" style:font-weight-asian="normal" style:font-style-complex="italic" style:font-weight-complex="normal"/>
    </style:style>
    <style:style style:name="T16" style:family="text">
      <style:text-properties fo:font-style="italic" fo:font-weight="normal" officeooo:rsid="00740736"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13ca72" style:font-style-asian="italic" style:font-style-complex="italic"/>
    </style:style>
    <style:style style:name="T19" style:family="text">
      <style:text-properties fo:font-style="italic" officeooo:rsid="00161351" style:font-style-asian="italic" style:font-style-complex="italic"/>
    </style:style>
    <style:style style:name="T20" style:family="text">
      <style:text-properties fo:font-style="italic" officeooo:rsid="0019f274" style:font-style-asian="italic" style:font-style-complex="italic"/>
    </style:style>
    <style:style style:name="T21" style:family="text">
      <style:text-properties fo:font-style="italic" officeooo:rsid="00298113" style:font-style-asian="italic" style:font-style-complex="italic"/>
    </style:style>
    <style:style style:name="T22" style:family="text">
      <style:text-properties fo:font-style="italic" officeooo:rsid="00343027" style:font-style-asian="italic" style:font-style-complex="italic"/>
    </style:style>
    <style:style style:name="T23" style:family="text">
      <style:text-properties fo:font-style="italic" officeooo:rsid="004cdb4a" style:font-style-asian="italic" style:font-style-complex="italic"/>
    </style:style>
    <style:style style:name="T24" style:family="text">
      <style:text-properties fo:font-style="italic" officeooo:rsid="00605318" style:font-style-asian="italic" style:font-style-complex="italic"/>
    </style:style>
    <style:style style:name="T25" style:family="text">
      <style:text-properties fo:font-style="italic" officeooo:rsid="006952a3" style:font-style-asian="italic" style:font-style-complex="italic"/>
    </style:style>
    <style:style style:name="T26" style:family="text">
      <style:text-properties fo:font-style="italic" officeooo:rsid="006dfa16" style:font-style-asian="italic" style:font-style-complex="italic"/>
    </style:style>
    <style:style style:name="T27" style:family="text">
      <style:text-properties fo:font-style="italic" officeooo:rsid="006f71a9" style:font-style-asian="italic" style:font-style-complex="italic"/>
    </style:style>
    <style:style style:name="T28" style:family="text">
      <style:text-properties fo:font-style="italic" officeooo:rsid="0072150f" style:font-style-asian="italic" style:font-style-complex="italic"/>
    </style:style>
    <style:style style:name="T29" style:family="text">
      <style:text-properties fo:font-style="italic" officeooo:rsid="00740736"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133bcf" style:font-style-asian="normal" style:font-style-complex="normal"/>
    </style:style>
    <style:style style:name="T32" style:family="text">
      <style:text-properties fo:font-style="normal" officeooo:rsid="00298113" style:font-style-asian="normal" style:font-style-complex="normal"/>
    </style:style>
    <style:style style:name="T33" style:family="text">
      <style:text-properties fo:font-style="normal" officeooo:rsid="003269ba" style:font-style-asian="normal" style:font-style-complex="normal"/>
    </style:style>
    <style:style style:name="T34" style:family="text">
      <style:text-properties fo:font-style="normal" officeooo:rsid="006952a3" style:font-style-asian="normal" style:font-style-complex="normal"/>
    </style:style>
    <style:style style:name="T35" style:family="text">
      <style:text-properties fo:font-style="normal" officeooo:rsid="006dfa16" style:font-style-asian="normal" style:font-style-complex="normal"/>
    </style:style>
    <style:style style:name="T36" style:family="text">
      <style:text-properties fo:font-style="normal" officeooo:rsid="006f71a9"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0e4d29" style:font-style-asian="normal" style:font-weight-asian="normal" style:font-style-complex="normal" style:font-weight-complex="normal"/>
    </style:style>
    <style:style style:name="T39" style:family="text">
      <style:text-properties fo:font-style="normal" fo:font-weight="normal" officeooo:rsid="0019346b" style:font-style-asian="normal" style:font-weight-asian="normal" style:font-style-complex="normal" style:font-weight-complex="normal"/>
    </style:style>
    <style:style style:name="T40" style:family="text">
      <style:text-properties fo:font-style="normal" fo:font-weight="normal" officeooo:rsid="0019f274" style:font-style-asian="normal" style:font-weight-asian="normal" style:font-style-complex="normal" style:font-weight-complex="normal"/>
    </style:style>
    <style:style style:name="T41" style:family="text">
      <style:text-properties fo:font-style="normal" fo:font-weight="normal" officeooo:rsid="0021bd79" style:font-style-asian="normal" style:font-weight-asian="normal" style:font-style-complex="normal" style:font-weight-complex="normal"/>
    </style:style>
    <style:style style:name="T42" style:family="text">
      <style:text-properties fo:font-style="normal" fo:font-weight="normal" officeooo:rsid="004fec38" style:font-style-asian="normal" style:font-weight-asian="normal" style:font-style-complex="normal" style:font-weight-complex="normal"/>
    </style:style>
    <style:style style:name="T43" style:family="text">
      <style:text-properties fo:font-style="normal" fo:font-weight="normal" officeooo:rsid="0051b8b4" style:font-style-asian="normal" style:font-weight-asian="normal" style:font-style-complex="normal" style:font-weight-complex="normal"/>
    </style:style>
    <style:style style:name="T44" style:family="text">
      <style:text-properties fo:font-style="normal" fo:font-weight="normal" officeooo:rsid="00740736" style:font-style-asian="normal" style:font-weight-asian="normal" style:font-style-complex="normal" style:font-weight-complex="normal"/>
    </style:style>
    <style:style style:name="T45" style:family="text">
      <style:text-properties fo:font-style="normal" fo:font-weight="bold" officeooo:rsid="006dfa16" style:font-style-asian="normal" style:font-weight-asian="bold" style:font-style-complex="normal" style:font-weight-complex="bold"/>
    </style:style>
    <style:style style:name="T46" style:family="text">
      <style:text-properties fo:font-style="normal" fo:font-weight="bold" officeooo:rsid="006f71a9" style:font-style-asian="normal" style:font-weight-asian="bold" style:font-style-complex="normal" style:font-weight-complex="bold"/>
    </style:style>
    <style:style style:name="T47" style:family="text">
      <style:text-properties officeooo:rsid="000d6068"/>
    </style:style>
    <style:style style:name="T48" style:family="text">
      <style:text-properties officeooo:rsid="000e4d29"/>
    </style:style>
    <style:style style:name="T49" style:family="text">
      <style:text-properties officeooo:rsid="000e768e"/>
    </style:style>
    <style:style style:name="T50" style:family="text">
      <style:text-properties officeooo:rsid="000ef7af"/>
    </style:style>
    <style:style style:name="T51" style:family="text">
      <style:text-properties officeooo:rsid="00132268"/>
    </style:style>
    <style:style style:name="T52" style:family="text">
      <style:text-properties officeooo:rsid="00133bcf"/>
    </style:style>
    <style:style style:name="T53" style:family="text">
      <style:text-properties officeooo:rsid="0013ca72"/>
    </style:style>
    <style:style style:name="T54" style:family="text">
      <style:text-properties officeooo:rsid="00161351"/>
    </style:style>
    <style:style style:name="T55" style:family="text">
      <style:text-properties officeooo:rsid="0019346b"/>
    </style:style>
    <style:style style:name="T56" style:family="text">
      <style:text-properties officeooo:rsid="001b1268"/>
    </style:style>
    <style:style style:name="T57" style:family="text">
      <style:text-properties officeooo:rsid="001c4f72"/>
    </style:style>
    <style:style style:name="T58" style:family="text">
      <style:text-properties fo:font-weight="bold" style:font-weight-asian="bold" style:font-weight-complex="bold"/>
    </style:style>
    <style:style style:name="T59" style:family="text">
      <style:text-properties fo:font-weight="bold" officeooo:rsid="00298113" style:font-weight-asian="bold" style:font-weight-complex="bold"/>
    </style:style>
    <style:style style:name="T60" style:family="text">
      <style:text-properties fo:font-weight="bold" officeooo:rsid="0013ca72" style:font-weight-asian="bold" style:font-weight-complex="bold"/>
    </style:style>
    <style:style style:name="T61" style:family="text">
      <style:text-properties fo:font-weight="bold" officeooo:rsid="006dfa16" style:font-weight-asian="bold" style:font-weight-complex="bold"/>
    </style:style>
    <style:style style:name="T62" style:family="text">
      <style:text-properties fo:font-weight="bold" officeooo:rsid="00757d63" style:font-weight-asian="bold" style:font-weight-complex="bold"/>
    </style:style>
    <style:style style:name="T63" style:family="text">
      <style:text-properties officeooo:rsid="001f17fc"/>
    </style:style>
    <style:style style:name="T64" style:family="text">
      <style:text-properties officeooo:rsid="0021bd79"/>
    </style:style>
    <style:style style:name="T65" style:family="text">
      <style:text-properties fo:color="#ffff66" fo:font-style="italic" style:font-style-asian="italic" style:font-style-complex="italic"/>
    </style:style>
    <style:style style:name="T66" style:family="text">
      <style:text-properties officeooo:rsid="00298113"/>
    </style:style>
    <style:style style:name="T67" style:family="text">
      <style:text-properties officeooo:rsid="002abd1e"/>
    </style:style>
    <style:style style:name="T68" style:family="text">
      <style:text-properties officeooo:rsid="002efcd3"/>
    </style:style>
    <style:style style:name="T69" style:family="text">
      <style:text-properties fo:font-size="10pt" style:font-size-asian="10pt" style:font-size-complex="10pt"/>
    </style:style>
    <style:style style:name="T70" style:family="text">
      <style:text-properties officeooo:rsid="003269ba"/>
    </style:style>
    <style:style style:name="T71" style:family="text">
      <style:text-properties officeooo:rsid="00343027"/>
    </style:style>
    <style:style style:name="T72" style:family="text">
      <style:text-properties officeooo:rsid="003a9c95"/>
    </style:style>
    <style:style style:name="T73" style:family="text">
      <style:text-properties officeooo:rsid="0045d945"/>
    </style:style>
    <style:style style:name="T74" style:family="text">
      <style:text-properties officeooo:rsid="004c716c"/>
    </style:style>
    <style:style style:name="T75" style:family="text">
      <style:text-properties officeooo:rsid="004cdb4a"/>
    </style:style>
    <style:style style:name="T76" style:family="text">
      <style:text-properties officeooo:rsid="004fec38"/>
    </style:style>
    <style:style style:name="T77" style:family="text">
      <style:text-properties officeooo:rsid="0051b8b4"/>
    </style:style>
    <style:style style:name="T78" style:family="text">
      <style:text-properties officeooo:rsid="00526e51"/>
    </style:style>
    <style:style style:name="T79" style:family="text">
      <style:text-properties officeooo:rsid="0058d1c5"/>
    </style:style>
    <style:style style:name="T80" style:family="text">
      <style:text-properties officeooo:rsid="005aa689"/>
    </style:style>
    <style:style style:name="T81" style:family="text">
      <style:text-properties officeooo:rsid="005c3d45"/>
    </style:style>
    <style:style style:name="T82" style:family="text">
      <style:text-properties officeooo:rsid="005e9c4b"/>
    </style:style>
    <style:style style:name="T83" style:family="text">
      <style:text-properties officeooo:rsid="00605318"/>
    </style:style>
    <style:style style:name="T84" style:family="text">
      <style:text-properties officeooo:rsid="006952a3"/>
    </style:style>
    <style:style style:name="T85" style:family="text">
      <style:text-properties officeooo:rsid="006a3eeb"/>
    </style:style>
    <style:style style:name="T86" style:family="text">
      <style:text-properties officeooo:rsid="006c2477"/>
    </style:style>
    <style:style style:name="T87" style:family="text">
      <style:text-properties officeooo:rsid="006dfa16"/>
    </style:style>
    <style:style style:name="T88" style:family="text">
      <style:text-properties officeooo:rsid="006f71a9"/>
    </style:style>
    <style:style style:name="T89" style:family="text">
      <style:text-properties officeooo:rsid="0072150f"/>
    </style:style>
    <style:style style:name="T90" style:family="text">
      <style:text-properties officeooo:rsid="00740736"/>
    </style:style>
    <style:style style:name="T91" style:family="text">
      <style:text-properties officeooo:rsid="0075167c"/>
    </style:style>
    <style:style style:name="T92" style:family="text">
      <style:text-properties officeooo:rsid="007583b4"/>
    </style:style>
    <style:style style:name="T93" style:family="text">
      <style:text-properties officeooo:rsid="007beb1e"/>
    </style:style>
    <style:style style:name="T94" style:family="text">
      <style:text-properties officeooo:rsid="007d401c"/>
    </style:style>
    <style:style style:name="T95" style:family="text">
      <style:text-properties officeooo:rsid="007e2d3a"/>
    </style:style>
    <style:style style:name="T96" style:family="text">
      <style:text-properties officeooo:rsid="007e3b86"/>
    </style:style>
    <style:style style:name="T97" style:family="text">
      <style:text-properties officeooo:rsid="007fc44f"/>
    </style:style>
    <style:style style:name="T98" style:family="text">
      <style:text-properties officeooo:rsid="0081e7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
      <text:p text:style-name="P201"/>
      <text:p text:style-name="P201"/>
      <text:p text:style-name="P201">Folly Manual</text:p>
      <text:p text:style-name="P201"/>
      <text:p text:style-name="P203">Daniel Horsley -- <text:span text:style-name="T86">July</text:span> 2019</text:p>
      <text:p text:style-name="P201"/>
      <text:p text:style-name="P204"><text:span text:style-name="T85">for Folly v. </text:span>0.<text:span text:style-name="T89">8.5</text:span></text:p>
      <text:p text:style-name="P205">Updated <text:span text:style-name="T93">October</text:span> 2019</text:p>
      <text:p text:style-name="P202"/>
      <text:p text:style-name="P202"/>
      <text:p text:style-name="P202"/>
      <text:p text:style-name="P2"/>
      <text:p text:style-name="P2"/>
      <text:p text:style-name="P2"/>
      <text:p text:style-name="P6">Contents</text:p>
      <text:p text:style-name="P2"/>
      <text:list xml:id="list3707943428" text:style-name="L1">
        <text:list-item>
          <text:p text:style-name="P211">Introduction</text:p>
        </text:list-item>
        <text:list-item>
          <text:p text:style-name="P213">Language and Type Behaviour</text:p>
        </text:list-item>
        <text:list-item>
          <text:p text:style-name="P211">Language Syntax</text:p>
        </text:list-item>
        <text:list-item>
          <text:p text:style-name="P212">Standard Library</text:p>
        </text:list-item>
        <text:list-item>
          <text:p text:style-name="P214">Unsupported Actions</text:p>
        </text:list-item>
        <text:list-item>
          <text:p text:style-name="P211">Appendices</text:p>
        </text:list-item>
      </text:list>
      <text:p text:style-name="P1"/>
      <text:p text:style-name="P1"/>
      <text:p text:style-name="P1"/>
      <text:p text:style-name="P4">Introduction</text:p>
      <text:p text:style-name="P1"/>
      <text:p text:style-name="P1">Folly is an interpreted scripting language designed to interoperate with the Bash shell in an efficient manner <text:span text:style-name="T55">and </text:span>to perform common installation and system preparation tasks. Some general use may also be found for <text:span text:style-name="T78">other</text:span> scripting tasks.</text:p>
      <text:p text:style-name="P1"/>
      <text:p text:style-name="P1">The language is not intended to out<text:span text:style-name="T55">-</text:span>perform other languages nor to replace them. It may be seen as an attempt to clean up the syntax <text:span text:style-name="T1">of common scripting tasks which must be maintained over time.</text:span></text:p>
      <text:p text:style-name="P1"/>
      <text:p text:style-name="P3">Currently, and for the foreseeable future, the implementation has been designed to take advantage o<text:span text:style-name="T78">f </text:span><text:s/>common POSIX- and ANSI-compatible features. For this reason, a Windows, Solaris or other port is unlikely. </text:p>
      <text:p text:style-name="P3"/>
      <text:p text:style-name="P122">The primary dependency of the language is the availability of Bash on the system path. This <text:span text:style-name="T78">Bash depend</text:span>ency may be waived or parameterised in future versions.</text:p>
      <text:p text:style-name="P2"/>
      <text:p text:style-name="P2">The language design is highly opinionated, with the author having considered many of the tasks he has needed to routinely perform with a mixture of other scripting tools and tried to unify the ones which made sense to co-opt. <text:span text:style-name="T82">This is not to say that Bash should be avoided, only that we have tried to include the common small tasks which generally require sub-shell instantiation or unreadable syntax. </text:span></text:p>
      <text:p text:style-name="P1"/>
      <text:p text:style-name="P128">It is also a work-in-progress, with some design work still required, a few faults and, probably, many oversights. <text:span text:style-name="T89">With that in mind, th</text:span>ere is nothing to stop you from creating applications within it, and the author has no intention <text:span text:style-name="T74">of</text:span> mak<text:span text:style-name="T74">ing</text:span> breaking changes to the language post version 1.0.</text:p>
      <text:p text:style-name="P128"/>
      <text:p text:style-name="P128"><text:soft-page-break/>The provided standard library however will evolve over time as new basic tasks are added. As the standard library evolves, each category of library call will be versioned and checkable through the REQUIRE command. Existing library calls will <text:span text:style-name="T82">not</text:span> be removed.</text:p>
      <text:p text:style-name="P128"/>
      <text:p text:style-name="P128">Should you ever need the <text:span text:style-name="T74">updated</text:span> library features it should be a simple task to replace the folly binary in your installation repositories for deployment. As usual with Go binaries, Folly is statically-linked and self-contained.</text:p>
      <text:p text:style-name="P128"/>
      <text:p text:style-name="P128">The only varying features, which are under the user’s control, are the version of Bash deployed, which does not matter to<text:span text:style-name="T85">o much to </text:span>Folly, and any user-defined Folly modules. By default, these are located in the $HOME/.folly/modules directory. <text:span text:style-name="T85">There are some Bash internal variables which are relied upon currently, and these should be listed in the appendices.</text:span></text:p>
      <text:p text:style-name="P128"/>
      <text:p text:style-name="P8"/>
      <text:p text:style-name="P7">Source Credits</text:p>
      <text:p text:style-name="P7"/>
      <text:p text:style-name="P118">Folly has been written using the Go language and much of its standard library implementation. Some third-party libraries have been used which require credit, primarily:</text:p>
      <text:p text:style-name="P118"/>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89">Debugging</text:p>
          </table:table-cell>
          <table:table-cell table:style-name="Table4.A1" office:value-type="string">
            <text:p text:style-name="P193">pprof</text:p>
          </table:table-cell>
          <table:table-cell table:style-name="Table4.A1" office:value-type="string">
            <text:h text:style-name="P207" text:outline-level="4">Google</text:h>
          </table:table-cell>
          <table:table-cell table:style-name="Table4.A1" office:value-type="string">
            <text:h text:style-name="P207" text:outline-level="4">Apache License 2.0</text:h>
          </table:table-cell>
          <table:table-cell table:style-name="Table4.E1" office:value-type="string">
            <text:p text:style-name="Table_20_Contents"><text:a xlink:type="simple" xlink:href="https://github.com/google/pprof" text:style-name="Internet_20_link" text:visited-style-name="Visited_20_Internet_20_Link"><text:span text:style-name="T69">https://github.com/google/pprof</text:span></text:a></text:p>
          </table:table-cell>
        </table:table-row>
        <table:table-row>
          <table:table-cell table:style-name="Table4.A2" office:value-type="string">
            <text:p text:style-name="P189">Database</text:p>
          </table:table-cell>
          <table:table-cell table:style-name="Table4.A2" office:value-type="string">
            <text:p text:style-name="P193">go-sql-driver</text:p>
          </table:table-cell>
          <table:table-cell table:style-name="Table4.A2" office:value-type="string">
            <text:p text:style-name="P190">various</text:p>
          </table:table-cell>
          <table:table-cell table:style-name="Table4.A2" office:value-type="string">
            <text:h text:style-name="P206" text:outline-level="4">Mozilla Public License 2.0</text:h>
          </table:table-cell>
          <table:table-cell table:style-name="Table4.E2" office:value-type="string">
            <text:p text:style-name="Table_20_Contents"><text:a xlink:type="simple" xlink:href="https://github.com/go-sql-driver/mysql" text:style-name="Internet_20_link" text:visited-style-name="Visited_20_Internet_20_Link"><text:span text:style-name="T69">https://github.com/go-sql-driver/mysql</text:span></text:a></text:p>
          </table:table-cell>
        </table:table-row>
        <table:table-row>
          <table:table-cell table:style-name="Table4.A2" office:value-type="string">
            <text:p text:style-name="P190">Evaluation</text:p>
          </table:table-cell>
          <table:table-cell table:style-name="Table4.A2" office:value-type="string">
            <text:p text:style-name="P194">goval</text:p>
          </table:table-cell>
          <table:table-cell table:style-name="Table4.A2" office:value-type="string">
            <text:p text:style-name="P190">maja42</text:p>
          </table:table-cell>
          <table:table-cell table:style-name="Table4.A2" office:value-type="string">
            <text:h text:style-name="P208" text:outline-level="4">MIT License</text:h>
          </table:table-cell>
          <table:table-cell table:style-name="Table4.E2" office:value-type="string">
            <text:p text:style-name="Table_20_Contents"><text:a xlink:type="simple" xlink:href="https://github.com/maja42/goval" text:style-name="Internet_20_link" text:visited-style-name="Visited_20_Internet_20_Link"><text:span text:style-name="T69">https://github.com/maja42/goval</text:span></text:a></text:p>
          </table:table-cell>
        </table:table-row>
        <table:table-row>
          <table:table-cell table:style-name="Table4.A2" office:value-type="string">
            <text:p text:style-name="P191">String</text:p>
          </table:table-cell>
          <table:table-cell table:style-name="Table4.A2" office:value-type="string">
            <text:p text:style-name="P195">RenderFloat Fn</text:p>
          </table:table-cell>
          <table:table-cell table:style-name="Table4.A2" office:value-type="string">
            <text:p text:style-name="P191">gorhill</text:p>
          </table:table-cell>
          <table:table-cell table:style-name="Table4.A2" office:value-type="string">
            <text:p text:style-name="P209">DO WHAT THE FUCK YOU WANT TO</text:p>
          </table:table-cell>
          <table:table-cell table:style-name="Table4.E2" office:value-type="string">
            <text:p text:style-name="Table_20_Contents"><text:a xlink:type="simple" xlink:href="https://gist.github.com/gorhill/5285193" text:style-name="Internet_20_link" text:visited-style-name="Visited_20_Internet_20_Link"><text:span text:style-name="T69">https://gist.github.com/gorhill/5285193</text:span></text:a></text:p>
          </table:table-cell>
        </table:table-row>
        <table:table-row>
          <table:table-cell table:style-name="Table4.A2" office:value-type="string">
            <text:p text:style-name="P192">Image</text:p>
          </table:table-cell>
          <table:table-cell table:style-name="Table4.A2" office:value-type="string">
            <text:p text:style-name="P196">svgo</text:p>
          </table:table-cell>
          <table:table-cell table:style-name="Table4.A2" office:value-type="string">
            <text:p text:style-name="P192">ajstarks</text:p>
          </table:table-cell>
          <table:table-cell table:style-name="Table4.A2" office:value-type="string">
            <text:p text:style-name="P210">Creative Commons 3.0</text:p>
          </table:table-cell>
          <table:table-cell table:style-name="Table4.E2" office:value-type="string">
            <text:p text:style-name="Table_20_Contents"><text:a xlink:type="simple" xlink:href="https://github.com/ajstarks/svgo" text:style-name="Internet_20_link" text:visited-style-name="Visited_20_Internet_20_Link"><text:span text:style-name="T69">https://github.com/ajstarks/svgo</text:span></text:a></text:p>
          </table:table-cell>
        </table:table-row>
      </table:table>
      <text:p text:style-name="P6"/>
      <text:p text:style-name="P6"/>
      <text:p text:style-name="P6">Usage</text:p>
      <text:p text:style-name="P32"/>
      <text:p text:style-name="P51"/>
      <text:p text:style-name="P52">Folly [-v] [-h] [-i] [-t] <text:span text:style-name="T92">[-m] [-A] \</text:span></text:p>
      <text:p text:style-name="P52"><text:tab/>[-O &lt;tval&gt;] [-G &lt;group_filter&gt;] <text:span text:style-name="T92">\</text:span></text:p>
      <text:p text:style-name="P52"><text:tab/><text:span text:style-name="T98">[-s /path/to/shell] \</text:span></text:p>
      <text:p text:style-name="P52"><text:tab/>[-o test_output_file] <text:span text:style-name="T92">\</text:span></text:p>
      <text:p text:style-name="P52"><text:tab/>[-T &lt;time-out&gt;] <text:span text:style-name="T92">\</text:span></text:p>
      <text:p text:style-name="P52"><text:tab/><text:span text:style-name="T92">[ </text:span>[-f<text:span text:style-name="T92">]</text:span> input_file]</text:p>
      <text:p text:style-name="P51"/>
      <text:p text:style-name="P51"><text:s text:c="4"/>-v : Version</text:p>
      <text:p text:style-name="P51"><text:s text:c="4"/>-h : Help</text:p>
      <text:p text:style-name="P51"><text:s text:c="4"/>-f : Process script &lt;input_file&gt; <text:span text:style-name="T92">(optional)</text:span></text:p>
      <text:p text:style-name="P51"><text:s text:c="4"/>-i : Interactive mode</text:p>
      <text:p text:style-name="P51"><text:s text:c="4"/>-<text:span text:style-name="T98">s : specify an alternative shell for the coprocess.</text:span></text:p>
      <text:p text:style-name="P51"><text:s text:c="4"/>-t : Test mode</text:p>
      <text:p text:style-name="P51"><text:s text:c="4"/>-O : Test override value &lt;tval&gt;</text:p>
      <text:p text:style-name="P51"><text:s text:c="4"/>-o : Name the test file &lt;test_output_file&gt;</text:p>
      <text:p text:style-name="P51"><text:s text:c="4"/>-G : Test group filter &lt;group_filter&gt;</text:p>
      <text:p text:style-name="P51"><text:s text:c="4"/>-T : Sets the &lt;time-out&gt; duration, in milliseconds, for calls to the co-process</text:p>
      <text:p text:style-name="P51"><text:s text:c="4"/>-<text:span text:style-name="T92">m : Shows update marks in the console while waiting for co-process tasks to complete.</text:span></text:p>
      <text:p text:style-name="P51"><text:s text:c="4"/>-<text:span text:style-name="T92">A : Disables safety checks on identifier names.</text:span></text:p>
      <text:p text:style-name="P51"/>
      <text:p text:style-name="P169">Language and Type Behaviour</text:p>
      <text:p text:style-name="P54"/>
      <text:p text:style-name="P58">Error Handling</text:p>
      <text:p text:style-name="P74"/>
      <text:p text:style-name="P58"><text:span text:style-name="T2">As this is an early release, there are still </text:span>many<text:span text:style-name="T2"> unhandled error cases. You’ll likely see a number of Go derived errors in places where language syntax hasn’t been checked robustly. Please report these if </text:span><text:span text:style-name="T7">you have the time. It is important to the author to present errors correctly, and once we are on top of these, they can be rationalised better.</text:span></text:p>
      <text:p text:style-name="P54"/>
      <text:p text:style-name="P54"/>
      <text:p text:style-name="P56">Data Types</text:p>
      <text:p text:style-name="P56"/>
      <text:p text:style-name="P63">The language supports integer, float, string and bool<text:span text:style-name="T72">ean</text:span> types in function calls, expressions and assignment expressions. <text:span text:style-name="T73">Type width is 64-bit maximum for numeric values. Larger width support would be possible, and this may be increased later, but there is really no need within intended use cases for the language.</text:span></text:p>
      <text:p text:style-name="P63"/>
      <text:p text:style-name="P63">There <text:span text:style-name="T82">are currently only two </text:span>compound type<text:span text:style-name="T82">s</text:span> as <text:span text:style-name="T79">described below. Complex compound types are not really n</text:span>ecessary given the caveat<text:span text:style-name="T48">s</text:span> below.</text:p>
      <text:p text:style-name="P63"/>
      <text:p text:style-name="P63">Folly treats multi-line string values as <text:span text:style-name="T79">lists</text:span> for iteration purposes and during standard library calls, where appropriate.</text:p>
      <text:p text:style-name="P63"/>
      <text:p text:style-name="P73">A typical snippet of code is shown below to illustrate this:</text:p>
      <text:p text:style-name="P73"/>
      <text:p text:style-name="P121"># read username, gid and description from password file for all users</text:p>
      <text:p text:style-name="P121"/>
      <text:p text:style-name="P121">foreach li in read<text:span text:style-name="T85">_</text:span>file("/etc/passwd")</text:p>
      <text:p text:style-name="P121"><text:s text:c="4"/>fields(gsub(li,":"," "))</text:p>
      <text:p text:style-name="P121"><text:s text:c="4"/>print "{F1},{F4},{F5}\n"</text:p>
      <text:p text:style-name="P121">endfor</text:p>
      <text:p text:style-name="P71"/>
      <text:p text:style-name="P73">In this example, the returned value of read<text:span text:style-name="T85">_</text:span>file is a multi-line string. This is automatically split by FOREACH for line-by-line processing. The fields() library call has no return value but creates the F1..Fx variables. The return of gsub is a string value.</text:p>
      <text:p text:style-name="P73"/>
      <text:p text:style-name="P73">It should be fairly obvious what is going on in the snippet for most readers, if they have any famililarity with basic Unix scripting tools. </text:p>
      <text:p text:style-name="P73"/>
      <text:p text:style-name="P73">Fields() and gsub() mimic aspects of AWK. Foreach is a typical construct in many languages. read_file() functionality can be checked with a funcs(“read_file”) call, but should also be obvious. </text:p>
      <text:p text:style-name="P73"/>
      <text:p text:style-name="P73">The only noteworthy thing to mention here is that {}s encapsulate interpolation of Folly variables. </text:p>
      <text:p text:style-name="P64"/>
      <text:p text:style-name="P61">Variable Interpolation</text:p>
      <text:p text:style-name="P76"/>
      <text:p text:style-name="P76">As mentioned above, encapsulating a Folly variable name in curly braces {} inside a string will cause the variable to be substituted at run-time for it’s current value. </text:p>
      <text:p text:style-name="P76"/>
      <text:p text:style-name="P80">This can be done in a few places, including `` or “” quoted strings, anywhere in a coprocess call statement ( | / <text:span text:style-name="T94">=|</text:span> ) and in identifier names and indices ( both left- and right-hand side of assignments). </text:p>
      <text:p text:style-name="P76"/>
      <text:p text:style-name="P76"/>
      <text:p text:style-name="P59"><text:soft-page-break/>Lists</text:p>
      <text:p text:style-name="P72"/>
      <text:p text:style-name="P72"><text:span text:style-name="T89">Simple t</text:span>ypes are not declared and the best fit should be chosen on assignment. Internally, variables are store<text:span text:style-name="T55">d</text:span> in appropriate types, but their use should be transparent. However, standard library calls should fail if incorrect types are used as arguments.</text:p>
      <text:p text:style-name="P72"/>
      <text:p text:style-name="P75">When <text:span text:style-name="T82">a list is required</text:span>, there are various supporting tools to deal with them.</text:p>
      <text:p text:style-name="P75"/>
      <text:p text:style-name="P75">In expressions, array elements may be directly addressed using the ary[element] syntax. This has 0-based indexing.</text:p>
      <text:p text:style-name="P75"/>
      <text:p text:style-name="P75">Preferably, there are a number of standard library calls for dealing with lists. The standard library calls cover treating internal arrays as lists, stacks and queues in a very basic manner. They also allow for splitting and joining lists and match finding.</text:p>
      <text:p text:style-name="P75"/>
      <text:p text:style-name="P75"><text:span text:style-name="T94">Some</text:span> library calls use <text:span text:style-name="T94">1</text:span>-based indexing <text:span text:style-name="T94">where it is more meaningful to do so</text:span>. <text:s/></text:p>
      <text:p text:style-name="P75"/>
      <text:p text:style-name="P75"/>
      <text:p text:style-name="P60"><text:span text:style-name="T89">Fixed-length and </text:span>Associative Arrays</text:p>
      <text:p text:style-name="P72"/>
      <text:p text:style-name="P77"><text:span text:style-name="T89">Fixed-length arrays </text:span>are generally instantiated <text:span text:style-name="T84">using the </text:span><text:span text:style-name="T25">init</text:span><text:span text:style-name="T84"> command</text:span>. <text:span text:style-name="T89">Associative arrays do not require initialising.</text:span></text:p>
      <text:p text:style-name="P77"/>
      <text:p text:style-name="P77">The array key <text:span text:style-name="T89">for associative arrays </text:span>must be a string. The value type is in line with whatever is assigned on the right-hand side. <text:span text:style-name="T83">The value type may be different between items of the same associative array. </text:span></text:p>
      <text:p text:style-name="P77"/>
      <text:p text:style-name="P78">Arrays can be disposed of either by returning from a function or explicit use of the UNSET command. </text:p>
      <text:p text:style-name="P77"/>
      <text:p text:style-name="P77"><text:span text:style-name="T83">Arrays are referenced using the typical </text:span><text:span text:style-name="T24">ary[key/</text:span><text:span text:style-name="T28">index]</text:span><text:span text:style-name="T24"> </text:span><text:span text:style-name="T83">format. </text:span></text:p>
      <text:p text:style-name="P77"/>
      <text:p text:style-name="P81">Only 1-<text:span text:style-name="T94">dimensional</text:span> fixed-length arrays are currently supported. <text:s/>This is likely to remain the case, there’s not much justification for n-dimension arrays for the use case given the difficulty in supporting this in Go v1. <text:s/></text:p>
      <text:p text:style-name="P81"/>
      <text:p text:style-name="P82">There is effectively pseudo-support for 2 dimensions, as the data type of the arrays can be untyped (i.e. “mixed” as the INIT type). This effectively allows the assignment of other lists to the array, but it is of limited flexibility.</text:p>
      <text:p text:style-name="P72"/>
      <text:p text:style-name="P72"/>
      <text:p text:style-name="P110">Iteration</text:p>
      <text:p text:style-name="P87"/>
      <text:p text:style-name="P87">When the expression result to be iterated over in a FOREACH loop is a single-line string value, iteration is character-by-character. When multiple lines are present, each line is considered to be the loop value. <text:span text:style-name="T83">Should an array or list be iterated over, it should act, as expected, upon each element of the type.</text:span></text:p>
      <text:p text:style-name="P87"/>
      <text:p text:style-name="P87">It should also be noted that the normal FOR loop construction currently only supports integer values.</text:p>
      <text:p text:style-name="P87"/>
      <text:p text:style-name="P172">Library Calls</text:p>
      <text:p text:style-name="P104"/>
      <text:p text:style-name="P104">For many of the library calls, for example, the lines() function, the input string is considered to be an array. <text:span text:style-name="T48">For some other functions, the behaviour is input-dependant. </text:span>Notes should be present in documentation where this occurs.</text:p>
      <text:p text:style-name="P87"/>
      <text:p text:style-name="P105"><text:span text:style-name="T89">Bash I/O </text:span>Behaviour</text:p>
      <text:p text:style-name="P88"/>
      <text:p text:style-name="P88">Before Folly begins to process a script an instance of Bash is executed concurrently, which is terminated at the same time as Folly.</text:p>
      <text:p text:style-name="P88"/>
      <text:p text:style-name="P88">The pipe command ( | ) is used to feed Bash commands into the co-process for execution. For example:</text:p>
      <text:p text:style-name="P88"/>
      <text:p text:style-name="P120">| ls -lh /etc </text:p>
      <text:p text:style-name="P88"/>
      <text:p text:style-name="P88">… would, as expected, execute a directory listing, with options, of the /etc directory.</text:p>
      <text:p text:style-name="P88"/>
      <text:p text:style-name="P88">The standard output of the Bash process is captured and presented on the standard output device of the Folly process. </text:p>
      <text:p text:style-name="P88"/>
      <text:p text:style-name="P88">Anything caught on the standard error channel of Bash is captured <text:span text:style-name="T75">and made available through the library call </text:span><text:span text:style-name="T23">last_out().</text:span></text:p>
      <text:p text:style-name="P88"/>
      <text:p text:style-name="P88">Normal Folly variables may be used in forming Bash commands and are interpolated before execution. For example:</text:p>
      <text:p text:style-name="P120"/>
      <text:p text:style-name="P120">dir_param=”/etc”</text:p>
      <text:p text:style-name="P120">| ls -lh {dir_param}</text:p>
      <text:p text:style-name="P88"/>
      <text:p text:style-name="P88">… to achieve the same result as before.</text:p>
      <text:p text:style-name="P88"/>
      <text:p text:style-name="P88">The output of a Bash command may be captured instead of printed by using the command assignment construct ( =| ). For example:</text:p>
      <text:p text:style-name="P88"/>
      <text:p text:style-name="P120">listing =| ls -lh /etc</text:p>
      <text:p text:style-name="P88"/>
      <text:p text:style-name="P86"><text:span text:style-name="T37">The error code returned by the Bash command will be capture</text:span><text:span text:style-name="T38">d</text:span><text:span text:style-name="T37"> and </text:span><text:span text:style-name="T39">will be accessible through the </text:span><text:span text:style-name="T4">last()</text:span><text:span text:style-name="T37"> </text:span><text:span text:style-name="T39">library call. </text:span><text:span text:style-name="T44">The stderr channel output is accessible through the last_out() library call.</text:span></text:p>
      <text:p text:style-name="P89"/>
      <text:p text:style-name="P95">Care should be taken due to the above behaviour to formulate Bash commands allowing for the handling of stderr and stdout.</text:p>
      <text:p text:style-name="P108"/>
      <text:p text:style-name="P85">Search Paths</text:p>
      <text:p text:style-name="P103"/>
      <text:p text:style-name="P103">It should be noted that Folly maintains two distinct search paths. One is internal to Folly, from which all Folly library functions will derive their file paths, when an absolute path is not used. This generally should default to the current working directory at the moment the Folly binary was executed.</text:p>
      <text:p text:style-name="P103"/>
      <text:p text:style-name="P85"><text:span text:style-name="T30">The second path is maintained by the Bash co-process in the usual manner for the shell. This path is tracked by the Folly system variable</text:span> pwd<text:span text:style-name="T30">. </text:span><text:s/></text:p>
      <text:p text:style-name="P85"/>
      <text:p text:style-name="P107"><text:soft-page-break/>Evaluation Limitations</text:p>
      <text:p text:style-name="P101"/>
      <text:p text:style-name="P101">As we are using a third-party evaluator for expressions a limitation exists in distinguishing between standard library functions and Folly functions within expressions. <text:span text:style-name="T90">We have been hacking away at the third-party evaluation routines to better incorporate them with Folly and it is currently unlikely that we will switch to a new evaluator without good cause. Speed isn’t one of those reasons we would switch.</text:span></text:p>
      <text:p text:style-name="P101"/>
      <text:p text:style-name="P102">To summarise, we have to pre-evaluate Folly functions and put their results back into expressions. <text:span text:style-name="T75">This is, of course, not ideal, </text:span>but it <text:span text:style-name="T90">works well enough for our ends.</text:span></text:p>
      <text:p text:style-name="P102"/>
      <text:p text:style-name="P101"/>
      <text:p text:style-name="P111">Statement Separation</text:p>
      <text:p text:style-name="P96"/>
      <text:p text:style-name="P96">Statements are terminated by Unix line-feed characters (\n). <text:s text:c="2"/>Carriage-return characters (\r) found in token space during parsing are discarded. </text:p>
      <text:p text:style-name="P96"/>
      <text:p text:style-name="P96">It is also possible to use the alternative statement end token, a semi-colon, to terminate a statement. This allows for multiple statements per line.</text:p>
      <text:p text:style-name="P96"/>
      <text:p text:style-name="P97">However, as a matter of style, rather than syntax, it would be best normally to not mix Bash commands and Folly commands within the same line. </text:p>
      <text:p text:style-name="P97"/>
      <text:p text:style-name="P90"/>
      <text:p text:style-name="P109">Variable Scope</text:p>
      <text:p text:style-name="P87"/>
      <text:p text:style-name="P89">Please note, all variables have local scope only, except for a few system variable<text:span text:style-name="T51">s</text:span> which will be detailed later. <text:s/>The range of local scope is the entire function, and <text:span text:style-name="T56">is </text:span>not further restricted in any more granular way.</text:p>
      <text:p text:style-name="P89"/>
      <text:p text:style-name="P89">Therefore, defined functions must receive their input exclusively from caller arguments, system variables or external input (like Bash, files, network, etc).</text:p>
      <text:p text:style-name="P55"/>
      <text:p text:style-name="P53"><text:span text:style-name="T47">B</text:span>uilt-in <text:span text:style-name="T47">System V</text:span>ariables</text:p>
      <text:p text:style-name="P53"/>
      <text:p text:style-name="P65">These <text:span text:style-name="T53">are the current system provided variables: (</text:span><text:span text:style-name="T29">these are a bit out of date now, needs review)</text:span></text:p>
      <text:p text:style-name="P6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5">Variable</text:p>
          </table:table-cell>
          <table:table-cell table:style-name="Table1.A1" office:value-type="string">
            <text:p text:style-name="P175">Type</text:p>
          </table:table-cell>
          <table:table-cell table:style-name="Table1.A1" office:value-type="string">
            <text:p text:style-name="P175">Mode<text:span text:style-name="T49">s</text:span></text:p>
          </table:table-cell>
          <table:table-cell table:style-name="Table1.A1" office:value-type="string">
            <text:p text:style-name="P176">Behaviour</text:p>
          </table:table-cell>
          <table:table-cell table:style-name="Table1.E1" office:value-type="string">
            <text:p text:style-name="P176">Notes</text:p>
          </table:table-cell>
        </table:table-row>
        <table:table-row>
          <table:table-cell table:style-name="Table1.A2" office:value-type="string">
            <text:p text:style-name="P177"><text:span text:style-name="T50">v</text:span>ersion</text:p>
          </table:table-cell>
          <table:table-cell table:style-name="Table1.A2" office:value-type="string">
            <text:p text:style-name="P179">String</text:p>
          </table:table-cell>
          <table:table-cell table:style-name="Table1.A2" office:value-type="string">
            <text:p text:style-name="P180">All</text:p>
          </table:table-cell>
          <table:table-cell table:style-name="Table1.A2" office:value-type="string">
            <text:p text:style-name="P180">Static</text:p>
          </table:table-cell>
          <table:table-cell table:style-name="Table1.E2" office:value-type="string">
            <text:p text:style-name="P179">The current version of Folly</text:p>
          </table:table-cell>
        </table:table-row>
        <table:table-row>
          <table:table-cell table:style-name="Table1.A2" office:value-type="string">
            <text:p text:style-name="P177"><text:span text:style-name="T50">p</text:span>rompt</text:p>
          </table:table-cell>
          <table:table-cell table:style-name="Table1.A2" office:value-type="string">
            <text:p text:style-name="P179">String</text:p>
          </table:table-cell>
          <table:table-cell table:style-name="Table1.A2" office:value-type="string">
            <text:p text:style-name="P179">Interactive</text:p>
          </table:table-cell>
          <table:table-cell table:style-name="Table1.A2" office:value-type="string">
            <text:p text:style-name="P180">Dynamic</text:p>
          </table:table-cell>
          <table:table-cell table:style-name="Table1.E2" office:value-type="string">
            <text:p text:style-name="P179">This contains the input prompt. It is updated between commands.</text:p>
          </table:table-cell>
        </table:table-row>
        <table:table-row>
          <table:table-cell table:style-name="Table1.A2" office:value-type="string">
            <text:p text:style-name="P177">bash_location</text:p>
          </table:table-cell>
          <table:table-cell table:style-name="Table1.A2" office:value-type="string">
            <text:p text:style-name="P179">String</text:p>
          </table:table-cell>
          <table:table-cell table:style-name="Table1.A2" office:value-type="string">
            <text:p text:style-name="P179">Interactive</text:p>
          </table:table-cell>
          <table:table-cell table:style-name="Table1.A2" office:value-type="string">
            <text:p text:style-name="P180">Static</text:p>
          </table:table-cell>
          <table:table-cell table:style-name="Table1.E2" office:value-type="string">
            <text:p text:style-name="P179">System path that Bash was located on.</text:p>
          </table:table-cell>
        </table:table-row>
        <table:table-row>
          <table:table-cell table:style-name="Table1.A2" office:value-type="string">
            <text:p text:style-name="P178">F1 .. Fx</text:p>
          </table:table-cell>
          <table:table-cell table:style-name="Table1.A2" office:value-type="string">
            <text:p text:style-name="P181">String</text:p>
          </table:table-cell>
          <table:table-cell table:style-name="Table1.A2" office:value-type="string">
            <text:p text:style-name="P181">Available after lines() or pipesep() command.</text:p>
          </table:table-cell>
          <table:table-cell table:style-name="Table1.A2" office:value-type="string">
            <text:p text:style-name="P181"/>
          </table:table-cell>
          <table:table-cell table:style-name="Table1.E2" office:value-type="string">
            <text:p text:style-name="P181">The ordered, resulting fields generated during <text:s/>a line conversion. </text:p>
          </table:table-cell>
        </table:table-row>
        <table:table-row>
          <table:table-cell table:style-name="Table1.A2" office:value-type="string">
            <text:p text:style-name="P178">NF</text:p>
          </table:table-cell>
          <table:table-cell table:style-name="Table1.A2" office:value-type="string">
            <text:p text:style-name="P181">Int</text:p>
          </table:table-cell>
          <table:table-cell table:style-name="Table1.A2" office:value-type="string">
            <text:p text:style-name="P181">Available after lines() or pipesep() command.</text:p>
          </table:table-cell>
          <table:table-cell table:style-name="Table1.A2" office:value-type="string">
            <text:p text:style-name="P181"/>
          </table:table-cell>
          <table:table-cell table:style-name="Table1.E2" office:value-type="string">
            <text:p text:style-name="P181">The number of fields generated.</text:p>
          </table:table-cell>
        </table:table-row>
        <table:table-row>
          <table:table-cell table:style-name="Table1.A2" office:value-type="string">
            <text:p text:style-name="P178">F</text:p>
          </table:table-cell>
          <table:table-cell table:style-name="Table1.A2" office:value-type="string">
            <text:p text:style-name="P181">Array</text:p>
          </table:table-cell>
          <table:table-cell table:style-name="Table1.A2" office:value-type="string">
            <text:p text:style-name="P181">Available after lines() or pipesep() command.</text:p>
          </table:table-cell>
          <table:table-cell table:style-name="Table1.A2" office:value-type="string">
            <text:p text:style-name="P181"/>
          </table:table-cell>
          <table:table-cell table:style-name="Table1.E2" office:value-type="string">
            <text:p text:style-name="P181">The generated fields as a single array. This can be passed through some other library functions for processing.</text:p>
          </table:table-cell>
        </table:table-row>
      </table:table>
      <text:p text:style-name="P84"/>
      <text:p text:style-name="P53"/>
      <text:p text:style-name="P53"><text:soft-page-break/><text:span text:style-name="T47">P</text:span>ane <text:span text:style-name="T47">S</text:span>upport</text:p>
      <text:p text:style-name="P53"/>
      <text:p text:style-name="P66">At launch, all PROMPT and PRINT activity is performed in the <text:span text:style-name="T17">global</text:span><text:span text:style-name="T30"> pane. This is a structure describing the entire terminal window dimensions.</text:span></text:p>
      <text:p text:style-name="P91"/>
      <text:p text:style-name="P91">Through use of variants of the PANE command additional pseudo-windows can be created and switched to. The AT command is always relative to the top-left of the current window pane. Row and column numbering starts at 1.</text:p>
      <text:p text:style-name="P98"/>
      <text:p text:style-name="P83">Example</text:p>
      <text:p text:style-name="P50"/>
      <text:p text:style-name="P50">cls</text:p>
      <text:p text:style-name="P50">pane define "envs" 2 10 12 50 " [#6][#i1]Environment[#-][##] " double</text:p>
      <text:p text:style-name="P50">pane select "envs"</text:p>
      <text:p text:style-name="P50"/>
      <text:p text:style-name="P50">at <text:s/>2,3; print "Bash Version <text:s text:c="8"/>: "+bash_version()</text:p>
      <text:p text:style-name="P50">at <text:s/>3,3; print "Bash Major Version <text:s text:c="2"/>: "+bash_versinfo()</text:p>
      <text:p text:style-name="P50">at <text:s/>4,3; print "User <text:s text:c="16"/>: "+user()</text:p>
      <text:p text:style-name="P50">at <text:s/>5,3; print "OS <text:s text:c="18"/>: "+os()</text:p>
      <text:p text:style-name="P50">at <text:s/>6,3; print "Home <text:s text:c="16"/>: "+home()</text:p>
      <text:p text:style-name="P50">at <text:s/>7,3; print "Locale <text:s text:c="14"/>: "+lang()</text:p>
      <text:p text:style-name="P50">at <text:s/>8,3; print "Distribution <text:s text:c="8"/>: "+release_name()</text:p>
      <text:p text:style-name="P50">at <text:s/>9,3; print "Distribution ID <text:s text:c="5"/>: "+release_id() </text:p>
      <text:p text:style-name="P50">at 10,3; print "Distribution Version : "+release_version()</text:p>
      <text:p text:style-name="P50"/>
      <text:p text:style-name="P50">pane select "global"</text:p>
      <text:p text:style-name="P50">at 17,1</text:p>
      <text:p text:style-name="P91"/>
      <text:p text:style-name="P83">Example output</text:p>
      <text:p text:style-name="P83"/>
      <table:table table:name="Table3" table:style-name="Table3">
        <table:table-column table:style-name="Table3.A"/>
        <table:table-row>
          <table:table-cell table:style-name="Table3.A1" office:value-type="string">
            <text:p text:style-name="P47"/>
            <text:p text:style-name="P47"><text:s text:c="9"/>╔══ <text:span text:style-name="T65">Environment</text:span> ═════════════════════════════════╗</text:p>
            <text:p text:style-name="P47"><text:s text:c="9"/>║ <text:s text:c="47"/>║</text:p>
            <text:p text:style-name="P47"><text:s text:c="9"/>║ <text:s/>Bash Version <text:s text:c="8"/>: 4.4.12(1)-release <text:s text:c="5"/>║</text:p>
            <text:p text:style-name="P47"><text:s text:c="9"/>║ <text:s/>Bash Major Version <text:s text:c="2"/>: 4 <text:s text:c="21"/>║</text:p>
            <text:p text:style-name="P47"><text:s text:c="9"/>║ <text:s/>User <text:s text:c="16"/>: daniel <text:s text:c="16"/>║</text:p>
            <text:p text:style-name="P47"><text:s text:c="9"/>║ <text:s/>OS <text:s text:c="18"/>: linux-gnu <text:s text:c="13"/>║</text:p>
            <text:p text:style-name="P47"><text:s text:c="9"/>║ <text:s/>Home <text:s text:c="16"/>: /home/daniel <text:s text:c="10"/>║</text:p>
            <text:p text:style-name="P47"><text:s text:c="9"/>║ <text:s/>Locale <text:s text:c="14"/>: en_GB.UTF-8 <text:s text:c="11"/>║</text:p>
            <text:p text:style-name="P47"><text:s text:c="9"/>║ <text:s/>Distribution <text:s text:c="8"/>: Debian GNU/Linux <text:s text:c="6"/>║</text:p>
            <text:p text:style-name="P47"><text:s text:c="9"/>║ <text:s/>Distribution ID <text:s text:c="5"/>: debian <text:s text:c="16"/>║</text:p>
            <text:p text:style-name="P47"><text:s text:c="9"/>║ <text:s/>Distribution Version : 9 <text:s text:c="21"/>║</text:p>
            <text:p text:style-name="P47"><text:s text:c="9"/>║ <text:s text:c="47"/>║</text:p>
            <text:p text:style-name="P47"><text:s text:c="9"/>╚════════════════════════════════════════════════╝</text:p>
            <text:p text:style-name="P91"/>
          </table:table-cell>
        </table:table-row>
      </table:table>
      <text:p text:style-name="P47"/>
      <text:p text:style-name="P92"/>
      <text:p text:style-name="P53"/>
      <text:p text:style-name="P170"><text:span text:style-name="T47">W</text:span>hen <text:span text:style-name="T47">S</text:span>tatement</text:p>
      <text:p text:style-name="P53"/>
      <text:p text:style-name="P67">The WHEN statement is the Folly variant of the switch/case construct.</text:p>
      <text:p text:style-name="P67"/>
      <text:p text:style-name="P49">WHEN <text:span text:style-name="T17">expression</text:span></text:p>
      <text:p text:style-name="P48">[ IS <text:span text:style-name="T17">condition</text:span></text:p>
      <text:p text:style-name="P48"><text:tab/><text:span text:style-name="T17">action </text:span>]</text:p>
      <text:p text:style-name="P48">[ CONTAINS<text:span text:style-name="T17"> regex_condition</text:span></text:p>
      <text:p text:style-name="P48"><text:tab/><text:span text:style-name="T17">action </text:span>]</text:p>
      <text:p text:style-name="P49">[ OR</text:p>
      <text:p text:style-name="P49"><text:tab/><text:span text:style-name="T17">default_action </text:span><text:span text:style-name="T30">]</text:span></text:p>
      <text:p text:style-name="P48">ENDWHEN</text:p>
      <text:p text:style-name="P53"/>
      <text:p text:style-name="P68">Each IS/CONTAINS clause will <text:span text:style-name="T86">not </text:span>fall-through to the subsequent condition on completion. <text:span text:style-name="T86">A BREAK statement only ends the clause early. Fall-through is not permitted!</text:span></text:p>
      <text:p text:style-name="P68"/>
      <text:p text:style-name="P68">On BREAK, execution continues from the ENDWHEN statement.</text:p>
      <text:p text:style-name="P67"/>
      <text:p text:style-name="P67">WHEN statement blocks may be nested, within pre-defined limits. (All nesting is currently limited to a depth of 1000).</text:p>
      <text:p text:style-name="P53"/>
      <text:p text:style-name="P53"/>
      <text:p text:style-name="P53"><text:span text:style-name="T47">I</text:span>nteractive <text:span text:style-name="T47">M</text:span>ode</text:p>
      <text:p text:style-name="P53"/>
      <text:p text:style-name="P70">Folly may be started in interactive mode using the <text:span text:style-name="T17">-i</text:span><text:span text:style-name="T30"> argument. </text:span><text:span text:style-name="T31">This mode is intended for debugging and single-line task activities. <text:s/></text:span><text:span text:style-name="T30">In interactive mode, a prompt is presented for user input commands.</text:span></text:p>
      <text:p text:style-name="P93"/>
      <text:p text:style-name="P69"><text:span text:style-name="T30">This mode currently treats each line as </text:span><text:span text:style-name="T33">part of a single function in global namespace</text:span><text:span text:style-name="T30"> internally. </text:span><text:span text:style-name="T33">Additionally, </text:span><text:span text:style-name="T30">conditional structure must all be on the same line. This restriction </text:span><text:span text:style-name="T31">may</text:span><text:span text:style-name="T30"> be lifted in a future version. <text:s/></text:span><text:span text:style-name="T33">We do not currently support multiline statements. </text:span><text:span text:style-name="T34">There are some workarounds in place, but they should generally be avoided.</text:span></text:p>
      <text:p text:style-name="P93"/>
      <text:p text:style-name="P93">Additionally, PRINT commands have an additional line-feed character appended to <text:span text:style-name="T70">their output </text:span>in interactive mode.</text:p>
      <text:p text:style-name="P93"/>
      <text:p text:style-name="P94">The entire interactive mode is experimental at this stage, and may be removed at a later date if it proves problematic. </text:p>
      <text:p text:style-name="P94"/>
      <text:p text:style-name="P94"/>
      <text:p text:style-name="P106">Modules</text:p>
      <text:p text:style-name="P99"/>
      <text:p text:style-name="P99">The MODULE command has been included to permit separating source into workable chunks and allow for re-use.</text:p>
      <text:p text:style-name="P99"/>
      <text:p text:style-name="P106"><text:span text:style-name="T2">By default, Folly will look for modules in the path </text:span><text:span text:style-name="T10">$HOME/.folly/modules</text:span><text:span text:style-name="T2">. This may be overridden by setting the environmental variable FOLLY_MODPATH.</text:span></text:p>
      <text:p text:style-name="P99"/>
      <text:p text:style-name="P106"><text:span text:style-name="T2">If a path containing forward slashes is provided by the MODULE command, </text:span><text:span text:style-name="T9">and </text:span><text:span text:style-name="T2">it is an absolute path </text:span><text:span text:style-name="T9">it will be </text:span><text:span text:style-name="T6">used instead of the FOLLY_MODPATH or home path to retrieve the module.</text:span></text:p>
      <text:p text:style-name="P100"/>
      <text:p text:style-name="P112"><text:span text:style-name="T6">I</text:span><text:span text:style-name="T2">f the path is relative, it is joined onto the absolute path of the source file which was executed.</text:span></text:p>
      <text:p text:style-name="P100"/>
      <text:p text:style-name="P79"/>
      <text:p text:style-name="P62"/>
      <text:p text:style-name="P171">Language Syntax</text:p>
      <text:p text:style-name="P27"/>
      <text:p text:style-name="P27"/>
      <text:p text:style-name="P16"><text:span text:style-name="T52">Function </text:span>Statements</text:p>
      <text:p text:style-name="P27"/>
      <text:p text:style-name="P30">Functions may be defined using the syntax below. Arguments presented during a call are evaluated before the function call is executed.</text:p>
      <text:p text:style-name="P29"/>
      <text:p text:style-name="P30">It is possible to return multiple values from a function by comma-separating the receiving variables on the left-hand side of the assignment.</text:p>
      <text:p text:style-name="P57"/>
      <text:p text:style-name="P23"><text:span text:style-name="T58">DEFINE</text:span> <text:span text:style-name="T17">name</text:span>(arg1,...,argN)</text:p>
      <text:p text:style-name="P23">- create a <text:span text:style-name="T52">function</text:span>.</text:p>
      <text:p text:style-name="P23"/>
      <text:p text:style-name="P15">ENDDEF</text:p>
      <text:p text:style-name="P23">- end a <text:span text:style-name="T52">function</text:span> definition.</text:p>
      <text:p text:style-name="P23"/>
      <text:p text:style-name="P23"><text:span text:style-name="T58">SHOWDEF</text:span> [ <text:span text:style-name="T17">name</text:span> ]</text:p>
      <text:p text:style-name="P23">- display a single <text:span text:style-name="T52">function</text:span> definition, or all functions.</text:p>
      <text:p text:style-name="P23"/>
      <text:p text:style-name="P23"><text:span text:style-name="T58">RETURN</text:span> <text:span text:style-name="T17">retval1</text:span> [ , <text:span text:style-name="T17">retvalN</text:span> ... ] <text:s text:c="15"/></text:p>
      <text:p text:style-name="P23">- return from <text:span text:style-name="T52">function</text:span>, with values.</text:p>
      <text:p text:style-name="P23"/>
      <text:p text:style-name="P15"><text:span text:style-name="T40">[</text:span><text:span text:style-name="T13"> r1 </text:span><text:span text:style-name="T40">[</text:span><text:span text:style-name="T13"> ,r2,…,rX </text:span><text:span text:style-name="T40">] = ]</text:span><text:span text:style-name="T13"> </text:span><text:span text:style-name="T11">function_</text:span><text:span text:style-name="T10">name</text:span><text:span text:style-name="T2">( </text:span><text:span text:style-name="T5">[ p1 </text:span><text:span text:style-name="T40">[ ,p2,…,pX ] ] </text:span><text:span text:style-name="T2">) <text:s text:c="35"/></text:span></text:p>
      <text:p text:style-name="P15"><text:span text:style-name="T2">- call a </text:span><text:span text:style-name="T3">function</text:span><text:span text:style-name="T2">, with parameters </text:span><text:span text:style-name="T10">params</text:span></text:p>
      <text:p text:style-name="P30">- assigned values are typed according to the RETURN’ed values.</text:p>
      <text:p text:style-name="P23"/>
      <text:p text:style-name="P163">Please note! <text:s/>Multiple return value code is currently removed. <text:span text:style-name="T87">It will be reintroduced if we replace the expression evaluator!</text:span></text:p>
      <text:p text:style-name="P23"/>
      <text:p text:style-name="P23"/>
      <text:p text:style-name="P16">Selection Statements</text:p>
      <text:p text:style-name="P23"/>
      <text:p text:style-name="P23"><text:span text:style-name="T58">IF</text:span> <text:span text:style-name="T17">condition</text:span> <text:s text:c="35"/></text:p>
      <text:p text:style-name="P23">- test condition and start execution block if true.</text:p>
      <text:p text:style-name="P23"/>
      <text:p text:style-name="P23"><text:tab/><text:span text:style-name="T20">execution_block</text:span></text:p>
      <text:p text:style-name="P23"/>
      <text:p text:style-name="P23"><text:tab/><text:span text:style-name="T58">ELSE</text:span> <text:s text:c="43"/></text:p>
      <text:p text:style-name="P23"><text:tab/>- start execution block for false state.</text:p>
      <text:p text:style-name="P23"/>
      <text:p text:style-name="P23"><text:tab/><text:span text:style-name="T20">execution_block</text:span></text:p>
      <text:p text:style-name="P23"/>
      <text:p text:style-name="P23"><text:span text:style-name="T58">ENDIF</text:span> <text:s text:c="42"/></text:p>
      <text:p text:style-name="P23">- terminate IF execution block.</text:p>
      <text:p text:style-name="P23"/>
      <text:p text:style-name="P19">ON<text:span text:style-name="T2"> </text:span><text:span text:style-name="T10">expression</text:span><text:span text:style-name="T37"> </text:span><text:span text:style-name="T30">DO</text:span><text:span text:style-name="T37"> command</text:span></text:p>
      <text:p text:style-name="P19"><text:span text:style-name="T37">- the equivalent of IF </text:span><text:span text:style-name="T10">expression==true</text:span><text:span text:style-name="T37">; </text:span><text:span text:style-name="T10">command</text:span><text:span text:style-name="T37">; ENDIF for single commands.</text:span></text:p>
      <text:p text:style-name="P23"/>
      <text:p text:style-name="P23"><text:span text:style-name="T58">WHEN</text:span> <text:span text:style-name="T17">expr</text:span><text:span text:style-name="T19">ession</text:span></text:p>
      <text:p text:style-name="P23">- switch-like structure.</text:p>
      <text:p text:style-name="P23"/>
      <text:p text:style-name="P15"><text:span text:style-name="T2"><text:tab/></text:span>IS<text:span text:style-name="T2"> </text:span><text:span text:style-name="T11">expr</text:span><text:span text:style-name="T12">ession</text:span></text:p>
      <text:p text:style-name="P23"><text:tab/><text:span text:style-name="T58">CONTAINS</text:span> <text:span text:style-name="T17">expr</text:span><text:span text:style-name="T19">ession</text:span></text:p>
      <text:p text:style-name="P15"><text:span text:style-name="T2"><text:tab/>- when expr matches value </text:span><text:span text:style-name="T3">(IS) </text:span><text:span text:style-name="T2">or regex </text:span><text:span text:style-name="T3">(CONTAINS)</text:span><text:span text:style-name="T2">.</text:span></text:p>
      <text:p text:style-name="P23"/>
      <text:p text:style-name="P23"><text:tab/><text:span text:style-name="T58">OR</text:span> <text:s text:c="45"/></text:p>
      <text:p text:style-name="P23"><text:tab/>- default WHEN case.</text:p>
      <text:p text:style-name="P23"/>
      <text:p text:style-name="P23"><text:span text:style-name="T58">ENDWHEN</text:span> <text:s text:c="40"/></text:p>
      <text:p text:style-name="P23">- terminates the WHEN block.</text:p>
      <text:p text:style-name="P23"/>
      <text:p text:style-name="P23"/>
      <text:p text:style-name="P167">Iteration Statements</text:p>
      <text:p text:style-name="P28"/>
      <text:p text:style-name="P23"><text:span text:style-name="T58">WHILE</text:span> <text:span text:style-name="T17">condition</text:span> <text:s text:c="32"/></text:p>
      <text:p text:style-name="P23">- start while...end loop block.</text:p>
      <text:p text:style-name="P23"/>
      <text:p text:style-name="P38"><text:tab/><text:span text:style-name="T57">statement_block</text:span></text:p>
      <text:p text:style-name="P23"/>
      <text:p text:style-name="P15">ENDWHILE</text:p>
      <text:p text:style-name="P23">- end of while...end loop block.</text:p>
      <text:p text:style-name="P23"/>
      <text:p text:style-name="P23"/>
      <text:p text:style-name="P23"><text:span text:style-name="T58">FOR</text:span> <text:span text:style-name="T17">var</text:span> <text:span text:style-name="T58">=</text:span> <text:span text:style-name="T17">start</text:span> <text:span text:style-name="T58">TO</text:span> <text:span text:style-name="T17">end</text:span> [ <text:span text:style-name="T58">STEP</text:span> <text:span text:style-name="T17">step</text:span> ] <text:s text:c="11"/></text:p>
      <text:p text:style-name="P23">- start FOR loop block. (integer iteration only)</text:p>
      <text:p text:style-name="P23"/>
      <text:p text:style-name="P15">FOREACH<text:span text:style-name="T2"> </text:span><text:span text:style-name="T10">var</text:span><text:span text:style-name="T2"> </text:span>IN<text:span text:style-name="T2"> </text:span><text:span text:style-name="T11">expr</text:span><text:span text:style-name="T2"> | </text:span><text:span text:style-name="T10">fn(expr</text:span><text:span text:style-name="T2">) | </text:span><text:span text:style-name="T10">"literal"</text:span><text:span text:style-name="T2"> <text:s text:c="6"/></text:span></text:p>
      <text:p text:style-name="P23">- iterate over variable content lines.</text:p>
      <text:p text:style-name="P23"/>
      <text:p text:style-name="P23"><text:span text:style-name="T58">ENDFOR</text:span> <text:s text:c="41"/></text:p>
      <text:p text:style-name="P23">- terminate <text:span text:style-name="T57">the nearest active previous </text:span>FOR <text:span text:style-name="T57">or FOREACH </text:span>execution block.</text:p>
      <text:p text:style-name="P23"/>
      <text:p text:style-name="P23"/>
      <text:p text:style-name="P16">Flow Control Statements</text:p>
      <text:p text:style-name="P16"/>
      <text:p text:style-name="P23"><text:span text:style-name="T58">BREAK</text:span> <text:s text:c="42"/></text:p>
      <text:p text:style-name="P23">- exit a loop or WHEN clause immediately.</text:p>
      <text:p text:style-name="P23"/>
      <text:p text:style-name="P23"><text:span text:style-name="T58">CONTINUE</text:span> <text:s text:c="39"/></text:p>
      <text:p text:style-name="P23">- proceed to next loop iteration immediately.</text:p>
      <text:p text:style-name="P23"/>
      <text:p text:style-name="P23"><text:span text:style-name="T58">EXIT</text:span> <text:span text:style-name="T17">code</text:span> <text:s text:c="38"/></text:p>
      <text:p text:style-name="P23">- exit script with status code.</text:p>
      <text:p text:style-name="P23"/>
      <text:p text:style-name="P23"/>
      <text:p text:style-name="P16">Output Control Statements</text:p>
      <text:p text:style-name="P23"/>
      <text:p text:style-name="P23"><text:span text:style-name="T58">PRINT</text:span> <text:span text:style-name="T17">expression</text:span></text:p>
      <text:p text:style-name="P23">- local echo.</text:p>
      <text:p text:style-name="P30">- ANSI codes are conveniently interpolated as part of output expression evaluation.</text:p>
      <text:p text:style-name="P30">- Please see the appendices for a list of available code representations.</text:p>
      <text:p text:style-name="P23"/>
      <text:p text:style-name="P23"><text:span text:style-name="T58">LOG</text:span> <text:span text:style-name="T19">expression</text:span></text:p>
      <text:p text:style-name="P23">- local echo plus pre-named destination log file.</text:p>
      <text:p text:style-name="P23"/>
      <text:p text:style-name="P23"><text:span text:style-name="T58">LOGGING</text:span> <text:span text:style-name="T58">OFF</text:span> | <text:span text:style-name="T58">ON</text:span> <text:span text:style-name="T17">name </text:span><text:span text:style-name="T26">| </text:span><text:span text:style-name="T45">QUIET</text:span><text:span text:style-name="T35"> | </text:span><text:span text:style-name="T45">LOUD</text:span><text:span text:style-name="T35"> </text:span><text:span text:style-name="T36">| </text:span><text:span text:style-name="T46">SUBJECT</text:span><text:span text:style-name="T36"> </text:span><text:span text:style-name="T27">subject_string</text:span></text:p>
      <text:p text:style-name="P23">- disable or enable logging and specify the log file name.</text:p>
      <text:p text:style-name="P23">- <text:span text:style-name="T87">stops (quiet) or enables (loud) local echo of LOG commands.</text:span></text:p>
      <text:p text:style-name="P23">- <text:span text:style-name="T88">set the start-of-line “subject” in log entries. Defaults to an empty string.</text:span></text:p>
      <text:p text:style-name="P23"/>
      <text:p text:style-name="P22">LOGGING WEB 0|OFF|DISABLE</text:p>
      <text:p text:style-name="P37">- disable the web server log file.</text:p>
      <text:p text:style-name="P22">LOGGING WEB 1|ON|ENABLE</text:p>
      <text:p text:style-name="P37">- enable the web server log file.</text:p>
      <text:p text:style-name="P22">LOGGING ACCESSFILE <text:span text:style-name="T10">path</text:span></text:p>
      <text:p text:style-name="P37">- sets the location of the web server log file.</text:p>
      <text:p text:style-name="P23"/>
      <text:p text:style-name="P23"><text:span text:style-name="T58">CLS</text:span> <text:s text:c="44"/></text:p>
      <text:p text:style-name="P23">- clear console screen, <text:span text:style-name="T54">or the current pane</text:span>.</text:p>
      <text:p text:style-name="P23"/>
      <text:p text:style-name="P23"><text:span text:style-name="T58">AT</text:span> <text:span text:style-name="T17">row,column</text:span> <text:s text:c="34"/></text:p>
      <text:p text:style-name="P23">- move cursor to row,column.</text:p>
      <text:p text:style-name="P23"/>
      <text:p text:style-name="P25"><text:span text:style-name="T58">PANE</text:span> <text:span text:style-name="T58">OFF</text:span> | <text:span text:style-name="T58">SELECT</text:span> <text:span text:style-name="T17">name</text:span> | <text:span text:style-name="T58">DEFINE</text:span> <text:span text:style-name="T17">name</text:span> <text:span text:style-name="T17">x y w h</text:span> <text:span text:style-name="T87">| </text:span><text:span text:style-name="T61">REDRAW</text:span></text:p>
      <text:p text:style-name="P33">- disable windows</text:p>
      <text:p text:style-name="P25">- <text:span text:style-name="T87">change current window</text:span></text:p>
      <text:p text:style-name="P25">- <text:span text:style-name="T87">define a new window</text:span></text:p>
      <text:p text:style-name="P25">- <text:span text:style-name="T87">redraw the current window</text:span></text:p>
      <text:p text:style-name="P25"/>
      <text:p text:style-name="P23"/>
      <text:p text:style-name="P167">Input Control Statements</text:p>
      <text:p text:style-name="P23"/>
      <text:p text:style-name="P23"><text:span text:style-name="T58">INPUT</text:span> <text:span text:style-name="T17">id</text:span> <text:span text:style-name="T17">type</text:span> <text:span text:style-name="T18">position/name</text:span></text:p>
      <text:p text:style-name="P39"/>
      <text:p text:style-name="P23">- set variable <text:span text:style-name="T17">id</text:span> from external value or exit. <text:span text:style-name="T53">Type may be one of the following:</text:span></text:p>
      <text:p text:style-name="P23"><text:tab/>- <text:span text:style-name="T60">PARAM</text:span><text:span text:style-name="T53"><text:tab/><text:tab/>: for mandatory positional CLI arguments</text:span></text:p>
      <text:p text:style-name="P23"><text:tab/>- <text:span text:style-name="T60">OPTARG</text:span><text:span text:style-name="T53"><text:tab/><text:tab/>: for optional positional CLI arguments</text:span></text:p>
      <text:p text:style-name="P23"><text:tab/>- <text:span text:style-name="T60">ENV</text:span><text:span text:style-name="T53"><text:tab/><text:tab/><text:tab/>: for mandatory environmental variables</text:span></text:p>
      <text:p text:style-name="P23"/>
      <text:p text:style-name="P23"><text:span text:style-name="T58">PROMPT</text:span> <text:span text:style-name="T17">var</text:span> <text:span text:style-name="T17">prompt</text:span> [ <text:span text:style-name="T17">validator</text:span> ] <text:s text:c="16"/></text:p>
      <text:p text:style-name="P15"><text:span text:style-name="T2">- set var from stdin. loops until </text:span><text:span text:style-name="T10">validator</text:span><text:span text:style-name="T2"> satisfied.</text:span></text:p>
      <text:p text:style-name="P23"/>
      <text:p text:style-name="P23"/>
      <text:p text:style-name="P16">Assignment Expressions</text:p>
      <text:p text:style-name="P23"/>
      <text:p text:style-name="P23"><text:span text:style-name="T17">var</text:span> = <text:span text:style-name="T17">value</text:span> <text:s text:c="36"/></text:p>
      <text:p text:style-name="P23">- assign to variable.</text:p>
      <text:p text:style-name="P23"/>
      <text:p text:style-name="P23"><text:span text:style-name="T17">var</text:span> =| <text:span text:style-name="T17">expression</text:span> <text:s text:c="30"/></text:p>
      <text:p text:style-name="P23">- store result of a local shell command to variable.</text:p>
      <text:p text:style-name="P23"/>
      <text:p text:style-name="P31">N.B.: pre- and post-decrement/increment are not supported, nor are C-like compound math assignment statements such as +=, *=.</text:p>
      <text:p text:style-name="P31"/>
      <text:p text:style-name="P19">INIT<text:span text:style-name="T2"> </text:span><text:span text:style-name="T10">var </text:span><text:span text:style-name="T16">type dimensions size</text:span></text:p>
      <text:p text:style-name="P44">- Initialise a new <text:span text:style-name="T90">fixed-length</text:span> array</text:p>
      <text:p text:style-name="P44">- <text:span text:style-name="T29">type</text:span><text:span text:style-name="T90"> can be int, float, bool, string or mixed. </text:span></text:p>
      <text:p text:style-name="P44">- <text:span text:style-name="T90">mixed allows for any type.</text:span></text:p>
      <text:p text:style-name="P44">- <text:span text:style-name="T29">dimensions</text:span><text:span text:style-name="T90"> can be either 1 or 2.</text:span></text:p>
      <text:p text:style-name="P44"/>
      <text:p text:style-name="P19"><text:span text:style-name="T30">UNSET</text:span><text:span text:style-name="T37"> </text:span><text:span text:style-name="T10">var</text:span></text:p>
      <text:p text:style-name="P44">- delete a local variable</text:p>
      <text:p text:style-name="P44"/>
      <text:p text:style-name="P19"><text:span text:style-name="T30">SETGLOB</text:span><text:span text:style-name="T37"> </text:span><text:span text:style-name="T10">var</text:span><text:span text:style-name="T37"> </text:span><text:span text:style-name="T10">expression</text:span></text:p>
      <text:p text:style-name="P19"><text:span text:style-name="T37">- Assign the result of </text:span><text:span text:style-name="T10">expression</text:span><text:span text:style-name="T37"> to the global variable </text:span><text:span text:style-name="T10">var</text:span></text:p>
      <text:p text:style-name="P31"/>
      <text:p text:style-name="P31"/>
      <text:p text:style-name="P16">Counter Statements</text:p>
      <text:p text:style-name="P23"/>
      <text:p text:style-name="P23"><text:span text:style-name="T58">ZERO</text:span> <text:span text:style-name="T17">var</text:span> <text:s text:c="39"/></text:p>
      <text:p text:style-name="P23">- set var to zero</text:p>
      <text:p text:style-name="P23"/>
      <text:p text:style-name="P23"><text:span text:style-name="T58">INC</text:span> <text:span text:style-name="T17">var</text:span> [ <text:span text:style-name="T17">step</text:span> ] <text:s text:c="31"/></text:p>
      <text:p text:style-name="P23">- increment <text:span text:style-name="T17">var</text:span> by 1 (or <text:span text:style-name="T17">step</text:span>)</text:p>
      <text:p text:style-name="P23"/>
      <text:p text:style-name="P23"><text:span text:style-name="T58">DEC</text:span> <text:span text:style-name="T17">var</text:span> [ <text:span text:style-name="T17">step</text:span> ] <text:s text:c="31"/></text:p>
      <text:p text:style-name="P23">- decrement <text:span text:style-name="T17">var</text:span> by 1 (or <text:span text:style-name="T17">step</text:span>)</text:p>
      <text:p text:style-name="P31">- DEC will not decrease a variable below zero.</text:p>
      <text:p text:style-name="P23"/>
      <text:p text:style-name="P23"/>
      <text:p text:style-name="P16">Miscellan<text:span text:style-name="T77">eous</text:span></text:p>
      <text:p text:style-name="P23"/>
      <text:p text:style-name="P23"><text:span text:style-name="T58">MODULE</text:span> <text:span text:style-name="T17">modname</text:span> <text:s text:c="33"/></text:p>
      <text:p text:style-name="P23">- reads in <text:span text:style-name="T64">function </text:span>state from a module file.</text:p>
      <text:p text:style-name="P23"/>
      <text:p text:style-name="P23"><text:span text:style-name="T58">REQUIRE</text:span> <text:span text:style-name="T17">feature</text:span> [ <text:span text:style-name="T17">num</text:span> ] <text:s text:c="24"/></text:p>
      <text:p text:style-name="P23">- assert feature availability and optional version level, or exit.</text:p>
      <text:p text:style-name="P17"/>
      <text:p text:style-name="P17">ASSERT <text:span text:style-name="T10">expression</text:span></text:p>
      <text:p text:style-name="P41">- assert expression is true, or exit.</text:p>
      <text:p text:style-name="P41"/>
      <text:p text:style-name="P17"><text:span text:style-name="T30">DOC</text:span><text:span text:style-name="T37"> [ </text:span><text:span text:style-name="T10">function_name </text:span><text:span text:style-name="T37">]</text:span><text:span text:style-name="T10"> comment</text:span></text:p>
      <text:p text:style-name="P40"/>
      <text:p text:style-name="P41">- <text:span text:style-name="T76">exportable </text:span>documentation comment. Will be treated by context when processed.</text:p>
      <text:p text:style-name="P41">- <text:span text:style-name="T76">When inside a TEST..ENDTEST block it will be included in the test output file.</text:span></text:p>
      <text:p text:style-name="P41"/>
      <text:p text:style-name="P168"><text:span text:style-name="T30">TEST</text:span><text:span text:style-name="T37"> </text:span><text:span text:style-name="T10">name</text:span><text:span text:style-name="T37"> </text:span><text:span text:style-name="T30">GROUP</text:span><text:span text:style-name="T37"> </text:span><text:span text:style-name="T10">gname</text:span><text:span text:style-name="T37"> [ </text:span><text:span text:style-name="T30">ASSERT</text:span><text:span text:style-name="T37"> </text:span><text:span text:style-name="T30">FAIL</text:span><text:span text:style-name="T37">|</text:span><text:span text:style-name="T30">CONTINUE</text:span><text:span text:style-name="T37"> ]</text:span></text:p>
      <text:p text:style-name="P17"><text:span text:style-name="T37"><text:tab/></text:span><text:span text:style-name="T10">code_block</text:span></text:p>
      <text:p text:style-name="P46">ENDTEST</text:p>
      <text:p text:style-name="P46"/>
      <text:p text:style-name="P42">These blocks are ignored during normal execution. <text:s/>They must however still be processed by the interpreter. <text:s/>Don’t leave them inside loops!</text:p>
      <text:p text:style-name="P42"/>
      <text:p text:style-name="P18"><text:span text:style-name="T42">Use the CLI flag </text:span><text:span text:style-name="T14">-t</text:span><text:span text:style-name="T42"> to enable test mode. </text:span><text:span text:style-name="T43">Use the CLI flag -o to direct test output to a specific file. Output normally goes to a file named </text:span><text:span text:style-name="T15">folly_test.out</text:span><text:span text:style-name="T43"> in the current directory.</text:span></text:p>
      <text:p text:style-name="P43"/>
      <text:p text:style-name="P18"><text:span text:style-name="T43">Use </text:span><text:span text:style-name="T15">-G</text:span><text:span text:style-name="T43"> to filter the performed tests by their group name. <text:s/>Use </text:span><text:span text:style-name="T15">-O</text:span><text:span text:style-name="T43"> to override each test’s ASSERT value with a global value.</text:span></text:p>
      <text:p text:style-name="P24"/>
      <text:p text:style-name="P24"/>
      <text:p text:style-name="P23"><text:span text:style-name="T58">PAUSE</text:span> <text:span text:style-name="T17">timer_ms </text:span><text:s text:c="33"/></text:p>
      <text:p text:style-name="P23">- delay timer_ms milliseconds.</text:p>
      <text:p text:style-name="P23"/>
      <text:p text:style-name="P23"><text:span text:style-name="T58">NOP</text:span> <text:s text:c="44"/></text:p>
      <text:p text:style-name="P23">- dummy 100 millisecond command.</text:p>
      <text:p text:style-name="P23"/>
      <text:p text:style-name="P20">DEBUG<text:span text:style-name="T2"> </text:span><text:span text:style-name="T10">level</text:span></text:p>
      <text:p text:style-name="P45">- Disables (level=0) or Enables (level&gt;0) command debugging.</text:p>
      <text:p text:style-name="P45">- Increasing levels of detail can be gained by raising the level.</text:p>
      <text:p text:style-name="P45">- Anything above level 4 starts to get spammy.</text:p>
      <text:p text:style-name="P23"/>
      <text:p text:style-name="P23"/>
      <text:p text:style-name="P23"><text:span text:style-name="T58">|</text:span> <text:span text:style-name="T17">command</text:span> <text:s text:c="38"/></text:p>
      <text:p text:style-name="P23">- execute shell command.</text:p>
      <text:p text:style-name="P23"/>
      <text:p text:style-name="P23"><text:span text:style-name="T58">VERSION</text:span> <text:s text:c="40"/></text:p>
      <text:p text:style-name="P23">- show Folly version.</text:p>
      <text:p text:style-name="P23"/>
      <text:p text:style-name="P20">HIST</text:p>
      <text:p text:style-name="P34">- in interactive mode, displays the command history.</text:p>
      <text:p text:style-name="P34">- command history is navigable using the up/down cursor keys.</text:p>
      <text:p text:style-name="P34">- other line editing options:</text:p>
      <text:p text:style-name="P34"/>
      <text:p text:style-name="P34"><text:tab/>- ctrl-a : start of line</text:p>
      <text:p text:style-name="P34"><text:tab/>- ctrl-e : end of line</text:p>
      <text:p text:style-name="P34"><text:tab/>- tab <text:s text:c="3"/>: enters/leaves completion mode</text:p>
      <text:p text:style-name="P20"><text:span text:style-name="T2"><text:tab/>- </text:span><text:span text:style-name="T8">ctrl-c : break</text:span></text:p>
      <text:p text:style-name="P36"><text:tab/>- ctrl-d : end input/quit</text:p>
      <text:p text:style-name="P36"><text:tab/>- ctrl-u : delete to start of line</text:p>
      <text:p text:style-name="P23"/>
      <text:p text:style-name="P21"><text:span text:style-name="T8">Le</text:span><text:span text:style-name="T2">ft/right move through completion options </text:span><text:span text:style-name="T8">(in completion mode) or move the cursor by character in normal mode.</text:span></text:p>
      <text:p text:style-name="P35"/>
      <text:p text:style-name="P23"/>
      <text:p text:style-name="P23"><text:span text:style-name="T58">HELP</text:span> <text:s text:c="43"/></text:p>
      <text:p text:style-name="P26">- <text:span text:style-name="T88">returns calling syntax for Folly.</text:span></text:p>
      <text:p text:style-name="P26"/>
      <text:p text:style-name="P23"><text:span text:style-name="T58">#</text:span> <text:span text:style-name="T17">comment</text:span> <text:s text:c="38"/></text:p>
      <text:p text:style-name="P23">- comment to end of line.</text:p>
      <text:p text:style-name="P5"/>
      <text:p text:style-name="P5"/>
      <text:p text:style-name="P166">Standard Library</text:p>
      <text:p text:style-name="P1"/>
      <text:p text:style-name="P113">This section will be growing over time, but the current list is below.</text:p>
      <text:p text:style-name="P113"/>
      <text:p text:style-name="P113">Each category is marked internally with a version number and the REQUIRE command may be used to catch out-of-date category versions in-script as assertions.</text:p>
      <text:p text:style-name="P1"/>
      <text:p text:style-name="P113">The required arguments and return values can be checked in interactive mode using the funcs() library call, which takes a string <text:span text:style-name="T57">argument </text:span>to filter by.</text:p>
      <text:p text:style-name="P1"/>
      <text:p text:style-name="P7">Category: date</text:p>
      <text:p text:style-name="P113"/>
      <table:table table:name="Table7" table:style-name="Table7">
        <table:table-column table:style-name="Table7.A"/>
        <table:table-column table:style-name="Table7.B"/>
        <table:table-row>
          <table:table-cell table:style-name="Table7.A1" office:value-type="string">
            <text:p text:style-name="P114">epoch_time<text:span text:style-name="T67">()</text:span></text:p>
          </table:table-cell>
          <table:table-cell table:style-name="Table7.B1" office:value-type="string">
            <text:p text:style-name="P114">Returns the current epoch (Unix) time in seconds.</text:p>
          </table:table-cell>
        </table:table-row>
        <table:table-row>
          <table:table-cell table:style-name="Table7.A2" office:value-type="string">
            <text:p text:style-name="P114">epoch_nano_time<text:span text:style-name="T67">()</text:span></text:p>
          </table:table-cell>
          <table:table-cell table:style-name="Table7.B2" office:value-type="string">
            <text:p text:style-name="P114">Returns the current epoch (Unix) time in nano-seconds.</text:p>
          </table:table-cell>
        </table:table-row>
        <table:table-row>
          <table:table-cell table:style-name="Table7.A2" office:value-type="string">
            <text:p text:style-name="P131">time()</text:p>
          </table:table-cell>
          <table:table-cell table:style-name="Table7.B2" office:value-type="string">
            <text:p text:style-name="P131">Returns a human-readable local time.</text:p>
          </table:table-cell>
        </table:table-row>
      </table:table>
      <text:p text:style-name="P113"/>
      <text:p text:style-name="P7">Category: math</text:p>
      <text:p text:style-name="P7"/>
      <text:p text:style-name="P9"/>
      <table:table table:name="Table5" table:style-name="Table5">
        <table:table-column table:style-name="Table5.A"/>
        <table:table-column table:style-name="Table5.B"/>
        <table:table-row>
          <table:table-cell table:style-name="Table5.A1" office:value-type="string">
            <text:p text:style-name="P164">pi()</text:p>
          </table:table-cell>
          <table:table-cell table:style-name="Table5.B1" office:value-type="string">
            <text:p text:style-name="P164">pi constant</text:p>
          </table:table-cell>
        </table:table-row>
        <table:table-row>
          <table:table-cell table:style-name="Table5.A2" office:value-type="string">
            <text:p text:style-name="P164">e()</text:p>
          </table:table-cell>
          <table:table-cell table:style-name="Table5.B2" office:value-type="string">
            <text:p text:style-name="P164">e constant</text:p>
          </table:table-cell>
        </table:table-row>
        <table:table-row>
          <table:table-cell table:style-name="Table5.A2" office:value-type="string">
            <text:p text:style-name="P164">phi()</text:p>
          </table:table-cell>
          <table:table-cell table:style-name="Table5.B2" office:value-type="string">
            <text:p text:style-name="P164">phi constant</text:p>
          </table:table-cell>
        </table:table-row>
        <table:table-row>
          <table:table-cell table:style-name="Table5.A2" office:value-type="string">
            <text:p text:style-name="P164">ln2()</text:p>
          </table:table-cell>
          <table:table-cell table:style-name="Table5.B2" office:value-type="string">
            <text:p text:style-name="P164">natural log 2 constant</text:p>
          </table:table-cell>
        </table:table-row>
        <table:table-row>
          <table:table-cell table:style-name="Table5.A2" office:value-type="string">
            <text:p text:style-name="P164">ln10()</text:p>
          </table:table-cell>
          <table:table-cell table:style-name="Table5.B2" office:value-type="string">
            <text:p text:style-name="P164">naturage log 10 constant</text:p>
          </table:table-cell>
        </table:table-row>
        <table:table-row>
          <table:table-cell table:style-name="Table5.A2" office:value-type="string">
            <text:p text:style-name="P114">seed<text:span text:style-name="T67">(number)</text:span></text:p>
          </table:table-cell>
          <table:table-cell table:style-name="Table5.B2" office:value-type="string">
            <text:p text:style-name="P114">Set the random seed.</text:p>
          </table:table-cell>
        </table:table-row>
        <table:table-row>
          <table:table-cell table:style-name="Table5.A2" office:value-type="string">
            <text:p text:style-name="P114">rand<text:span text:style-name="T67">(max_int)</text:span></text:p>
          </table:table-cell>
          <table:table-cell table:style-name="Table5.B2" office:value-type="string">
            <text:p text:style-name="P114">Generate a random integer.</text:p>
          </table:table-cell>
        </table:table-row>
        <table:table-row>
          <table:table-cell table:style-name="Table5.A2" office:value-type="string">
            <text:p text:style-name="P131">sqr(number)</text:p>
          </table:table-cell>
          <table:table-cell table:style-name="Table5.B2" office:value-type="string">
            <text:p text:style-name="P131">Returns the square of a number.</text:p>
          </table:table-cell>
        </table:table-row>
        <table:table-row>
          <table:table-cell table:style-name="Table5.A2" office:value-type="string">
            <text:p text:style-name="P131">pow(number,exponent)</text:p>
          </table:table-cell>
          <table:table-cell table:style-name="Table5.B2" office:value-type="string">
            <text:p text:style-name="P131">Returns number raised by the power of exponent.</text:p>
          </table:table-cell>
        </table:table-row>
        <table:table-row>
          <table:table-cell table:style-name="Table5.A2" office:value-type="string">
            <text:p text:style-name="P132">sin(number)</text:p>
          </table:table-cell>
          <table:table-cell table:style-name="Table5.B2" office:value-type="string">
            <text:p text:style-name="P156">sine</text:p>
          </table:table-cell>
        </table:table-row>
        <table:table-row>
          <table:table-cell table:style-name="Table5.A2" office:value-type="string">
            <text:p text:style-name="P132">cos(number)</text:p>
          </table:table-cell>
          <table:table-cell table:style-name="Table5.B2" office:value-type="string">
            <text:p text:style-name="P156">cosine</text:p>
          </table:table-cell>
        </table:table-row>
        <table:table-row>
          <table:table-cell table:style-name="Table5.A2" office:value-type="string">
            <text:p text:style-name="P132">tan(number)</text:p>
          </table:table-cell>
          <table:table-cell table:style-name="Table5.B2" office:value-type="string">
            <text:p text:style-name="P156">tangent</text:p>
          </table:table-cell>
        </table:table-row>
        <table:table-row>
          <table:table-cell table:style-name="Table5.A2" office:value-type="string">
            <text:p text:style-name="P132">asin(number)</text:p>
          </table:table-cell>
          <table:table-cell table:style-name="Table5.B2" office:value-type="string">
            <text:p text:style-name="P156">arc sine</text:p>
          </table:table-cell>
        </table:table-row>
        <table:table-row>
          <table:table-cell table:style-name="Table5.A2" office:value-type="string">
            <text:p text:style-name="P132">acos(number)</text:p>
          </table:table-cell>
          <table:table-cell table:style-name="Table5.B2" office:value-type="string">
            <text:p text:style-name="P156">arc cosine</text:p>
          </table:table-cell>
        </table:table-row>
        <table:table-row>
          <table:table-cell table:style-name="Table5.A2" office:value-type="string">
            <text:p text:style-name="P132">atan(number)</text:p>
          </table:table-cell>
          <table:table-cell table:style-name="Table5.B2" office:value-type="string">
            <text:p text:style-name="P156">arc tangent</text:p>
          </table:table-cell>
        </table:table-row>
        <table:table-row>
          <table:table-cell table:style-name="Table5.A2" office:value-type="string">
            <text:p text:style-name="P162">ln(number)</text:p>
          </table:table-cell>
          <table:table-cell table:style-name="Table5.B2" office:value-type="string">
            <text:p text:style-name="P162">returns the natural logarithm of a number.</text:p>
          </table:table-cell>
        </table:table-row>
        <table:table-row>
          <table:table-cell table:style-name="Table5.A2" office:value-type="string">
            <text:p text:style-name="P162">log(number,base)</text:p>
          </table:table-cell>
          <table:table-cell table:style-name="Table5.B2" office:value-type="string">
            <text:p text:style-name="P162">returns the logarithm of number for a given base.</text:p>
          </table:table-cell>
        </table:table-row>
        <table:table-row>
          <table:table-cell table:style-name="Table5.A2" office:value-type="string">
            <text:p text:style-name="P162">deg2rad(number)</text:p>
          </table:table-cell>
          <table:table-cell table:style-name="Table5.B2" office:value-type="string">
            <text:p text:style-name="P162">convert degrees to radians</text:p>
          </table:table-cell>
        </table:table-row>
        <table:table-row>
          <table:table-cell table:style-name="Table5.A2" office:value-type="string">
            <text:p text:style-name="P162">rad2deg(number)</text:p>
          </table:table-cell>
          <table:table-cell table:style-name="Table5.B2" office:value-type="string">
            <text:p text:style-name="P162">convert radians to degrees</text:p>
          </table:table-cell>
        </table:table-row>
        <table:table-row table:style-name="Table5.20">
          <table:table-cell table:style-name="Table5.A2" office:value-type="string">
            <text:p text:style-name="P162">round(float[,n])</text:p>
          </table:table-cell>
          <table:table-cell table:style-name="Table5.B2" office:value-type="string">
            <text:p text:style-name="P162">Returns <text:span text:style-name="T17">float</text:span><text:span text:style-name="T30"> rounded to </text:span><text:span text:style-name="T17">n</text:span><text:span text:style-name="T30"> decimal places.</text:span></text:p>
          </table:table-cell>
        </table:table-row>
        <table:table-row table:style-name="Table5.20">
          <table:table-cell table:style-name="Table5.A2" office:value-type="string">
            <text:p text:style-name="P165">ubin8(string)</text:p>
          </table:table-cell>
          <table:table-cell table:style-name="Table5.B2" office:value-type="string">
            <text:p text:style-name="P165">converts 8-bit unsigned binary string to decimal int.</text:p>
          </table:table-cell>
        </table:table-row>
        <table:table-row table:style-name="Table5.20">
          <table:table-cell table:style-name="Table5.A2" office:value-type="string">
            <text:p text:style-name="P165">uhex32(string)</text:p>
          </table:table-cell>
          <table:table-cell table:style-name="Table5.B2" office:value-type="string">
            <text:p text:style-name="P165">converts 32-bit unsigned hex string to decimal int.</text:p>
          </table:table-cell>
        </table:table-row>
      </table:table>
      <text:p text:style-name="P113"/>
      <text:p text:style-name="P7"><text:soft-page-break/></text:p>
      <text:p text:style-name="P7">Category: file</text:p>
      <text:p text:style-name="P7"/>
      <table:table table:name="Table6" table:style-name="Table6">
        <table:table-column table:style-name="Table6.A"/>
        <table:table-column table:style-name="Table6.B"/>
        <table:table-row>
          <table:table-cell table:style-name="Table6.A1" office:value-type="string">
            <text:p text:style-name="P136">file_mode<text:span text:style-name="T66">(file_name)</text:span></text:p>
          </table:table-cell>
          <table:table-cell table:style-name="Table6.B1" office:value-type="string">
            <text:p text:style-name="P136">Returns the file mode attributes of a given file.</text:p>
          </table:table-cell>
        </table:table-row>
        <table:table-row>
          <table:table-cell table:style-name="Table6.A2" office:value-type="string">
            <text:p text:style-name="P136">file_size<text:span text:style-name="T66">(file_name)</text:span></text:p>
          </table:table-cell>
          <table:table-cell table:style-name="Table6.B2" office:value-type="string">
            <text:p text:style-name="P136">Returns the file size, in bytes, of a given file.</text:p>
          </table:table-cell>
        </table:table-row>
        <table:table-row>
          <table:table-cell table:style-name="Table6.A2" office:value-type="string">
            <text:p text:style-name="P136">read_file<text:span text:style-name="T66">(file_name)</text:span></text:p>
          </table:table-cell>
          <table:table-cell table:style-name="Table6.B2" office:value-type="string">
            <text:p text:style-name="P136">Returns the contents of the named file.</text:p>
          </table:table-cell>
        </table:table-row>
        <table:table-row>
          <table:table-cell table:style-name="Table6.A2" office:value-type="string">
            <text:p text:style-name="P136">write_file<text:span text:style-name="T66">(file_name,variable)</text:span></text:p>
          </table:table-cell>
          <table:table-cell table:style-name="Table6.B2" office:value-type="string">
            <text:p text:style-name="P136">Writes the contents of the variable to the named file.</text:p>
          </table:table-cell>
        </table:table-row>
        <table:table-row>
          <table:table-cell table:style-name="Table6.A2" office:value-type="string">
            <text:p text:style-name="P136">is_file<text:span text:style-name="T66">(file_name)</text:span></text:p>
          </table:table-cell>
          <table:table-cell table:style-name="Table6.B2" office:value-type="string">
            <text:p text:style-name="P136">is <text:span text:style-name="T70">this</text:span> a regular file?</text:p>
          </table:table-cell>
        </table:table-row>
        <table:table-row>
          <table:table-cell table:style-name="Table6.A2" office:value-type="string">
            <text:p text:style-name="P136">is_dir<text:span text:style-name="T66">(dir_name)</text:span></text:p>
          </table:table-cell>
          <table:table-cell table:style-name="Table6.B2" office:value-type="string">
            <text:p text:style-name="P136"><text:span text:style-name="T70">i</text:span>s <text:span text:style-name="T70">this</text:span> a directory?</text:p>
          </table:table-cell>
        </table:table-row>
        <table:table-row>
          <table:table-cell table:style-name="Table6.A2" office:value-type="string">
            <text:p text:style-name="P136">is_soft<text:span text:style-name="T66">(sym_name)</text:span></text:p>
          </table:table-cell>
          <table:table-cell table:style-name="Table6.B2" office:value-type="string">
            <text:p text:style-name="P136">is <text:span text:style-name="T70">this</text:span> a symbolic link?</text:p>
          </table:table-cell>
        </table:table-row>
        <table:table-row>
          <table:table-cell table:style-name="Table6.A2" office:value-type="string">
            <text:p text:style-name="P136">is_pipe<text:span text:style-name="T66">(pipe_name)</text:span></text:p>
          </table:table-cell>
          <table:table-cell table:style-name="Table6.B2" office:value-type="string">
            <text:p text:style-name="P197">Is this a named pipe?</text:p>
          </table:table-cell>
        </table:table-row>
        <table:table-row>
          <table:table-cell table:style-name="Table6.A2" office:value-type="string">
            <text:p text:style-name="P136">perms<text:span text:style-name="T66">(file_name)</text:span></text:p>
          </table:table-cell>
          <table:table-cell table:style-name="Table6.B2" office:value-type="string">
            <text:p text:style-name="P135">Returns the file access permissions as an integer.</text:p>
          </table:table-cell>
        </table:table-row>
        <table:table-row>
          <table:table-cell table:style-name="Table6.A2" office:value-type="string">
            <text:p text:style-name="P146">file_create(file_name)</text:p>
          </table:table-cell>
          <table:table-cell table:style-name="Table6.B2" office:value-type="string">
            <text:p text:style-name="P146">open a file for append, returns a handle.</text:p>
          </table:table-cell>
        </table:table-row>
        <table:table-row>
          <table:table-cell table:style-name="Table6.A2" office:value-type="string">
            <text:p text:style-name="P146">file_close(file_handle)</text:p>
          </table:table-cell>
          <table:table-cell table:style-name="Table6.B2" office:value-type="string">
            <text:p text:style-name="P146">close an open file handle.</text:p>
          </table:table-cell>
        </table:table-row>
      </table:table>
      <text:p text:style-name="P113"/>
      <text:p text:style-name="P13"/>
      <text:p text:style-name="P116"><text:span text:style-name="T59">C</text:span><text:span text:style-name="T58">ategory: os</text:span></text:p>
      <text:p text:style-name="P116"/>
      <table:table table:name="Table11" table:style-name="Table11">
        <table:table-column table:style-name="Table11.A"/>
        <table:table-column table:style-name="Table11.B"/>
        <table:table-row>
          <table:table-cell table:style-name="Table11.A1" office:value-type="string">
            <text:p text:style-name="P133">env<text:span text:style-name="T71">()</text:span></text:p>
          </table:table-cell>
          <table:table-cell table:style-name="Table11.B1" office:value-type="string">
            <text:p text:style-name="P133">Return all available environmental variables.</text:p>
          </table:table-cell>
        </table:table-row>
        <table:table-row>
          <table:table-cell table:style-name="Table11.A2" office:value-type="string">
            <text:p text:style-name="P133">get_env<text:span text:style-name="T71">(env_name)</text:span></text:p>
          </table:table-cell>
          <table:table-cell table:style-name="Table11.B2" office:value-type="string">
            <text:p text:style-name="P133">Return the value of the environmental variable <text:span text:style-name="T22">env</text:span><text:span text:style-name="T17">_name</text:span>.</text:p>
          </table:table-cell>
        </table:table-row>
        <table:table-row>
          <table:table-cell table:style-name="Table11.A2" office:value-type="string">
            <text:p text:style-name="P142">set_env(<text:span text:style-name="T71">env</text:span>_name,value_string)</text:p>
          </table:table-cell>
          <table:table-cell table:style-name="Table11.B2" office:value-type="string">
            <text:p text:style-name="P142">Set the value of the environmental variable <text:span text:style-name="T22">env</text:span><text:span text:style-name="T17">_name</text:span>.</text:p>
          </table:table-cell>
        </table:table-row>
      </table:table>
      <text:p text:style-name="P7"/>
      <text:p text:style-name="P7"/>
      <text:p text:style-name="P117"><text:span text:style-name="T59">C</text:span><text:span text:style-name="T58">ategory: </text:span><text:span text:style-name="T62">conversion</text:span></text:p>
      <text:p text:style-name="P117"/>
      <table:table table:name="Table15" table:style-name="Table15">
        <table:table-column table:style-name="Table15.A"/>
        <table:table-column table:style-name="Table15.B"/>
        <table:table-row>
          <table:table-cell table:style-name="Table15.A1" office:value-type="string">
            <text:p text:style-name="P144">int(val)</text:p>
          </table:table-cell>
          <table:table-cell table:style-name="Table15.B1" office:value-type="string">
            <text:p text:style-name="P144">convert value to integer</text:p>
          </table:table-cell>
        </table:table-row>
        <table:table-row>
          <table:table-cell table:style-name="Table15.A2" office:value-type="string">
            <text:p text:style-name="P144">float(val)</text:p>
          </table:table-cell>
          <table:table-cell table:style-name="Table15.B2" office:value-type="string">
            <text:p text:style-name="P144">convert value to floating point</text:p>
          </table:table-cell>
        </table:table-row>
        <table:table-row>
          <table:table-cell table:style-name="Table15.A2" office:value-type="string">
            <text:p text:style-name="P144">string(val)</text:p>
          </table:table-cell>
          <table:table-cell table:style-name="Table15.B2" office:value-type="string">
            <text:p text:style-name="P144">convert value to string</text:p>
          </table:table-cell>
        </table:table-row>
        <table:table-row>
          <table:table-cell table:style-name="Table15.A2" office:value-type="string">
            <text:p text:style-name="P144">kind(val)</text:p>
          </table:table-cell>
          <table:table-cell table:style-name="Table15.B2" office:value-type="string">
            <text:p text:style-name="P144">return a string representing <text:span text:style-name="T17">val</text:span><text:span text:style-name="T30">’s type</text:span></text:p>
          </table:table-cell>
        </table:table-row>
        <table:table-row>
          <table:table-cell table:style-name="Table15.A2" office:value-type="string">
            <text:p text:style-name="P144">chr(val)</text:p>
          </table:table-cell>
          <table:table-cell table:style-name="Table15.B2" office:value-type="string">
            <text:p text:style-name="P144">convert a number to it’s ASCII character.</text:p>
          </table:table-cell>
        </table:table-row>
        <table:table-row>
          <table:table-cell table:style-name="Table15.A2" office:value-type="string">
            <text:p text:style-name="P144">ascii(val)</text:p>
          </table:table-cell>
          <table:table-cell table:style-name="Table15.B2" office:value-type="string">
            <text:p text:style-name="P144">return a decimal number representing an input ASCII <text:span text:style-name="T30">character.</text:span></text:p>
          </table:table-cell>
        </table:table-row>
        <table:table-row>
          <table:table-cell table:style-name="Table15.A2" office:value-type="string">
            <text:p text:style-name="P144">is_number(val)</text:p>
          </table:table-cell>
          <table:table-cell table:style-name="Table15.B2" office:value-type="string">
            <text:p text:style-name="P144">is this a number?</text:p>
          </table:table-cell>
        </table:table-row>
      </table:table>
      <text:p text:style-name="P10"/>
      <text:p text:style-name="P10"/>
      <text:p text:style-name="P10">Category: internal</text:p>
      <text:p text:style-name="P7"/>
      <table:table table:name="Table8" table:style-name="Table8">
        <table:table-column table:style-name="Table8.A"/>
        <table:table-column table:style-name="Table8.B"/>
        <table:table-row>
          <table:table-cell table:style-name="Table8.A1" office:value-type="string">
            <text:p text:style-name="P138">last()</text:p>
          </table:table-cell>
          <table:table-cell table:style-name="Table8.B1" office:value-type="string">
            <text:p text:style-name="P135">Returns the <text:span text:style-name="T57">error code of the last co-process command.</text:span></text:p>
          </table:table-cell>
        </table:table-row>
        <table:table-row>
          <table:table-cell table:style-name="Table8.A2" office:value-type="string">
            <text:p text:style-name="P139">last_out()</text:p>
          </table:table-cell>
          <table:table-cell table:style-name="Table8.B2" office:value-type="string">
            <text:p text:style-name="P139">Returns the error output of the last co-process command.</text:p>
          </table:table-cell>
        </table:table-row>
        <table:table-row>
          <table:table-cell table:style-name="Table8.A2" office:value-type="string">
            <text:p text:style-name="P135">bash_version<text:span text:style-name="T67">()</text:span></text:p>
          </table:table-cell>
          <table:table-cell table:style-name="Table8.B2" office:value-type="string">
            <text:p text:style-name="P135">Returns the full release string of the Bash co-process.</text:p>
          </table:table-cell>
        </table:table-row>
        <table:table-row>
          <table:table-cell table:style-name="Table8.A2" office:value-type="string">
            <text:p text:style-name="P135">bash_versinfo<text:span text:style-name="T67">()</text:span></text:p>
          </table:table-cell>
          <table:table-cell table:style-name="Table8.B2" office:value-type="string">
            <text:p text:style-name="P135">Returns the major version number of the Bash co-process.</text:p>
          </table:table-cell>
        </table:table-row>
        <table:table-row>
          <table:table-cell table:style-name="Table8.A2" office:value-type="string">
            <text:p text:style-name="P216">zsh_version()</text:p>
          </table:table-cell>
          <table:table-cell table:style-name="Table8.B2" office:value-type="string">
            <text:p text:style-name="P216">Returns the zsh version number, if available.</text:p>
          </table:table-cell>
        </table:table-row>
        <table:table-row>
          <table:table-cell table:style-name="Table8.A2" office:value-type="string">
            <text:p text:style-name="P135">user<text:span text:style-name="T67">()</text:span></text:p>
          </table:table-cell>
          <table:table-cell table:style-name="Table8.B2" office:value-type="string">
            <text:p text:style-name="P135">Returns the parent user of the Bash co-process.</text:p>
          </table:table-cell>
        </table:table-row>
        <table:table-row>
          <table:table-cell table:style-name="Table8.A2" office:value-type="string">
            <text:p text:style-name="P135">os<text:span text:style-name="T67">()</text:span></text:p>
          </table:table-cell>
          <table:table-cell table:style-name="Table8.B2" office:value-type="string">
            <text:p text:style-name="P135">Returns the kernel version name.</text:p>
          </table:table-cell>
        </table:table-row>
        <text:soft-page-break/>
        <table:table-row>
          <table:table-cell table:style-name="Table8.A2" office:value-type="string">
            <text:p text:style-name="P135">home<text:span text:style-name="T67">()</text:span></text:p>
          </table:table-cell>
          <table:table-cell table:style-name="Table8.B2" office:value-type="string">
            <text:p text:style-name="P135">Returns the home directory of the user that launched Folly.</text:p>
          </table:table-cell>
        </table:table-row>
        <table:table-row>
          <table:table-cell table:style-name="Table8.A2" office:value-type="string">
            <text:p text:style-name="P135">lang<text:span text:style-name="T67">()</text:span></text:p>
          </table:table-cell>
          <table:table-cell table:style-name="Table8.B2" office:value-type="string">
            <text:p text:style-name="P135">Returns the locale name for the active Folly session.</text:p>
          </table:table-cell>
        </table:table-row>
        <table:table-row>
          <table:table-cell table:style-name="Table8.A2" office:value-type="string">
            <text:p text:style-name="P135">release_name<text:span text:style-name="T67">()</text:span></text:p>
          </table:table-cell>
          <table:table-cell table:style-name="Table8.B2" office:value-type="string">
            <text:p text:style-name="P135">Returns the OS release name.</text:p>
          </table:table-cell>
        </table:table-row>
        <table:table-row>
          <table:table-cell table:style-name="Table8.A2" office:value-type="string">
            <text:p text:style-name="P135">release_version<text:span text:style-name="T67">()</text:span></text:p>
          </table:table-cell>
          <table:table-cell table:style-name="Table8.B2" office:value-type="string">
            <text:p text:style-name="P135">Returns the OS version number.</text:p>
          </table:table-cell>
        </table:table-row>
        <table:table-row>
          <table:table-cell table:style-name="Table8.A2" office:value-type="string">
            <text:p text:style-name="P135">release_id<text:span text:style-name="T67">()</text:span></text:p>
          </table:table-cell>
          <table:table-cell table:style-name="Table8.B2" office:value-type="string">
            <text:p text:style-name="P135">Returns the /etc<text:span text:style-name="T57">-</text:span>derived release name.</text:p>
          </table:table-cell>
        </table:table-row>
        <table:table-row>
          <table:table-cell table:style-name="Table8.A2" office:value-type="string">
            <text:p text:style-name="P135">funcs<text:span text:style-name="T67">(filter_string)</text:span></text:p>
          </table:table-cell>
          <table:table-cell table:style-name="Table8.B2" office:value-type="string">
            <text:p text:style-name="P135">Displays a list of standard library functions.</text:p>
          </table:table-cell>
        </table:table-row>
        <table:table-row>
          <table:table-cell table:style-name="Table8.A2" office:value-type="string">
            <text:p text:style-name="P135">dump<text:span text:style-name="T67">([function_space])</text:span></text:p>
          </table:table-cell>
          <table:table-cell table:style-name="Table8.B2" office:value-type="string">
            <text:p text:style-name="P135">Displays variable list <text:span text:style-name="T67">for the current function</text:span>, or a specific <text:span text:style-name="T67">function</text:span>.</text:p>
          </table:table-cell>
        </table:table-row>
        <table:table-row>
          <table:table-cell table:style-name="Table8.A2" office:value-type="string">
            <text:p text:style-name="P135">keypress<text:span text:style-name="T67">()</text:span></text:p>
          </table:table-cell>
          <table:table-cell table:style-name="Table8.B2" office:value-type="string">
            <text:p text:style-name="P135">Returns an integer corresponding with a keypress.</text:p>
          </table:table-cell>
        </table:table-row>
        <table:table-row>
          <table:table-cell table:style-name="Table8.A2" office:value-type="string">
            <text:p text:style-name="P140">tokens(string)</text:p>
          </table:table-cell>
          <table:table-cell table:style-name="Table8.B2" office:value-type="string">
            <text:p text:style-name="P135">returns Folly tokens in <text:span text:style-name="T17">string</text:span><text:span text:style-name="T30">.</text:span></text:p>
          </table:table-cell>
        </table:table-row>
        <table:table-row>
          <table:table-cell table:style-name="Table8.A2" office:value-type="string">
            <text:p text:style-name="P151">key(ary_name,key_name)</text:p>
          </table:table-cell>
          <table:table-cell table:style-name="Table8.B2" office:value-type="string">
            <text:p text:style-name="P135">Does key key_name exist in associative array ary_name?</text:p>
          </table:table-cell>
        </table:table-row>
        <table:table-row>
          <table:table-cell table:style-name="Table8.A2" office:value-type="string">
            <text:p text:style-name="P151">clear_line(row,col)</text:p>
          </table:table-cell>
          <table:table-cell table:style-name="Table8.B2" office:value-type="string">
            <text:p text:style-name="P141">Clears a console line (in the current pane), starting at <text:span text:style-name="T17">row</text:span><text:span text:style-name="T30">,</text:span><text:span text:style-name="T17">col</text:span></text:p>
          </table:table-cell>
        </table:table-row>
        <table:table-row>
          <table:table-cell table:style-name="Table8.A2" office:value-type="string">
            <text:p text:style-name="P152">clktck()</text:p>
          </table:table-cell>
          <table:table-cell table:style-name="Table8.B2" office:value-type="string">
            <text:p text:style-name="P141">Returns clock ticks per second</text:p>
          </table:table-cell>
        </table:table-row>
        <table:table-row>
          <table:table-cell table:style-name="Table8.A2" office:value-type="string">
            <text:p text:style-name="P153">winterm()</text:p>
          </table:table-cell>
          <table:table-cell table:style-name="Table8.B2" office:value-type="string">
            <text:p text:style-name="P143">Are we running under Windows/WSL?</text:p>
          </table:table-cell>
        </table:table-row>
        <table:table-row>
          <table:table-cell table:style-name="Table8.A2" office:value-type="string">
            <text:p text:style-name="P153">eval(string)</text:p>
          </table:table-cell>
          <table:table-cell table:style-name="Table8.B2" office:value-type="string">
            <text:p text:style-name="P143">expression evaluator</text:p>
          </table:table-cell>
        </table:table-row>
        <table:table-row>
          <table:table-cell table:style-name="Table8.A2" office:value-type="string">
            <text:p text:style-name="P153">term_w(), term_h()</text:p>
          </table:table-cell>
          <table:table-cell table:style-name="Table8.B2" office:value-type="string">
            <text:p text:style-name="P143">terminal width and height</text:p>
          </table:table-cell>
        </table:table-row>
        <table:table-row>
          <table:table-cell table:style-name="Table8.A2" office:value-type="string">
            <text:p text:style-name="P153">pane_w(), pane_h()</text:p>
          </table:table-cell>
          <table:table-cell table:style-name="Table8.B2" office:value-type="string">
            <text:p text:style-name="P143">width and height of currently selected pane</text:p>
          </table:table-cell>
        </table:table-row>
        <table:table-row>
          <table:table-cell table:style-name="Table8.A2" office:value-type="string">
            <text:p text:style-name="P153">utf8support()</text:p>
          </table:table-cell>
          <table:table-cell table:style-name="Table8.B2" office:value-type="string">
            <text:p text:style-name="P143">is the current language set for this terminal utf8 capable?</text:p>
          </table:table-cell>
        </table:table-row>
        <table:table-row>
          <table:table-cell table:style-name="Table8.A2" office:value-type="string">
            <text:p text:style-name="P154">execpath()</text:p>
          </table:table-cell>
          <table:table-cell table:style-name="Table8.B2" office:value-type="string">
            <text:p text:style-name="P146">absolute path to the location of the currently executing script.</text:p>
          </table:table-cell>
        </table:table-row>
      </table:table>
      <text:p text:style-name="P113"/>
      <text:p text:style-name="P115"/>
      <text:p text:style-name="P7">Category: package</text:p>
      <text:p text:style-name="P113"/>
      <table:table table:name="Table9" table:style-name="Table9">
        <table:table-column table:style-name="Table9.A"/>
        <table:table-column table:style-name="Table9.B"/>
        <table:table-row>
          <table:table-cell table:style-name="Table9.A1" office:value-type="string">
            <text:p text:style-name="P157">install<text:span text:style-name="T67">(packages_string)</text:span></text:p>
          </table:table-cell>
          <table:table-cell table:style-name="Table9.B1" office:value-type="string">
            <text:p text:style-name="P157">Installs the packages in packages_string.</text:p>
          </table:table-cell>
        </table:table-row>
        <table:table-row>
          <table:table-cell table:style-name="Table9.A2" office:value-type="string">
            <text:p text:style-name="P157">service<text:span text:style-name="T67">(service_name,action)</text:span></text:p>
          </table:table-cell>
          <table:table-cell table:style-name="Table9.B2" office:value-type="string">
            <text:p text:style-name="P157">Attempts to take the required action on service service_name. <text:s/>Returns true if successful.</text:p>
          </table:table-cell>
        </table:table-row>
        <table:table-row>
          <table:table-cell table:style-name="Table9.A2" office:value-type="string">
            <text:p text:style-name="P161">vcmp(semver1,semver2)</text:p>
          </table:table-cell>
          <table:table-cell table:style-name="Table9.B2" office:value-type="string">
            <text:p text:style-name="P161">Returns -1, 0 or +1 depending if semver1 is less than, equal to, or greater than semver2.</text:p>
          </table:table-cell>
        </table:table-row>
      </table:table>
      <text:p text:style-name="P7"/>
      <text:p text:style-name="P7"/>
      <text:p text:style-name="P7">Category: string</text:p>
      <text:p text:style-name="P113"/>
      <table:table table:name="Table10" table:style-name="Table10">
        <table:table-column table:style-name="Table10.A"/>
        <table:table-column table:style-name="Table10.B"/>
        <table:table-row>
          <table:table-cell table:style-name="Table10.A1" office:value-type="string">
            <text:p text:style-name="P157">pad<text:span text:style-name="T66">(string,justify,width,character)</text:span></text:p>
          </table:table-cell>
          <table:table-cell table:style-name="Table10.B1" office:value-type="string">
            <text:p text:style-name="P157">Return left (-1), centred (0) or right (1) justified, padded string.</text:p>
          </table:table-cell>
        </table:table-row>
        <table:table-row>
          <table:table-cell table:style-name="Table10.A2" office:value-type="string">
            <text:p text:style-name="P157">len<text:span text:style-name="T66">(string)</text:span></text:p>
          </table:table-cell>
          <table:table-cell table:style-name="Table10.B2" office:value-type="string">
            <text:p text:style-name="P157">Returns length of string.</text:p>
          </table:table-cell>
        </table:table-row>
        <table:table-row>
          <table:table-cell table:style-name="Table10.A2" office:value-type="string">
            <text:p text:style-name="P157">fields<text:span text:style-name="T66">(input_string)</text:span></text:p>
          </table:table-cell>
          <table:table-cell table:style-name="Table10.B2" office:value-type="string">
            <text:p text:style-name="P157">Splits up input_string into variables in the current namespace. Variables are named F1 through to Fn. Field count is stored in NF.</text:p>
          </table:table-cell>
        </table:table-row>
        <table:table-row>
          <table:table-cell table:style-name="Table10.A2" office:value-type="string">
            <text:p text:style-name="P157">pipes<text:span text:style-name="T66">e</text:span>p<text:span text:style-name="T66">(input_string)</text:span></text:p>
          </table:table-cell>
          <table:table-cell table:style-name="Table10.B2" office:value-type="string">
            <text:p text:style-name="P157">Splits input_string into variables named F1 through to Fn. <text:s/>The split is performed at pipe (|) symbols. <text:s/>Field count is stored in NF.</text:p>
          </table:table-cell>
        </table:table-row>
        <table:table-row>
          <table:table-cell table:style-name="Table10.A2" office:value-type="string">
            <text:p text:style-name="P158">get_value(string_array, key_name)</text:p>
          </table:table-cell>
          <table:table-cell table:style-name="Table10.B2" office:value-type="string">
            <text:p text:style-name="P157"><text:span text:style-name="T66">Returns the value of the key </text:span><text:span text:style-name="T21">key_name</text:span><text:span text:style-name="T32"> in </text:span><text:span text:style-name="T21">string_array</text:span><text:span text:style-name="T32">.</text:span></text:p>
          </table:table-cell>
        </table:table-row>
        <table:table-row>
          <table:table-cell table:style-name="Table10.A2" office:value-type="string">
            <text:p text:style-name="P157">start<text:span text:style-name="T66">(string1,string2)</text:span></text:p>
          </table:table-cell>
          <table:table-cell table:style-name="Table10.B2" office:value-type="string">
            <text:p text:style-name="P157">Does string1 begin with string2?</text:p>
          </table:table-cell>
        </table:table-row>
        <table:table-row>
          <table:table-cell table:style-name="Table10.A2" office:value-type="string">
            <text:p text:style-name="P157">end<text:span text:style-name="T66">(string1,string2)</text:span></text:p>
          </table:table-cell>
          <table:table-cell table:style-name="Table10.B2" office:value-type="string">
            <text:p text:style-name="P157">Does string1 end with string2?</text:p>
          </table:table-cell>
        </table:table-row>
        <table:table-row>
          <table:table-cell table:style-name="Table10.A2" office:value-type="string">
            <text:p text:style-name="P157">match<text:span text:style-name="T66">(string,regex)</text:span></text:p>
          </table:table-cell>
          <table:table-cell table:style-name="Table10.B2" office:value-type="string">
            <text:p text:style-name="P157">Does string contain a match for regular expression regex?</text:p>
          </table:table-cell>
        </table:table-row>
        <table:table-row>
          <table:table-cell table:style-name="Table10.A2" office:value-type="string">
            <text:p text:style-name="P157">filter<text:span text:style-name="T66">(string,regex)</text:span></text:p>
          </table:table-cell>
          <table:table-cell table:style-name="Table10.B2" office:value-type="string">
            <text:p text:style-name="P157">Returns a string matching the regular expression regex in string.</text:p>
          </table:table-cell>
        </table:table-row>
        <text:soft-page-break/>
        <table:table-row>
          <table:table-cell table:style-name="Table10.A2" office:value-type="string">
            <text:p text:style-name="P157">substr<text:span text:style-name="T66">(string,int_s,int_l)</text:span></text:p>
          </table:table-cell>
          <table:table-cell table:style-name="Table10.B2" office:value-type="string">
            <text:p text:style-name="P157">Returns a sub-string of string, from position int_s with length int_l.</text:p>
          </table:table-cell>
        </table:table-row>
        <table:table-row>
          <table:table-cell table:style-name="Table10.A2" office:value-type="string">
            <text:p text:style-name="P157">gsub<text:span text:style-name="T66">(string,string_m,string_s)</text:span></text:p>
          </table:table-cell>
          <table:table-cell table:style-name="Table10.B2" office:value-type="string">
            <text:p text:style-name="P157">Returns string with all matches of string_m replaced with string_s.</text:p>
          </table:table-cell>
        </table:table-row>
        <table:table-row>
          <table:table-cell table:style-name="Table10.A2" office:value-type="string">
            <text:p text:style-name="P158">replace(var,regex,replacement)</text:p>
          </table:table-cell>
          <table:table-cell table:style-name="Table10.B2" office:value-type="string">
            <text:p text:style-name="P157">Re<text:span text:style-name="T66">places matches found in </text:span><text:span text:style-name="T32">var with regex to replacement.</text:span></text:p>
          </table:table-cell>
        </table:table-row>
        <table:table-row>
          <table:table-cell table:style-name="Table10.A2" office:value-type="string">
            <text:p text:style-name="P157">trim<text:span text:style-name="T66">(string,int_type)</text:span></text:p>
          </table:table-cell>
          <table:table-cell table:style-name="Table10.B2" office:value-type="string">
            <text:p text:style-name="P157">Removes whitespace from string, depending on int_type. -1 ltrim, 0 both, 1 rtrim.</text:p>
          </table:table-cell>
        </table:table-row>
        <table:table-row>
          <table:table-cell table:style-name="Table10.A2" office:value-type="string">
            <text:p text:style-name="P157">lines<text:span text:style-name="T66">(string_name,string_range)</text:span></text:p>
          </table:table-cell>
          <table:table-cell table:style-name="Table10.B2" office:value-type="string">
            <text:p text:style-name="P157">Returns lines from string_name. string_range is specified in the form start:end. <text:s/>Either optional term can be last to indicate the last line of the file. <text:s/>Numbering starts from 0.</text:p>
          </table:table-cell>
        </table:table-row>
        <table:table-row>
          <table:table-cell table:style-name="Table10.A2" office:value-type="string">
            <text:p text:style-name="P157">count<text:span text:style-name="T66">(string_name)</text:span></text:p>
          </table:table-cell>
          <table:table-cell table:style-name="Table10.B2" office:value-type="string">
            <text:p text:style-name="P157">Returns the number of lines in string_name.</text:p>
          </table:table-cell>
        </table:table-row>
        <table:table-row>
          <table:table-cell table:style-name="Table10.A2" office:value-type="string">
            <text:p text:style-name="P158">line_add(var,string)</text:p>
          </table:table-cell>
          <table:table-cell table:style-name="Table10.B2" office:value-type="string">
            <text:p text:style-name="P158">Append a line to array string var.</text:p>
          </table:table-cell>
        </table:table-row>
        <table:table-row>
          <table:table-cell table:style-name="Table10.A2" office:value-type="string">
            <text:p text:style-name="P158">line_delete(var,regex)</text:p>
          </table:table-cell>
          <table:table-cell table:style-name="Table10.B2" office:value-type="string">
            <text:p text:style-name="P158">Remove lines from array string var which match regex.</text:p>
          </table:table-cell>
        </table:table-row>
        <table:table-row>
          <table:table-cell table:style-name="Table10.A2" office:value-type="string">
            <text:p text:style-name="P158">line_replace(var,regex,replacement)</text:p>
          </table:table-cell>
          <table:table-cell table:style-name="Table10.B2" office:value-type="string">
            <text:p text:style-name="P158">Replaces found matches per line in var with regex to replacement.</text:p>
          </table:table-cell>
        </table:table-row>
        <table:table-row>
          <table:table-cell table:style-name="Table10.A2" office:value-type="string">
            <text:p text:style-name="P159">line_add_before(var,regex,<text:span text:style-name="T71">line</text:span>)</text:p>
          </table:table-cell>
          <table:table-cell table:style-name="Table10.B2" office:value-type="string">
            <text:p text:style-name="P158">Inserts a new <text:span text:style-name="T17">line</text:span> to array string <text:span text:style-name="T17">var</text:span> ahead of the first matching <text:span text:style-name="T17">regex</text:span>.</text:p>
          </table:table-cell>
        </table:table-row>
        <table:table-row>
          <table:table-cell table:style-name="Table10.A2" office:value-type="string">
            <text:p text:style-name="P159">line_add_after(var,regex,<text:span text:style-name="T71">line</text:span>)</text:p>
          </table:table-cell>
          <table:table-cell table:style-name="Table10.B2" office:value-type="string">
            <text:p text:style-name="P158">Inserts a new <text:span text:style-name="T17">line</text:span> to array string <text:span text:style-name="T17">var</text:span> after the first matching <text:span text:style-name="T17">regex</text:span>.</text:p>
          </table:table-cell>
        </table:table-row>
        <table:table-row>
          <table:table-cell table:style-name="Table10.A2" office:value-type="string">
            <text:p text:style-name="P160">lower(string)</text:p>
          </table:table-cell>
          <table:table-cell table:style-name="Table10.B2" office:value-type="string">
            <text:p text:style-name="P160">Convert string to lower-case.</text:p>
          </table:table-cell>
        </table:table-row>
        <table:table-row>
          <table:table-cell table:style-name="Table10.A2" office:value-type="string">
            <text:p text:style-name="P160">upper(string)</text:p>
          </table:table-cell>
          <table:table-cell table:style-name="Table10.B2" office:value-type="string">
            <text:p text:style-name="P160">Convert string to upper-case.</text:p>
          </table:table-cell>
        </table:table-row>
        <table:table-row>
          <table:table-cell table:style-name="Table10.A2" office:value-type="string">
            <text:p text:style-name="P160">reverse(var)</text:p>
          </table:table-cell>
          <table:table-cell table:style-name="Table10.B2" office:value-type="string">
            <text:p text:style-name="P160">Reverse variable var content char-by-char.</text:p>
          </table:table-cell>
        </table:table-row>
        <table:table-row>
          <table:table-cell table:style-name="Table10.A2" office:value-type="string">
            <text:p text:style-name="P160">tr(string,operator,operand)</text:p>
          </table:table-cell>
          <table:table-cell table:style-name="Table10.B2" office:value-type="string">
            <text:p text:style-name="P160">Delete or squeeze characters in string depending on operator and type.</text:p>
          </table:table-cell>
        </table:table-row>
        <table:table-row>
          <table:table-cell table:style-name="Table10.A2" office:value-type="string">
            <text:p text:style-name="P160">format(string,var_args)</text:p>
          </table:table-cell>
          <table:table-cell table:style-name="Table10.B2" office:value-type="string">
            <text:p text:style-name="P160">Format the input string in the manner of fprintf().</text:p>
          </table:table-cell>
        </table:table-row>
      </table:table>
      <text:p text:style-name="P12"/>
      <text:p text:style-name="P7">Category: http</text:p>
      <text:p text:style-name="P113"/>
      <table:table table:name="Table12" table:style-name="Table12">
        <table:table-column table:style-name="Table12.A"/>
        <table:table-column table:style-name="Table12.B"/>
        <table:table-row>
          <table:table-cell table:style-name="Table12.A1" office:value-type="string">
            <text:p text:style-name="P133">web_download<text:span text:style-name="T67">(url_string,local_file)</text:span></text:p>
          </table:table-cell>
          <table:table-cell table:style-name="Table12.B1" office:value-type="string">
            <text:p text:style-name="P133">Downloads from URL url_string and stores the returned data in the file local_file.</text:p>
          </table:table-cell>
        </table:table-row>
        <table:table-row>
          <table:table-cell table:style-name="Table12.A2" office:value-type="string">
            <text:p text:style-name="P133">web_get<text:span text:style-name="T67">(url_string)</text:span></text:p>
          </table:table-cell>
          <table:table-cell table:style-name="Table12.B2" office:value-type="string">
            <text:p text:style-name="P133">Returns a string with content downloaded from <text:span text:style-name="T67">url</text:span>_string.</text:p>
          </table:table-cell>
        </table:table-row>
        <table:table-row>
          <table:table-cell table:style-name="Table12.A2" office:value-type="string">
            <text:p text:style-name="P143">web_post(url_string,data_map)</text:p>
          </table:table-cell>
          <table:table-cell table:style-name="Table12.B2" office:value-type="string">
            <text:p text:style-name="P143">Performs a HTTP Post with the given arguments.</text:p>
          </table:table-cell>
        </table:table-row>
        <table:table-row>
          <table:table-cell table:style-name="Table12.A2" office:value-type="string">
            <text:p text:style-name="P145">web_head(url_string)</text:p>
          </table:table-cell>
          <table:table-cell table:style-name="Table12.B2" office:value-type="string">
            <text:p text:style-name="P145">Makes a HEAD request.</text:p>
          </table:table-cell>
        </table:table-row>
        <table:table-row>
          <table:table-cell table:style-name="Table12.A2" office:value-type="string">
            <text:p text:style-name="P145">server_id=web_serve_start(docroot,port[,host])</text:p>
          </table:table-cell>
          <table:table-cell table:style-name="Table12.B2" office:value-type="string">
            <text:p text:style-name="P145">Start a web server, listening on host:port</text:p>
          </table:table-cell>
        </table:table-row>
        <table:table-row>
          <table:table-cell table:style-name="Table12.A2" office:value-type="string">
            <text:p text:style-name="P145">web_serve_stop(server_id)</text:p>
          </table:table-cell>
          <table:table-cell table:style-name="Table12.B2" office:value-type="string">
            <text:p text:style-name="P145">Stop a web server</text:p>
          </table:table-cell>
        </table:table-row>
        <table:table-row>
          <table:table-cell table:style-name="Table12.A2" office:value-type="string">
            <text:p text:style-name="P145">bool=web_serve_up(server_id)</text:p>
          </table:table-cell>
          <table:table-cell table:style-name="Table12.B2" office:value-type="string">
            <text:p text:style-name="P145">Check if web server is nominally available.</text:p>
          </table:table-cell>
        </table:table-row>
        <table:table-row>
          <table:table-cell table:style-name="Table12.A2" office:value-type="string">
            <text:p text:style-name="P145">web_serve_path(server_id,regex,path)</text:p>
          </table:table-cell>
          <table:table-cell table:style-name="Table12.B2" office:value-type="string">
            <text:p text:style-name="P145">Create a redirect, static path, error rule or reverse proxy rule for the given web server <text:span text:style-name="T17">server_id</text:span><text:span text:style-name="T30">.</text:span></text:p>
          </table:table-cell>
        </table:table-row>
        <table:table-row>
          <table:table-cell table:style-name="Table12.A2" office:value-type="string">
            <text:p text:style-name="P145">web_serve_log_throttle(server_id,start,freq)</text:p>
          </table:table-cell>
          <table:table-cell table:style-name="Table12.B2" office:value-type="string">
            <text:p text:style-name="P145">Set the cut-off point and periodic notification frequency for repetitive messages in the web server log file.</text:p>
          </table:table-cell>
        </table:table-row>
        <table:table-row>
          <table:table-cell table:style-name="Table12.A2" office:value-type="string">
            <text:p text:style-name="P150">web_serve_log(message)</text:p>
          </table:table-cell>
          <table:table-cell table:style-name="Table12.B2" office:value-type="string">
            <text:p text:style-name="P150">sends a message to the access log.</text:p>
          </table:table-cell>
        </table:table-row>
        <table:table-row>
          <table:table-cell table:style-name="Table12.A2" office:value-type="string">
            <text:p text:style-name="P150">web_serve_decode()</text:p>
          </table:table-cell>
          <table:table-cell table:style-name="Table12.B2" office:value-type="string">
            <text:p text:style-name="P150">breaks down an inbound webstruct into fields.</text:p>
          </table:table-cell>
        </table:table-row>
      </table:table>
      <text:p text:style-name="P113"/>
      <text:p text:style-name="P7">Category: db</text:p>
      <text:p text:style-name="P113"/>
      <table:table table:name="Table13" table:style-name="Table13">
        <table:table-column table:style-name="Table13.A"/>
        <table:table-column table:style-name="Table13.B"/>
        <table:table-row>
          <table:table-cell table:style-name="Table13.A1" office:value-type="string">
            <text:p text:style-name="P133">db_init<text:span text:style-name="T67">(schema_name)</text:span></text:p>
          </table:table-cell>
          <table:table-cell table:style-name="Table13.B1" office:value-type="string">
            <text:p text:style-name="P133">Returns a database connection handle, based on inbound environmental variables.</text:p>
          </table:table-cell>
        </table:table-row>
        <table:table-row>
          <table:table-cell table:style-name="Table13.A2" office:value-type="string">
            <text:p text:style-name="P133">db_query<text:span text:style-name="T67">(handle,query)</text:span></text:p>
          </table:table-cell>
          <table:table-cell table:style-name="Table13.B2" office:value-type="string">
            <text:p text:style-name="P133">Simple database query.</text:p>
          </table:table-cell>
        </table:table-row>
        <text:soft-page-break/>
        <table:table-row>
          <table:table-cell table:style-name="Table13.A2" office:value-type="string">
            <text:p text:style-name="P133">db_close<text:span text:style-name="T67">(handle)</text:span></text:p>
          </table:table-cell>
          <table:table-cell table:style-name="Table13.B2" office:value-type="string">
            <text:p text:style-name="P133">Closes the database connection.</text:p>
          </table:table-cell>
        </table:table-row>
      </table:table>
      <text:p text:style-name="P129"/>
      <text:p text:style-name="P129">Currently, only a mysql driver is included.</text:p>
      <text:p text:style-name="P14">Category: list</text:p>
      <text:p text:style-name="P130"/>
      <table:table table:name="Table14" table:style-name="Table14">
        <table:table-column table:style-name="Table14.A"/>
        <table:table-column table:style-name="Table14.B"/>
        <table:table-row>
          <table:table-cell table:style-name="Table14.A1" office:value-type="string">
            <text:p text:style-name="P134">col(string_list,column,delimiter)</text:p>
          </table:table-cell>
          <table:table-cell table:style-name="Table14.B1" office:value-type="string">
            <text:p text:style-name="P134">Creates a list from a particular column of string_list.</text:p>
          </table:table-cell>
        </table:table-row>
        <table:table-row>
          <table:table-cell table:style-name="Table14.A2" office:value-type="string">
            <text:p text:style-name="P134">head(list)</text:p>
          </table:table-cell>
          <table:table-cell table:style-name="Table14.B2" office:value-type="string">
            <text:p text:style-name="P134">Returns the head element of a list as a new list.</text:p>
          </table:table-cell>
        </table:table-row>
        <table:table-row>
          <table:table-cell table:style-name="Table14.A2" office:value-type="string">
            <text:p text:style-name="P134">tail(list)</text:p>
          </table:table-cell>
          <table:table-cell table:style-name="Table14.B2" office:value-type="string">
            <text:p text:style-name="P134">Returns a new list containing all items in list except the head item.</text:p>
          </table:table-cell>
        </table:table-row>
        <table:table-row>
          <table:table-cell table:style-name="Table14.A2" office:value-type="string">
            <text:p text:style-name="P134">sum(list)</text:p>
          </table:table-cell>
          <table:table-cell table:style-name="Table14.B2" office:value-type="string">
            <text:p text:style-name="P134">Calculate the sum of the values in list.</text:p>
          </table:table-cell>
        </table:table-row>
        <table:table-row>
          <table:table-cell table:style-name="Table14.A2" office:value-type="string">
            <text:p text:style-name="P134">min(list)</text:p>
          </table:table-cell>
          <table:table-cell table:style-name="Table14.B2" office:value-type="string">
            <text:p text:style-name="P134">Calculate the minimum value in a list.</text:p>
          </table:table-cell>
        </table:table-row>
        <table:table-row>
          <table:table-cell table:style-name="Table14.A2" office:value-type="string">
            <text:p text:style-name="P137">max(list)</text:p>
          </table:table-cell>
          <table:table-cell table:style-name="Table14.B2" office:value-type="string">
            <text:p text:style-name="P134">Calculate the maximum value in a list.</text:p>
          </table:table-cell>
        </table:table-row>
        <table:table-row>
          <table:table-cell table:style-name="Table14.A2" office:value-type="string">
            <text:p text:style-name="P137">avg(list)</text:p>
          </table:table-cell>
          <table:table-cell table:style-name="Table14.B2" office:value-type="string">
            <text:p text:style-name="P134">Calculate the average value <text:span text:style-name="T81">of</text:span> a list.</text:p>
          </table:table-cell>
        </table:table-row>
        <table:table-row>
          <table:table-cell table:style-name="Table14.A2" office:value-type="string">
            <text:p text:style-name="P134">sort(list [,bool_reverse])</text:p>
          </table:table-cell>
          <table:table-cell table:style-name="Table14.B2" office:value-type="string">
            <text:p text:style-name="P134">Sorts a list in ascending or descending (bool_reverse==true) order.</text:p>
          </table:table-cell>
        </table:table-row>
        <table:table-row>
          <table:table-cell table:style-name="Table14.A2" office:value-type="string">
            <text:p text:style-name="P134">uniq(list)</text:p>
          </table:table-cell>
          <table:table-cell table:style-name="Table14.B2" office:value-type="string">
            <text:p text:style-name="P134">Returns list with duplicate values removed.</text:p>
          </table:table-cell>
        </table:table-row>
        <table:table-row>
          <table:table-cell table:style-name="Table14.A2" office:value-type="string">
            <text:p text:style-name="P134">append([list,],item)</text:p>
          </table:table-cell>
          <table:table-cell table:style-name="Table14.B2" office:value-type="string">
            <text:p text:style-name="P134">Returns new_list containing item appended to list. If list is omitted then a new list is created containing item.</text:p>
          </table:table-cell>
        </table:table-row>
        <table:table-row>
          <table:table-cell table:style-name="Table14.A2" office:value-type="string">
            <text:p text:style-name="P134">insert(list,pos,item)</text:p>
          </table:table-cell>
          <table:table-cell table:style-name="Table14.B2" office:value-type="string">
            <text:p text:style-name="P134">Returns a new_list with item inserted in list at position pos. (1-based)</text:p>
          </table:table-cell>
        </table:table-row>
        <table:table-row>
          <table:table-cell table:style-name="Table14.A2" office:value-type="string">
            <text:p text:style-name="P134">remove(list,pos)</text:p>
          </table:table-cell>
          <table:table-cell table:style-name="Table14.B2" office:value-type="string">
            <text:p text:style-name="P134">Returns a new_list with the item at position pos removed. <text:span text:style-name="T81">(1-based)</text:span></text:p>
          </table:table-cell>
        </table:table-row>
        <table:table-row>
          <table:table-cell table:style-name="Table14.A2" office:value-type="string">
            <text:p text:style-name="P134">push([list,]item)</text:p>
          </table:table-cell>
          <table:table-cell table:style-name="Table14.B2" office:value-type="string">
            <text:p text:style-name="P134">Adds item to the front of list. If only an item is provided, then a new list is started.</text:p>
          </table:table-cell>
        </table:table-row>
        <table:table-row>
          <table:table-cell table:style-name="Table14.A2" office:value-type="string">
            <text:p text:style-name="P134">deq(“list_name”)</text:p>
          </table:table-cell>
          <table:table-cell table:style-name="Table14.B2" office:value-type="string">
            <text:p text:style-name="P134">Removes and returns the last item in the named list list_name.</text:p>
          </table:table-cell>
        </table:table-row>
        <table:table-row>
          <table:table-cell table:style-name="Table14.A2" office:value-type="string">
            <text:p text:style-name="P134">any(list)</text:p>
          </table:table-cell>
          <table:table-cell table:style-name="Table14.B2" office:value-type="string">
            <text:p text:style-name="P134">Returns true if any item in list evaluate to true.</text:p>
          </table:table-cell>
        </table:table-row>
        <table:table-row>
          <table:table-cell table:style-name="Table14.A2" office:value-type="string">
            <text:p text:style-name="P137">all(list)</text:p>
          </table:table-cell>
          <table:table-cell table:style-name="Table14.B2" office:value-type="string">
            <text:p text:style-name="P134">Returns true if all items in list evaluate to true.</text:p>
          </table:table-cell>
        </table:table-row>
        <table:table-row>
          <table:table-cell table:style-name="Table14.A2" office:value-type="string">
            <text:p text:style-name="P134">concat(list<text:span text:style-name="T80">1,list2</text:span>)</text:p>
          </table:table-cell>
          <table:table-cell table:style-name="Table14.B2" office:value-type="string">
            <text:p text:style-name="P134">Concatenates two lists and returns the result.</text:p>
          </table:table-cell>
        </table:table-row>
        <table:table-row>
          <table:table-cell table:style-name="Table14.A2" office:value-type="string">
            <text:p text:style-name="P134">esplit(list,"var1","var2",match)</text:p>
          </table:table-cell>
          <table:table-cell table:style-name="Table14.B2" office:value-type="string">
            <text:p text:style-name="P134">Split list at position match (1-based). Each side is put into variables var1 and var2.</text:p>
          </table:table-cell>
        </table:table-row>
        <table:table-row>
          <table:table-cell table:style-name="Table14.A2" office:value-type="string">
            <text:p text:style-name="P143">empty(list)</text:p>
          </table:table-cell>
          <table:table-cell table:style-name="Table14.B2" office:value-type="string">
            <text:p text:style-name="P143">Is the list empty? (boolean)</text:p>
          </table:table-cell>
        </table:table-row>
        <table:table-row>
          <table:table-cell table:style-name="Table14.A2" office:value-type="string">
            <text:p text:style-name="P143">list_int(string_list)</text:p>
          </table:table-cell>
          <table:table-cell table:style-name="Table14.B2" office:value-type="string">
            <text:p text:style-name="P143">Converts string_list to list of integers</text:p>
          </table:table-cell>
        </table:table-row>
        <table:table-row>
          <table:table-cell table:style-name="Table14.A2" office:value-type="string">
            <text:p text:style-name="P143">list_float(string_list)</text:p>
          </table:table-cell>
          <table:table-cell table:style-name="Table14.B2" office:value-type="string">
            <text:p text:style-name="P143">Concerts string_list to list of floating point numbers</text:p>
          </table:table-cell>
        </table:table-row>
        <table:table-row>
          <table:table-cell table:style-name="Table14.A2" office:value-type="string">
            <text:p text:style-name="P143"/>
          </table:table-cell>
          <table:table-cell table:style-name="Table14.B2" office:value-type="string">
            <text:p text:style-name="P143"/>
          </table:table-cell>
        </table:table-row>
      </table:table>
      <text:p text:style-name="P174">Category: <text:span text:style-name="T95">html</text:span></text:p>
      <text:p text:style-name="P127"/>
      <text:p text:style-name="P147"/>
      <text:p text:style-name="P147">Each of these functions returns the appropriate HTML element derived from their names.</text:p>
      <text:p text:style-name="P147"/>
      <text:p text:style-name="P147">The first argument should be the content of the HTML element. This does not apply to wimg and wlink.</text:p>
      <text:p text:style-name="P147"/>
      <text:p text:style-name="P147">The last argument should be any HTML tags to include in the definition. Eg, style, href, width, etc.</text:p>
      <text:p text:style-name="P147"/>
      <text:p text:style-name="P147">The last argument is optional.</text:p>
      <text:p text:style-name="P155"/>
      <text:p text:style-name="P155"/>
      <table:table table:name="Table16" table:style-name="Table16">
        <table:table-column table:style-name="Table16.A"/>
        <table:table-column table:style-name="Table16.B"/>
        <table:table-row>
          <table:table-cell table:style-name="Table16.A1" office:value-type="string">
            <text:p text:style-name="P146">wpage</text:p>
          </table:table-cell>
          <table:table-cell table:style-name="Table16.B1" office:value-type="string">
            <text:p text:style-name="P146"/>
            <text:p text:style-name="P148">The page function creates the &lt;html&gt; tag.</text:p>
            <text:p text:style-name="P148"/>
          </table:table-cell>
        </table:table-row>
        <table:table-row>
          <table:table-cell table:style-name="Table16.A2" office:value-type="string">
            <text:p text:style-name="P146">whead</text:p>
          </table:table-cell>
          <table:table-cell table:style-name="Table16.B2" office:value-type="string">
            <text:p text:style-name="P148">head</text:p>
          </table:table-cell>
        </table:table-row>
        <table:table-row>
          <table:table-cell table:style-name="Table16.A2" office:value-type="string">
            <text:p text:style-name="P146">wbody</text:p>
          </table:table-cell>
          <table:table-cell table:style-name="Table16.B2" office:value-type="string">
            <text:p text:style-name="P148">body</text:p>
          </table:table-cell>
        </table:table-row>
        <table:table-row>
          <table:table-cell table:style-name="Table16.A2" office:value-type="string">
            <text:p text:style-name="P146">wdiv</text:p>
          </table:table-cell>
          <table:table-cell table:style-name="Table16.B2" office:value-type="string">
            <text:p text:style-name="P148">div</text:p>
          </table:table-cell>
        </table:table-row>
        <table:table-row>
          <table:table-cell table:style-name="Table16.A2" office:value-type="string">
            <text:p text:style-name="P146">wa</text:p>
          </table:table-cell>
          <table:table-cell table:style-name="Table16.B2" office:value-type="string">
            <text:p text:style-name="P146">a<text:span text:style-name="T96">nchor</text:span></text:p>
          </table:table-cell>
        </table:table-row>
        <table:table-row>
          <table:table-cell table:style-name="Table16.A2" office:value-type="string">
            <text:p text:style-name="P146">wimg</text:p>
          </table:table-cell>
          <table:table-cell table:style-name="Table16.B2" office:value-type="string">
            <text:p text:style-name="P146">image</text:p>
          </table:table-cell>
        </table:table-row>
        <table:table-row>
          <table:table-cell table:style-name="Table16.A2" office:value-type="string">
            <text:p text:style-name="P146">wlink</text:p>
          </table:table-cell>
          <table:table-cell table:style-name="Table16.B2" office:value-type="string">
            <text:p text:style-name="P146">link</text:p>
          </table:table-cell>
        </table:table-row>
        <table:table-row>
          <table:table-cell table:style-name="Table16.A2" office:value-type="string">
            <text:p text:style-name="P146">wp</text:p>
          </table:table-cell>
          <table:table-cell table:style-name="Table16.B2" office:value-type="string">
            <text:p text:style-name="P146">paragraph</text:p>
          </table:table-cell>
        </table:table-row>
        <table:table-row>
          <table:table-cell table:style-name="Table16.A2" office:value-type="string">
            <text:p text:style-name="P146">wtable</text:p>
          </table:table-cell>
          <table:table-cell table:style-name="Table16.B2" office:value-type="string">
            <text:p text:style-name="P146">table</text:p>
          </table:table-cell>
        </table:table-row>
        <table:table-row>
          <table:table-cell table:style-name="Table16.A2" office:value-type="string">
            <text:p text:style-name="P146">wthead</text:p>
          </table:table-cell>
          <table:table-cell table:style-name="Table16.B2" office:value-type="string">
            <text:p text:style-name="P146">table head</text:p>
          </table:table-cell>
        </table:table-row>
        <table:table-row>
          <table:table-cell table:style-name="Table16.A2" office:value-type="string">
            <text:p text:style-name="P146">wtbody</text:p>
          </table:table-cell>
          <table:table-cell table:style-name="Table16.B2" office:value-type="string">
            <text:p text:style-name="P146">table body section</text:p>
          </table:table-cell>
        </table:table-row>
        <table:table-row>
          <table:table-cell table:style-name="Table16.A2" office:value-type="string">
            <text:p text:style-name="P146">wtr</text:p>
          </table:table-cell>
          <table:table-cell table:style-name="Table16.B2" office:value-type="string">
            <text:p text:style-name="P146">table row</text:p>
          </table:table-cell>
        </table:table-row>
        <table:table-row>
          <table:table-cell table:style-name="Table16.A2" office:value-type="string">
            <text:p text:style-name="P146">wth</text:p>
          </table:table-cell>
          <table:table-cell table:style-name="Table16.B2" office:value-type="string">
            <text:p text:style-name="P146">table heading</text:p>
          </table:table-cell>
        </table:table-row>
        <table:table-row>
          <table:table-cell table:style-name="Table16.A2" office:value-type="string">
            <text:p text:style-name="P146">wtd</text:p>
          </table:table-cell>
          <table:table-cell table:style-name="Table16.B2" office:value-type="string">
            <text:p text:style-name="P146">table data</text:p>
          </table:table-cell>
        </table:table-row>
        <table:table-row>
          <table:table-cell table:style-name="Table16.A2" office:value-type="string">
            <text:p text:style-name="P146">wh1..wh5</text:p>
          </table:table-cell>
          <table:table-cell table:style-name="Table16.B2" office:value-type="string">
            <text:p text:style-name="P148">heading (n)</text:p>
          </table:table-cell>
        </table:table-row>
        <table:table-row>
          <table:table-cell table:style-name="Table16.A2" office:value-type="string">
            <text:p text:style-name="P146">wol</text:p>
          </table:table-cell>
          <table:table-cell table:style-name="Table16.B2" office:value-type="string">
            <text:p text:style-name="P146">ordered list</text:p>
          </table:table-cell>
        </table:table-row>
        <table:table-row>
          <table:table-cell table:style-name="Table16.A2" office:value-type="string">
            <text:p text:style-name="P146">wul</text:p>
          </table:table-cell>
          <table:table-cell table:style-name="Table16.B2" office:value-type="string">
            <text:p text:style-name="P146">unordered list</text:p>
          </table:table-cell>
        </table:table-row>
        <table:table-row>
          <table:table-cell table:style-name="Table16.A2" office:value-type="string">
            <text:p text:style-name="P146">wli</text:p>
          </table:table-cell>
          <table:table-cell table:style-name="Table16.B2" office:value-type="string">
            <text:p text:style-name="P146">list item</text:p>
          </table:table-cell>
        </table:table-row>
      </table:table>
      <text:p text:style-name="P127"/>
      <text:p text:style-name="P127"/>
      <text:p text:style-name="P174"/>
      <text:p text:style-name="P127">Category: <text:span text:style-name="T95">image</text:span></text:p>
      <text:p text:style-name="P125"/>
      <text:p text:style-name="P124">These functions create components of SVG definitions.</text:p>
      <text:p text:style-name="P126"/>
      <table:table table:name="Table17" table:style-name="Table17">
        <table:table-column table:style-name="Table17.A"/>
        <table:table-column table:style-name="Table17.B"/>
        <table:table-row>
          <table:table-cell table:style-name="Table17.A1" office:value-type="string">
            <text:p text:style-name="P148">h=svg_start(<text:span text:style-name="T97">filename,</text:span>w,h[,attr])</text:p>
          </table:table-cell>
          <table:table-cell table:style-name="Table17.B1" office:value-type="string">
            <text:p text:style-name="P148">returns a handle to a new SVG definition. <text:span text:style-name="T97">(filename can be /dev/stdout, a new file location or some other device.)</text:span></text:p>
          </table:table-cell>
        </table:table-row>
        <table:table-row>
          <table:table-cell table:style-name="Table17.A2" office:value-type="string">
            <text:p text:style-name="P148">svg_end(h)</text:p>
          </table:table-cell>
          <table:table-cell table:style-name="Table17.B2" office:value-type="string">
            <text:p text:style-name="P148">completes a definition and writes to destination</text:p>
          </table:table-cell>
        </table:table-row>
        <table:table-row>
          <table:table-cell table:style-name="Table17.A2" office:value-type="string">
            <text:p text:style-name="P148">svg_title(h,title[,attr])</text:p>
          </table:table-cell>
          <table:table-cell table:style-name="Table17.B2" office:value-type="string">
            <text:p text:style-name="P149">title</text:p>
          </table:table-cell>
        </table:table-row>
        <table:table-row>
          <table:table-cell table:style-name="Table17.A2" office:value-type="string">
            <text:p text:style-name="P148">svg_desc(h,desc[,attr])</text:p>
          </table:table-cell>
          <table:table-cell table:style-name="Table17.B2" office:value-type="string">
            <text:p text:style-name="P149">description</text:p>
          </table:table-cell>
        </table:table-row>
        <table:table-row>
          <table:table-cell table:style-name="Table17.A2" office:value-type="string">
            <text:p text:style-name="P148">svg_plot(h,x,y[,attr])</text:p>
          </table:table-cell>
          <table:table-cell table:style-name="Table17.B2" office:value-type="string">
            <text:p text:style-name="P149">plot a point</text:p>
          </table:table-cell>
        </table:table-row>
        <table:table-row>
          <table:table-cell table:style-name="Table17.A2" office:value-type="string">
            <text:p text:style-name="P148">svg_square(h,x1,y1,x2,y2[,attr])</text:p>
          </table:table-cell>
          <table:table-cell table:style-name="Table17.B2" office:value-type="string">
            <text:p text:style-name="P149">draw a square</text:p>
          </table:table-cell>
        </table:table-row>
        <table:table-row>
          <table:table-cell table:style-name="Table17.A2" office:value-type="string">
            <text:p text:style-name="P148">svg_circle(h,x,y,r[,attr])</text:p>
          </table:table-cell>
          <table:table-cell table:style-name="Table17.B2" office:value-type="string">
            <text:p text:style-name="P149">draw a circle</text:p>
          </table:table-cell>
        </table:table-row>
        <table:table-row>
          <table:table-cell table:style-name="Table17.A2" office:value-type="string">
            <text:p text:style-name="P148">svg_ellipse(h,x,y,w,h[,attr])</text:p>
          </table:table-cell>
          <table:table-cell table:style-name="Table17.B2" office:value-type="string">
            <text:p text:style-name="P149">draw a ellipse</text:p>
          </table:table-cell>
        </table:table-row>
        <table:table-row>
          <table:table-cell table:style-name="Table17.A2" office:value-type="string">
            <text:p text:style-name="P148">svg_rect(h,x1,y1,x2,y2[,attr])</text:p>
          </table:table-cell>
          <table:table-cell table:style-name="Table17.B2" office:value-type="string">
            <text:p text:style-name="P149">draw a rectangle</text:p>
          </table:table-cell>
        </table:table-row>
        <table:table-row>
          <table:table-cell table:style-name="Table17.A2" office:value-type="string">
            <text:p text:style-name="P148">svg_polygon(h,[]x,[]y[,attr])</text:p>
          </table:table-cell>
          <table:table-cell table:style-name="Table17.B2" office:value-type="string">
            <text:p text:style-name="P149">draw a polygon</text:p>
          </table:table-cell>
        </table:table-row>
        <table:table-row>
          <table:table-cell table:style-name="Table17.A2" office:value-type="string">
            <text:p text:style-name="P148">svg_line(h,x1,y1,x2,y2[,attr])</text:p>
          </table:table-cell>
          <table:table-cell table:style-name="Table17.B2" office:value-type="string">
            <text:p text:style-name="P149">draw a line</text:p>
          </table:table-cell>
        </table:table-row>
        <table:table-row>
          <table:table-cell table:style-name="Table17.A2" office:value-type="string">
            <text:p text:style-name="P148">svg_polyline(h,[]x,[]y[,attr])</text:p>
          </table:table-cell>
          <table:table-cell table:style-name="Table17.B2" office:value-type="string">
            <text:p text:style-name="P149">draw a multiple point line</text:p>
          </table:table-cell>
        </table:table-row>
        <table:table-row>
          <table:table-cell table:style-name="Table17.A2" office:value-type="string">
            <text:p text:style-name="P148">svg_roundrect(h,…..)</text:p>
          </table:table-cell>
          <table:table-cell table:style-name="Table17.B2" office:value-type="string">
            <text:p text:style-name="P149">draw a rounded rectangle</text:p>
          </table:table-cell>
        </table:table-row>
        <table:table-row>
          <table:table-cell table:style-name="Table17.A2" office:value-type="string">
            <text:p text:style-name="P148">svg_text(h,….)</text:p>
          </table:table-cell>
          <table:table-cell table:style-name="Table17.B2" office:value-type="string">
            <text:p text:style-name="P149">draw text</text:p>
          </table:table-cell>
        </table:table-row>
        <table:table-row>
          <table:table-cell table:style-name="Table17.A2" office:value-type="string">
            <text:p text:style-name="P148">svg_image(h,….[,attr])</text:p>
          </table:table-cell>
          <table:table-cell table:style-name="Table17.B2" office:value-type="string">
            <text:p text:style-name="P149">place an image on canvas</text:p>
          </table:table-cell>
        </table:table-row>
        <table:table-row>
          <table:table-cell table:style-name="Table17.A2" office:value-type="string">
            <text:p text:style-name="P148">svg_grid(h,….[,attr])</text:p>
          </table:table-cell>
          <table:table-cell table:style-name="Table17.B2" office:value-type="string">
            <text:p text:style-name="P149">draw a background grid</text:p>
          </table:table-cell>
        </table:table-row>
        <table:table-row>
          <table:table-cell table:style-name="Table17.A2" office:value-type="string">
            <text:p text:style-name="P148">svg_linear_gradient(h,….[,attr])</text:p>
          </table:table-cell>
          <table:table-cell table:style-name="Table17.B2" office:value-type="string">
            <text:p text:style-name="P149">define a linear gradient</text:p>
          </table:table-cell>
        </table:table-row>
        <table:table-row>
          <table:table-cell table:style-name="Table17.A2" office:value-type="string">
            <text:p text:style-name="P148">svg_radial_gradient(h,….[,attr])</text:p>
          </table:table-cell>
          <table:table-cell table:style-name="Table17.B2" office:value-type="string">
            <text:p text:style-name="P149">define a radial gradient</text:p>
          </table:table-cell>
        </table:table-row>
        <table:table-row>
          <table:table-cell table:style-name="Table17.A2" office:value-type="string">
            <text:p text:style-name="P148">svg_def(h,….[,attr])</text:p>
          </table:table-cell>
          <table:table-cell table:style-name="Table17.B2" office:value-type="string">
            <text:p text:style-name="P149">create a definition block</text:p>
          </table:table-cell>
        </table:table-row>
        <table:table-row>
          <table:table-cell table:style-name="Table17.A2" office:value-type="string">
            <text:p text:style-name="P148">svg_def_end(h,….)</text:p>
          </table:table-cell>
          <table:table-cell table:style-name="Table17.B2" office:value-type="string">
            <text:p text:style-name="P149">end a definition block</text:p>
          </table:table-cell>
        </table:table-row>
        <table:table-row>
          <table:table-cell table:style-name="Table17.A2" office:value-type="string">
            <text:p text:style-name="P148">svg_group(h,….[,attr])</text:p>
          </table:table-cell>
          <table:table-cell table:style-name="Table17.B2" office:value-type="string">
            <text:p text:style-name="P149">start a group</text:p>
          </table:table-cell>
        </table:table-row>
        <table:table-row>
          <table:table-cell table:style-name="Table17.A2" office:value-type="string">
            <text:p text:style-name="P148">svg_group_end(h,….[,attr])</text:p>
          </table:table-cell>
          <table:table-cell table:style-name="Table17.B2" office:value-type="string">
            <text:p text:style-name="P149">end a group</text:p>
          </table:table-cell>
        </table:table-row>
        <table:table-row>
          <table:table-cell table:style-name="Table17.A2" office:value-type="string">
            <text:p text:style-name="P148">svg_link(h,….[,attr])</text:p>
          </table:table-cell>
          <table:table-cell table:style-name="Table17.B2" office:value-type="string">
            <text:p text:style-name="P149">create a hyperlink definition</text:p>
          </table:table-cell>
        </table:table-row>
        <table:table-row>
          <table:table-cell table:style-name="Table17.A2" office:value-type="string">
            <text:p text:style-name="P148">svg_link_end(h,….)</text:p>
          </table:table-cell>
          <table:table-cell table:style-name="Table17.B2" office:value-type="string">
            <text:p text:style-name="P149">end a hyperlink definition</text:p>
          </table:table-cell>
        </table:table-row>
      </table:table>
      <text:p text:style-name="P173">Appendices</text:p>
      <text:p text:style-name="P1"/>
      <text:p text:style-name="P11">ANSI mappings</text:p>
      <text:p text:style-name="P119"/>
      <text:p text:style-name="P11"><text:span text:style-name="T2">The presence of a term such as [#</text:span><text:span text:style-name="T10">code</text:span><text:span text:style-name="T37">] in an output statement causes Folly to replace the [#…] term during output with an ANSI control sequence. The actual representation on screen may differ due to colour mappings within your terminal package.</text:span></text:p>
      <text:p text:style-name="P123"/>
      <text:p text:style-name="P11"><text:span text:style-name="T37">The list of replacement </text:span><text:span text:style-name="T41">code</text:span><text:span text:style-name="T37">s is shown below:</text:span></text:p>
      <text:p text:style-name="P123"/>
      <table:table table:name="Table2" table:style-name="Table2">
        <table:table-column table:style-name="Table2.A"/>
        <table:table-column table:style-name="Table2.B"/>
        <table:table-row>
          <table:table-cell table:style-name="Table2.A1" office:value-type="string">
            <text:p text:style-name="P186">bdefault</text:p>
            <text:p text:style-name="P183"/>
          </table:table-cell>
          <table:table-cell table:style-name="Table2.B1" office:value-type="string">
            <text:p text:style-name="P183">Return background to default colour.</text:p>
          </table:table-cell>
        </table:table-row>
        <table:table-row>
          <table:table-cell table:style-name="Table2.A2" office:value-type="string">
            <text:p text:style-name="P184">bblack <text:s text:c="2"/><text:span text:style-name="T91">( or b0 )</text:span></text:p>
          </table:table-cell>
          <table:table-cell table:style-name="Table2.B2" office:value-type="string">
            <text:p text:style-name="P184">Set background colour to black.</text:p>
          </table:table-cell>
        </table:table-row>
        <table:table-row>
          <table:table-cell table:style-name="Table2.A2" office:value-type="string">
            <text:p text:style-name="P184">bred <text:s text:c="4"/><text:span text:style-name="T91">( or b2 )</text:span></text:p>
          </table:table-cell>
          <table:table-cell table:style-name="Table2.B2" office:value-type="string">
            <text:p text:style-name="P184">Set background colour to red.</text:p>
          </table:table-cell>
        </table:table-row>
        <table:table-row>
          <table:table-cell table:style-name="Table2.A2" office:value-type="string">
            <text:p text:style-name="P184">bgreen <text:s text:c="2"/><text:span text:style-name="T91">( or b4 )</text:span></text:p>
          </table:table-cell>
          <table:table-cell table:style-name="Table2.B2" office:value-type="string">
            <text:p text:style-name="P184">Set background colour to green.</text:p>
          </table:table-cell>
        </table:table-row>
        <table:table-row>
          <table:table-cell table:style-name="Table2.A2" office:value-type="string">
            <text:p text:style-name="P184">byellow <text:s/><text:span text:style-name="T91">( or b6 )</text:span></text:p>
          </table:table-cell>
          <table:table-cell table:style-name="Table2.B2" office:value-type="string">
            <text:p text:style-name="P184">Set background colour to yellow.</text:p>
          </table:table-cell>
        </table:table-row>
        <table:table-row>
          <table:table-cell table:style-name="Table2.A2" office:value-type="string">
            <text:p text:style-name="P184">bblue <text:s text:c="3"/><text:span text:style-name="T91">( or b1 )</text:span></text:p>
          </table:table-cell>
          <table:table-cell table:style-name="Table2.B2" office:value-type="string">
            <text:p text:style-name="P184">Set background colour to blue.</text:p>
          </table:table-cell>
        </table:table-row>
        <table:table-row>
          <table:table-cell table:style-name="Table2.A2" office:value-type="string">
            <text:p text:style-name="P184">bmagenta <text:span text:style-name="T91">( or b3 )</text:span></text:p>
          </table:table-cell>
          <table:table-cell table:style-name="Table2.B2" office:value-type="string">
            <text:p text:style-name="P184">Set background colour to magenta.</text:p>
          </table:table-cell>
        </table:table-row>
        <table:table-row>
          <table:table-cell table:style-name="Table2.A2" office:value-type="string">
            <text:p text:style-name="P184"><text:span text:style-name="T68">b</text:span>cyan <text:s text:c="3"/><text:span text:style-name="T91">( or b5 )</text:span></text:p>
          </table:table-cell>
          <table:table-cell table:style-name="Table2.B2" office:value-type="string">
            <text:p text:style-name="P184">Set background colour to cyan.</text:p>
          </table:table-cell>
        </table:table-row>
        <table:table-row>
          <table:table-cell table:style-name="Table2.A2" office:value-type="string">
            <text:p text:style-name="P184">bbgray</text:p>
          </table:table-cell>
          <table:table-cell table:style-name="Table2.B2" office:value-type="string">
            <text:p text:style-name="P184">Set background colour to bright gray.</text:p>
          </table:table-cell>
        </table:table-row>
        <table:table-row>
          <table:table-cell table:style-name="Table2.A2" office:value-type="string">
            <text:p text:style-name="P184">bgray</text:p>
          </table:table-cell>
          <table:table-cell table:style-name="Table2.B2" office:value-type="string">
            <text:p text:style-name="P184">Set background colour to gray.</text:p>
          </table:table-cell>
        </table:table-row>
        <table:table-row>
          <table:table-cell table:style-name="Table2.A2" office:value-type="string">
            <text:p text:style-name="P184">bbred</text:p>
          </table:table-cell>
          <table:table-cell table:style-name="Table2.B2" office:value-type="string">
            <text:p text:style-name="P184">Set background colour to bright red.</text:p>
          </table:table-cell>
        </table:table-row>
        <table:table-row>
          <table:table-cell table:style-name="Table2.A2" office:value-type="string">
            <text:p text:style-name="P184">bbgreen</text:p>
          </table:table-cell>
          <table:table-cell table:style-name="Table2.B2" office:value-type="string">
            <text:p text:style-name="P184">Set background colour to bright green.</text:p>
          </table:table-cell>
        </table:table-row>
        <table:table-row>
          <table:table-cell table:style-name="Table2.A2" office:value-type="string">
            <text:p text:style-name="P184">bbyellow</text:p>
          </table:table-cell>
          <table:table-cell table:style-name="Table2.B2" office:value-type="string">
            <text:p text:style-name="P184">Set background colour to bright yellow.</text:p>
          </table:table-cell>
        </table:table-row>
        <table:table-row>
          <table:table-cell table:style-name="Table2.A2" office:value-type="string">
            <text:p text:style-name="P184">bbblue</text:p>
          </table:table-cell>
          <table:table-cell table:style-name="Table2.B2" office:value-type="string">
            <text:p text:style-name="P184">Set background colour to bright blue.</text:p>
          </table:table-cell>
        </table:table-row>
        <table:table-row>
          <table:table-cell table:style-name="Table2.A2" office:value-type="string">
            <text:p text:style-name="P184">bbmagenta</text:p>
          </table:table-cell>
          <table:table-cell table:style-name="Table2.B2" office:value-type="string">
            <text:p text:style-name="P184">Set background colour to bright magenta.</text:p>
          </table:table-cell>
        </table:table-row>
        <table:table-row>
          <table:table-cell table:style-name="Table2.A2" office:value-type="string">
            <text:p text:style-name="P184">bbcyan</text:p>
          </table:table-cell>
          <table:table-cell table:style-name="Table2.B2" office:value-type="string">
            <text:p text:style-name="P184">Set background colour to bright cyan.</text:p>
          </table:table-cell>
        </table:table-row>
        <table:table-row>
          <table:table-cell table:style-name="Table2.A2" office:value-type="string">
            <text:p text:style-name="P184">bwhite</text:p>
          </table:table-cell>
          <table:table-cell table:style-name="Table2.B2" office:value-type="string">
            <text:p text:style-name="P184">Set background colour to white.</text:p>
          </table:table-cell>
        </table:table-row>
        <table:table-row>
          <table:table-cell table:style-name="Table2.A2" office:value-type="string">
            <text:p text:style-name="P184">fdefault</text:p>
          </table:table-cell>
          <table:table-cell table:style-name="Table2.B2" office:value-type="string">
            <text:p text:style-name="P184">Return the foreground colour to the default.</text:p>
          </table:table-cell>
        </table:table-row>
        <table:table-row>
          <table:table-cell table:style-name="Table2.A2" office:value-type="string">
            <text:p text:style-name="P184">fblack <text:s text:c="2"/>( or 0 )</text:p>
          </table:table-cell>
          <table:table-cell table:style-name="Table2.B2" office:value-type="string">
            <text:p text:style-name="P184">Set foreground colour to black.</text:p>
          </table:table-cell>
        </table:table-row>
        <table:table-row>
          <table:table-cell table:style-name="Table2.A2" office:value-type="string">
            <text:p text:style-name="P187">fblue</text:p>
          </table:table-cell>
          <table:table-cell table:style-name="Table2.B2" office:value-type="string">
            <text:p text:style-name="P187">Set foreground colour to blue.</text:p>
          </table:table-cell>
        </table:table-row>
        <table:table-row>
          <table:table-cell table:style-name="Table2.A2" office:value-type="string">
            <text:p text:style-name="P184">f<text:span text:style-name="T63">b</text:span>blue <text:s text:c="4"/>( or 1 )</text:p>
          </table:table-cell>
          <table:table-cell table:style-name="Table2.B2" office:value-type="string">
            <text:p text:style-name="P184">Set foreground colour to <text:span text:style-name="T63">bright </text:span>blue.</text:p>
          </table:table-cell>
        </table:table-row>
        <table:table-row>
          <table:table-cell table:style-name="Table2.A2" office:value-type="string">
            <text:p text:style-name="P187">fred</text:p>
          </table:table-cell>
          <table:table-cell table:style-name="Table2.B2" office:value-type="string">
            <text:p text:style-name="P187">Set foreground colour to red.</text:p>
          </table:table-cell>
        </table:table-row>
        <table:table-row>
          <table:table-cell table:style-name="Table2.A2" office:value-type="string">
            <text:p text:style-name="P184">fbred <text:s text:c="5"/>( or 2 )</text:p>
          </table:table-cell>
          <table:table-cell table:style-name="Table2.B2" office:value-type="string">
            <text:p text:style-name="P184">Set foreground colour to <text:span text:style-name="T63">bright </text:span>red.</text:p>
          </table:table-cell>
        </table:table-row>
        <table:table-row>
          <table:table-cell table:style-name="Table2.A2" office:value-type="string">
            <text:p text:style-name="P187">fmagenta</text:p>
          </table:table-cell>
          <table:table-cell table:style-name="Table2.B2" office:value-type="string">
            <text:p text:style-name="P185">Set foreground colour to magenta.</text:p>
          </table:table-cell>
        </table:table-row>
        <table:table-row>
          <table:table-cell table:style-name="Table2.A2" office:value-type="string">
            <text:p text:style-name="P184">f<text:span text:style-name="T63">b</text:span>magenta ( or 3 )</text:p>
          </table:table-cell>
          <table:table-cell table:style-name="Table2.B2" office:value-type="string">
            <text:p text:style-name="P184">Set foreground colour to <text:span text:style-name="T63">bright </text:span>magenta.</text:p>
          </table:table-cell>
        </table:table-row>
        <table:table-row>
          <table:table-cell table:style-name="Table2.A2" office:value-type="string">
            <text:p text:style-name="P187">fgreen</text:p>
          </table:table-cell>
          <table:table-cell table:style-name="Table2.B2" office:value-type="string">
            <text:p text:style-name="P187">Set foreground colour to green.</text:p>
          </table:table-cell>
        </table:table-row>
        <table:table-row>
          <table:table-cell table:style-name="Table2.A2" office:value-type="string">
            <text:p text:style-name="P184">f<text:span text:style-name="T63">b</text:span>green ( or 4 )</text:p>
          </table:table-cell>
          <table:table-cell table:style-name="Table2.B2" office:value-type="string">
            <text:p text:style-name="P184">Set foreground colour to <text:span text:style-name="T63">bright </text:span>green.</text:p>
          </table:table-cell>
        </table:table-row>
        <table:table-row>
          <table:table-cell table:style-name="Table2.A2" office:value-type="string">
            <text:p text:style-name="P187">fcyan</text:p>
          </table:table-cell>
          <table:table-cell table:style-name="Table2.B2" office:value-type="string">
            <text:p text:style-name="P185">Set foreground colour to cyan.</text:p>
          </table:table-cell>
        </table:table-row>
        <table:table-row>
          <table:table-cell table:style-name="Table2.A2" office:value-type="string">
            <text:p text:style-name="P184">f<text:span text:style-name="T63">b</text:span>cyan ( or 5 )</text:p>
          </table:table-cell>
          <table:table-cell table:style-name="Table2.B2" office:value-type="string">
            <text:p text:style-name="P184">Set foreground colour to <text:span text:style-name="T63">bright </text:span>cyan.</text:p>
          </table:table-cell>
        </table:table-row>
        <table:table-row>
          <table:table-cell table:style-name="Table2.A2" office:value-type="string">
            <text:p text:style-name="P187">fyellow</text:p>
          </table:table-cell>
          <table:table-cell table:style-name="Table2.B2" office:value-type="string">
            <text:p text:style-name="P185">Set foreground colour to yellow.</text:p>
          </table:table-cell>
        </table:table-row>
        <table:table-row>
          <table:table-cell table:style-name="Table2.A2" office:value-type="string">
            <text:p text:style-name="P184">f<text:span text:style-name="T63">b</text:span>yellow ( or 6 )</text:p>
          </table:table-cell>
          <table:table-cell table:style-name="Table2.B2" office:value-type="string">
            <text:p text:style-name="P184">Set foreground colour to <text:span text:style-name="T63">bright </text:span>yellow.</text:p>
          </table:table-cell>
        </table:table-row>
        <table:table-row>
          <table:table-cell table:style-name="Table2.A2" office:value-type="string">
            <text:p text:style-name="P187">fgray</text:p>
          </table:table-cell>
          <table:table-cell table:style-name="Table2.B2" office:value-type="string">
            <text:p text:style-name="P184">Set foreground colour to <text:span text:style-name="T63">gray.</text:span></text:p>
          </table:table-cell>
        </table:table-row>
        <table:table-row>
          <table:table-cell table:style-name="Table2.A2" office:value-type="string">
            <text:p text:style-name="P187">fwhite ( or 7 )</text:p>
          </table:table-cell>
          <table:table-cell table:style-name="Table2.B2" office:value-type="string">
            <text:p text:style-name="P184">Set foreground colour to <text:span text:style-name="T63">white.</text:span></text:p>
          </table:table-cell>
        </table:table-row>
        <text:soft-page-break/>
        <table:table-row>
          <table:table-cell table:style-name="Table2.A2" office:value-type="string">
            <text:p text:style-name="P187">-</text:p>
          </table:table-cell>
          <table:table-cell table:style-name="Table2.B2" office:value-type="string">
            <text:p text:style-name="P184"><text:span text:style-name="T63">Return</text:span> foreground colour to <text:span text:style-name="T63">the default.</text:span></text:p>
          </table:table-cell>
        </table:table-row>
        <table:table-row>
          <table:table-cell table:style-name="Table2.A2" office:value-type="string">
            <text:p text:style-name="P187">#</text:p>
          </table:table-cell>
          <table:table-cell table:style-name="Table2.B2" office:value-type="string">
            <text:p text:style-name="P187">Return background colour to the default.</text:p>
          </table:table-cell>
        </table:table-row>
        <table:table-row>
          <table:table-cell table:style-name="Table2.A2" office:value-type="string">
            <text:p text:style-name="P187">default</text:p>
          </table:table-cell>
          <table:table-cell table:style-name="Table2.B2" office:value-type="string">
            <text:p text:style-name="P187">Turn off all currently raised codes.</text:p>
          </table:table-cell>
        </table:table-row>
        <table:table-row>
          <table:table-cell table:style-name="Table2.A2" office:value-type="string">
            <text:p text:style-name="P187">bold</text:p>
          </table:table-cell>
          <table:table-cell table:style-name="Table2.B2" office:value-type="string">
            <text:p text:style-name="P187">Enable bold text.</text:p>
          </table:table-cell>
        </table:table-row>
        <table:table-row>
          <table:table-cell table:style-name="Table2.A2" office:value-type="string">
            <text:p text:style-name="P187">dim</text:p>
          </table:table-cell>
          <table:table-cell table:style-name="Table2.B2" office:value-type="string">
            <text:p text:style-name="P187">Enable low-lighting of text.</text:p>
          </table:table-cell>
        </table:table-row>
        <table:table-row>
          <table:table-cell table:style-name="Table2.A2" office:value-type="string">
            <text:p text:style-name="P187">i1</text:p>
          </table:table-cell>
          <table:table-cell table:style-name="Table2.B2" office:value-type="string">
            <text:p text:style-name="P187">Enable italicised text.</text:p>
          </table:table-cell>
        </table:table-row>
        <table:table-row>
          <table:table-cell table:style-name="Table2.A2" office:value-type="string">
            <text:p text:style-name="P187">i0</text:p>
          </table:table-cell>
          <table:table-cell table:style-name="Table2.B2" office:value-type="string">
            <text:p text:style-name="P187">Disable italicised text.</text:p>
          </table:table-cell>
        </table:table-row>
        <table:table-row>
          <table:table-cell table:style-name="Table2.A2" office:value-type="string">
            <text:p text:style-name="P187">underline</text:p>
          </table:table-cell>
          <table:table-cell table:style-name="Table2.B2" office:value-type="string">
            <text:p text:style-name="P187">Enable underlined text.</text:p>
          </table:table-cell>
        </table:table-row>
        <table:table-row>
          <table:table-cell table:style-name="Table2.A2" office:value-type="string">
            <text:p text:style-name="P187">blink</text:p>
          </table:table-cell>
          <table:table-cell table:style-name="Table2.B2" office:value-type="string">
            <text:p text:style-name="P187">Enable flashing text (where supported.)</text:p>
          </table:table-cell>
        </table:table-row>
        <table:table-row>
          <table:table-cell table:style-name="Table2.A2" office:value-type="string">
            <text:p text:style-name="P187">invert</text:p>
          </table:table-cell>
          <table:table-cell table:style-name="Table2.B2" office:value-type="string">
            <text:p text:style-name="P187">Enable reverse video text. (where supported.)</text:p>
          </table:table-cell>
        </table:table-row>
        <table:table-row>
          <table:table-cell table:style-name="Table2.A2" office:value-type="string">
            <text:p text:style-name="P187">hidden</text:p>
          </table:table-cell>
          <table:table-cell table:style-name="Table2.B2" office:value-type="string">
            <text:p text:style-name="P187">Enable hidden text. (where supported.)</text:p>
          </table:table-cell>
        </table:table-row>
        <table:table-row>
          <table:table-cell table:style-name="Table2.A2" office:value-type="string">
            <text:p text:style-name="P188">crossed</text:p>
          </table:table-cell>
          <table:table-cell table:style-name="Table2.B2" office:value-type="string">
            <text:p text:style-name="P188">Enable single strike-through text. (where supported.)</text:p>
          </table:table-cell>
        </table:table-row>
        <table:table-row>
          <table:table-cell table:style-name="Table2.A2" office:value-type="string">
            <text:p text:style-name="P188">framed</text:p>
          </table:table-cell>
          <table:table-cell table:style-name="Table2.B2" office:value-type="string">
            <text:p text:style-name="P188">Enable framed text. (where supported.)</text:p>
          </table:table-cell>
        </table:table-row>
      </table:table>
      <text:p text:style-name="P182"/>
      <text:p text:style-name="P182"/>
      <text:p text:style-name="P182"/>
      <text:p text:style-name="P198">Required Bash Internal Variables</text:p>
      <text:p text:style-name="P199"/>
      <text:p text:style-name="P199">$BASH_VERSION</text:p>
      <text:p text:style-name="P199">$BASH_VERSINFO</text:p>
      <text:p text:style-name="P199">$HOME</text:p>
      <text:p text:style-name="P199">$PWD</text:p>
      <text:p text:style-name="P199"/>
      <text:p text:style-name="P199"/>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FreeMono" svg:font-family="Free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1:10:38.471790506</meta:creation-date>
    <dc:date>2019-10-02T14:54:53.636718894</dc:date>
    <meta:editing-duration>PT5H45M21S</meta:editing-duration>
    <meta:editing-cycles>53</meta:editing-cycles>
    <meta:generator>LibreOffice/6.2.7.1$Linux_X86_64 LibreOffice_project/20$Build-1</meta:generator>
    <meta:document-statistic meta:table-count="17" meta:image-count="0" meta:object-count="0" meta:page-count="21" meta:paragraph-count="853" meta:word-count="5387" meta:character-count="36077" meta:non-whitespace-character-count="29822"/>
  </office:meta>
</office:document-meta>
</file>